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69cm"/>
    </style:style>
    <style:style style:name="co2" style:family="table-column">
      <style:table-column-properties fo:break-before="auto" style:column-width="1.704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4.473cm"/>
    </style:style>
    <style:style style:name="co6" style:family="table-column">
      <style:table-column-properties fo:break-before="auto" style:column-width="3.366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4.653cm"/>
    </style:style>
    <style:style style:name="co9" style:family="table-column">
      <style:table-column-properties fo:break-before="auto" style:column-width="4.362cm"/>
    </style:style>
    <style:style style:name="co10" style:family="table-column">
      <style:table-column-properties fo:break-before="auto" style:column-width="4.30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382cm"/>
    </style:style>
    <style:style style:name="co13" style:family="table-column">
      <style:table-column-properties fo:break-before="auto" style:column-width="3.466cm"/>
    </style:style>
    <style:style style:name="co14" style:family="table-column">
      <style:table-column-properties fo:break-before="auto" style:column-width="4.456cm"/>
    </style:style>
    <style:style style:name="co15" style:family="table-column">
      <style:table-column-properties fo:break-before="auto" style:column-width="4.332cm"/>
    </style:style>
    <style:style style:name="co16" style:family="table-column">
      <style:table-column-properties fo:break-before="auto" style:column-width="4.431cm"/>
    </style:style>
    <style:style style:name="co17" style:family="table-column">
      <style:table-column-properties fo:break-before="auto" style:column-width="3.267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55cm" fo:break-before="auto" style:use-optimal-row-height="false"/>
    </style:style>
    <style:style style:name="ro6" style:family="table-row">
      <style:table-row-properties style:row-height="0.573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501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ta1" style:family="table" style:master-page-name="PageStyle_5f_2017-18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Excel_20_Built-in_20_Normal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padding="0.071cm"/>
    </style:style>
    <style:style style:name="ce3" style:family="table-cell" style:parent-style-name="Excel_20_Built-in_20_Normal">
      <style:table-cell-properties fo:border-bottom="0.74pt solid #f7f7f7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glyph-orientation-vertical="0" fo:background-color="#33ccc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5" style:family="table-cell" style:parent-style-name="Excel_20_Built-in_20_Normal">
      <style:table-cell-properties style:glyph-orientation-vertical="0" fo:background-color="#ffcc99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6" style:family="table-cell" style:parent-style-name="Excel_20_Built-in_20_Normal">
      <style:table-cell-properties style:glyph-orientation-vertical="0" fo:background-color="#a2bd9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7" style:family="table-cell" style:parent-style-name="Excel_20_Built-in_20_Normal">
      <style:table-cell-properties style:diagonal-bl-tr="none" style:diagonal-tl-br="none" fo:border="none" fo:padding="0.071cm" style:rotation-align="non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fo:background-color="transparent" fo:padding="0.071cm"/>
    </style:style>
    <style:style style:name="ce9" style:family="table-cell" style:parent-style-name="Default">
      <style:table-cell-properties style:diagonal-bl-tr="none" style:diagonal-tl-br="none" fo:border="none" fo:padding="0.071cm" style:rotation-align="none"/>
    </style:style>
    <style:style style:name="ce10" style:family="table-cell" style:parent-style-name="Excel_20_Built-in_20_Normal">
      <style:table-cell-properties style:diagonal-bl-tr="none" style:diagonal-tl-br="none" fo:background-color="transparent" fo:border="none" fo:padding="0.071cm" style:rotation-align="none"/>
    </style:style>
    <style:style style:name="ce11" style:family="table-cell" style:parent-style-name="Excel_20_Built-in_20_Normal">
      <style:table-cell-properties style:diagonal-bl-tr="none" style:diagonal-tl-br="none" fo:border="none" fo:padding="0.071cm" style:rotation-align="none"/>
    </style:style>
    <style:style style:name="ce12" style:family="table-cell" style:parent-style-name="Default">
      <style:table-cell-properties fo:padding="0.071cm"/>
    </style:style>
    <style:style style:name="ce13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4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5" style:family="table-cell" style:parent-style-name="Excel_20_Built-in_20_Normal">
      <style:table-cell-properties style:glyph-orientation-vertical="0" fo:border-bottom="0.74pt solid #f7f7f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6" style:family="table-cell" style:parent-style-name="Excel_20_Built-in_20_Normal">
      <style:table-cell-properties style:glyph-orientation-vertical="0" fo:background-color="#33ccc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7" style:family="table-cell" style:parent-style-name="Excel_20_Built-in_20_Normal">
      <style:table-cell-properties style:glyph-orientation-vertical="0" fo:background-color="#ffcc99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8" style:family="table-cell" style:parent-style-name="Excel_20_Built-in_20_Normal">
      <style:table-cell-properties style:glyph-orientation-vertical="0" fo:background-color="#a2bd9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2" style:family="table-cell" style:parent-style-name="Excel_20_Built-in_20_Normal">
      <style:table-cell-properties style:glyph-orientation-vertical="0" fo:border-bottom="0.74pt solid #f7f7f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Excel_20_Built-in_20_Normal">
      <style:table-cell-properties style:glyph-orientation-vertical="0" fo:background-color="#33ccc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Excel_20_Built-in_20_Normal">
      <style:table-cell-properties style:glyph-orientation-vertical="0" fo:background-color="#ffcc99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5" style:family="table-cell" style:parent-style-name="Excel_20_Built-in_20_Normal">
      <style:table-cell-properties style:glyph-orientation-vertical="0" fo:background-color="#a2bd9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f7f7f7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f7f7f7" style:direction="ltr" fo:padding="0.071cm" fo:border-right="1.76pt solid #f7f7f7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1.76pt solid #f7f7f7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9" style:family="table-cell" style:parent-style-name="Default">
      <style:table-cell-properties style:glyph-orientation-vertical="0" fo:border-bottom="1.76pt solid #f7f7f7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f7f7f7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f7f7f7" style:diagonal-bl-tr="none" style:diagonal-tl-br="none" style:text-align-source="fix" style:repeat-content="false" fo:wrap-option="wrap" fo:border-left="none" style:direction="ltr" fo:padding="0.071cm" fo:border-right="1.76pt solid #f7f7f7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2">
      <style:table-cell-properties style:glyph-orientation-vertical="0" fo:border-bottom="1.76pt solid #f7f7f7" fo:background-color="#fcf305" style:diagonal-bl-tr="none" style:diagonal-tl-br="none" style:text-align-source="fix" style:repeat-content="false" fo:wrap-option="wrap" fo:border-left="none" style:direction="ltr" fo:padding="0.071cm" fo:border-right="1.76pt solid #f7f7f7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52">
      <style:table-cell-properties style:glyph-orientation-vertical="0" fo:border-bottom="1.76pt solid #f7f7f7" fo:background-color="#fcf305" style:diagonal-bl-tr="none" style:diagonal-tl-br="none" style:text-align-source="fix" style:repeat-content="false" fo:wrap-option="wrap" fo:border-left="none" style:direction="ltr" fo:padding="0.071cm" fo:border-right="1.76pt solid #f7f7f7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1">
      <style:table-cell-properties style:glyph-orientation-vertical="0" fo:border-bottom="1.76pt solid #f7f7f7" fo:background-color="#fcf305" style:diagonal-bl-tr="none" style:diagonal-tl-br="none" style:text-align-source="fix" style:repeat-content="false" fo:wrap-option="wrap" fo:border-left="none" style:direction="ltr" fo:padding="0.071cm" fo:border-right="1.76pt solid #f7f7f7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Excel_20_Built-in_20_Normal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7" style:family="table-cell" style:parent-style-name="Default">
      <style:table-cell-properties style:glyph-orientation-vertical="0" fo:border-bottom="1.76pt solid #f7f7f7" style:diagonal-bl-tr="none" style:diagonal-tl-br="none" style:text-align-source="fix" style:repeat-content="false" fo:wrap-option="wrap" fo:border-left="none" style:direction="ltr" fo:padding="0.071cm" fo:border-right="1.76pt solid #f7f7f7" style:rotation-angle="0" style:rotation-align="none" style:shrink-to-fit="false" fo:border-top="1.76pt solid #f7f7f7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 style:data-style-name="N152">
      <style:table-cell-properties style:glyph-orientation-vertical="0" fo:border-bottom="1.76pt solid #f7f7f7" fo:background-color="#fcf305" style:diagonal-bl-tr="none" style:diagonal-tl-br="none" style:text-align-source="fix" style:repeat-content="false" fo:wrap-option="wrap" fo:border-left="none" style:direction="ltr" fo:padding="0.071cm" fo:border-right="1.76pt solid #f7f7f7" style:rotation-angle="0" style:rotation-align="none" style:shrink-to-fit="false" fo:border-top="1.76pt solid #f7f7f7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f7f7f7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 style:data-style-name="N2">
      <style:table-cell-properties style:glyph-orientation-vertical="0" fo:border-bottom="1.76pt solid #f7f7f7" style:diagonal-bl-tr="none" style:diagonal-tl-br="none" style:text-align-source="fix" style:repeat-content="false" fo:wrap-option="wrap" fo:border-left="none" style:direction="ltr" fo:padding="0.071cm" fo:border-right="1.76pt solid #f7f7f7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2">
      <style:table-cell-properties style:glyph-orientation-vertical="0" fo:border-bottom="1.76pt solid #f7f7f7" style:diagonal-bl-tr="none" style:diagonal-tl-br="none" style:text-align-source="fix" style:repeat-content="false" fo:wrap-option="wrap" fo:border-left="none" style:direction="ltr" fo:padding="0.071cm" fo:border-right="1.76pt solid #f7f7f7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font-name="Calibri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reedy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Default"/>
        <table:table-column table:style-name="co5" table:default-cell-style-name="ce12"/>
        <table:table-column table:style-name="co6" table:default-cell-style-name="ce12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ce12"/>
        <table:table-column table:style-name="co4" table:number-columns-repeated="2" table:default-cell-style-name="Default"/>
        <table:table-column table:style-name="co9" table:default-cell-style-name="ce12"/>
        <table:table-column table:style-name="co4" table:number-columns-repeated="50" table:default-cell-style-name="Default"/>
        <table:table-row table:style-name="ro1">
          <table:table-cell table:style-name="ce1" office:value-type="string" calcext:value-type="string">
            <text:p>Nº casos:</text:p>
          </table:table-cell>
          <table:table-cell table:style-name="ce13" office:value-type="float" office:value="30" calcext:value-type="float">
            <text:p>30</text:p>
          </table:table-cell>
          <table:table-cell table:style-name="ce14" table:number-columns-repeated="2"/>
          <table:table-cell table:style-name="ce2" table:number-columns-repeated="4"/>
          <table:table-cell table:style-name="ce38" table:number-columns-repeated="4"/>
          <table:table-cell table:number-columns-repeated="52"/>
        </table:table-row>
        <table:table-row table:style-name="ro2">
          <table:table-cell table:style-name="ce2"/>
          <table:table-cell table:style-name="ce14" table:number-columns-repeated="3"/>
          <table:table-cell table:style-name="ce2"/>
          <table:table-cell table:style-name="ce68" office:value-type="string" calcext:value-type="string" table:number-columns-spanned="3" table:number-rows-spanned="1">
            <text:p>Algoritmo X</text:p>
          </table:table-cell>
          <table:covered-table-cell table:style-name="ce29"/>
          <table:covered-table-cell table:style-name="ce77"/>
          <table:table-cell table:style-name="ce39" table:number-columns-repeated="2"/>
          <table:table-cell table:style-name="ce42" table:number-columns-repeated="2"/>
          <table:table-cell/>
          <table:table-cell table:style-name="ce49"/>
          <table:table-cell table:number-columns-repeated="50"/>
        </table:table-row>
        <table:table-row table:style-name="ro1">
          <table:table-cell table:style-name="ce3" office:value-type="string" calcext:value-type="string">
            <text:p>Caso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m</text:p>
          </table:table-cell>
          <table:table-cell table:style-name="ce22" office:value-type="string" calcext:value-type="string">
            <text:p>Mejor coste</text:p>
          </table:table-cell>
          <table:table-cell table:style-name="ce2"/>
          <table:table-cell table:style-name="ce27" office:value-type="string" calcext:value-type="string">
            <text:p>Caso</text:p>
          </table:table-cell>
          <table:table-cell table:style-name="ce30" office:value-type="string" calcext:value-type="string">
            <text:p>Coste obtenido</text:p>
          </table:table-cell>
          <table:table-cell table:style-name="ce77" office:value-type="string" calcext:value-type="string">
            <text:p>Tiempo</text:p>
          </table:table-cell>
          <table:table-cell table:style-name="ce68" office:value-type="string" calcext:value-type="string">
            <text:p>Desv</text:p>
          </table:table-cell>
          <table:table-cell table:style-name="ce68"/>
          <table:table-cell table:style-name="ce43"/>
          <table:table-cell table:style-name="ce45"/>
          <table:table-cell table:number-columns-repeated="52"/>
        </table:table-row>
        <table:table-row table:style-name="ro3">
          <table:table-cell table:style-name="ce4" office:value-type="string" calcext:value-type="string">
            <text:p>MDG-a_1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833.83252" calcext:value-type="float">
            <text:p>7833.83252</text:p>
          </table:table-cell>
          <table:table-cell table:style-name="ce2"/>
          <table:table-cell table:style-name="ce28" office:value-type="string" calcext:value-type="string">
            <text:p>MDG-a_1_n500_m50</text:p>
          </table:table-cell>
          <table:table-cell table:style-name="ce78" office:value-type="float" office:value="6865.94" calcext:value-type="float">
            <text:p>6865.94</text:p>
          </table:table-cell>
          <table:table-cell table:style-name="ce79" office:value-type="float" office:value="0.000939" calcext:value-type="float">
            <text:p>0.000939</text:p>
          </table:table-cell>
          <table:table-cell table:style-name="ce87" table:formula="of:=100*([.D4]-[.G4])/[.D4]" office:value-type="float" office:value="12.355287370887" calcext:value-type="float">
            <text:p>12.36</text:p>
          </table:table-cell>
          <table:table-cell table:style-name="ce40"/>
          <table:table-cell table:style-name="ce43"/>
          <table:table-cell table:style-name="ce45"/>
          <table:table-cell table:number-columns-repeated="52"/>
        </table:table-row>
        <table:table-row table:style-name="ro3">
          <table:table-cell table:style-name="ce4" office:value-type="string" calcext:value-type="string">
            <text:p>MDG-a_2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71.66162" calcext:value-type="float">
            <text:p>7771.66162</text:p>
          </table:table-cell>
          <table:table-cell table:style-name="ce2"/>
          <table:table-cell table:style-name="ce28" office:value-type="string" calcext:value-type="string">
            <text:p>MDG-a_2_n500_m50</text:p>
          </table:table-cell>
          <table:table-cell table:style-name="ce78" office:value-type="float" office:value="6769.68" calcext:value-type="float">
            <text:p>6769.68</text:p>
          </table:table-cell>
          <table:table-cell table:style-name="ce79" office:value-type="float" office:value="0.000858" calcext:value-type="float">
            <text:p>0.000858</text:p>
          </table:table-cell>
          <table:table-cell table:style-name="ce87" table:formula="of:=100*([.D5]-[.G5])/[.D5]" office:value-type="float" office:value="12.8927592192312" calcext:value-type="float">
            <text:p>12.89</text:p>
          </table:table-cell>
          <table:table-cell table:style-name="ce40"/>
          <table:table-cell table:style-name="ce43"/>
          <table:table-cell table:style-name="ce45"/>
          <table:table-cell table:number-columns-repeated="52"/>
        </table:table-row>
        <table:table-row table:style-name="ro1">
          <table:table-cell table:style-name="ce4" office:value-type="string" calcext:value-type="string">
            <text:p>MDG-a_3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59.35986" calcext:value-type="float">
            <text:p>7759.35986</text:p>
          </table:table-cell>
          <table:table-cell table:style-name="ce2"/>
          <table:table-cell table:style-name="ce28" office:value-type="string" calcext:value-type="string">
            <text:p>MDG-a_3_n500_m50</text:p>
          </table:table-cell>
          <table:table-cell table:style-name="ce78" office:value-type="float" office:value="6741.6" calcext:value-type="float">
            <text:p>6741.60</text:p>
          </table:table-cell>
          <table:table-cell table:style-name="ce79" office:value-type="float" office:value="0.00086" calcext:value-type="float">
            <text:p>0.000860</text:p>
          </table:table-cell>
          <table:table-cell table:style-name="ce87" table:formula="of:=100*([.D6]-[.G6])/[.D6]" office:value-type="float" office:value="13.1165441268759" calcext:value-type="float">
            <text:p>13.12</text:p>
          </table:table-cell>
          <table:table-cell table:style-name="ce40"/>
          <table:table-cell table:style-name="ce44" office:value-type="string" calcext:value-type="string">
            <text:p>Media Desv:</text:p>
          </table:table-cell>
          <table:table-cell table:style-name="ce95" table:formula="of:=SUM([.I4:.I43])/[.B1]" office:value-type="float" office:value="9.19540132884449" calcext:value-type="float">
            <text:p>9.20</text:p>
          </table:table-cell>
          <table:table-cell table:number-columns-repeated="52"/>
        </table:table-row>
        <table:table-row table:style-name="ro1">
          <table:table-cell table:style-name="ce4" office:value-type="string" calcext:value-type="string">
            <text:p>MDG-a_4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70.2417" calcext:value-type="float">
            <text:p>7770.2417</text:p>
          </table:table-cell>
          <table:table-cell table:style-name="ce2"/>
          <table:table-cell table:style-name="ce28" office:value-type="string" calcext:value-type="string">
            <text:p>MDG-a_4_n500_m50</text:p>
          </table:table-cell>
          <table:table-cell table:style-name="ce78" office:value-type="float" office:value="6841.59" calcext:value-type="float">
            <text:p>6841.59</text:p>
          </table:table-cell>
          <table:table-cell table:style-name="ce79" office:value-type="float" office:value="0.000901" calcext:value-type="float">
            <text:p>0.000901</text:p>
          </table:table-cell>
          <table:table-cell table:style-name="ce87" table:formula="of:=100*([.D7]-[.G7])/[.D7]" office:value-type="float" office:value="11.9513875610845" calcext:value-type="float">
            <text:p>11.95</text:p>
          </table:table-cell>
          <table:table-cell table:style-name="ce40"/>
          <table:table-cell table:style-name="ce44" office:value-type="string" calcext:value-type="string">
            <text:p>Media Tiempo:</text:p>
          </table:table-cell>
          <table:table-cell table:style-name="ce96" table:formula="of:=SUM([.H4:.H43])/[.B1]" office:value-type="float" office:value="0.525800866666667" calcext:value-type="float">
            <text:p>0.525801</text:p>
          </table:table-cell>
          <table:table-cell table:number-columns-repeated="52"/>
        </table:table-row>
        <table:table-row table:style-name="ro3">
          <table:table-cell table:style-name="ce4" office:value-type="string" calcext:value-type="string">
            <text:p>MDG-a_5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55.23096" calcext:value-type="float">
            <text:p>7755.23096</text:p>
          </table:table-cell>
          <table:table-cell table:style-name="ce2"/>
          <table:table-cell table:style-name="ce28" office:value-type="string" calcext:value-type="string">
            <text:p>MDG-a_5_n500_m50</text:p>
          </table:table-cell>
          <table:table-cell table:style-name="ce78" office:value-type="float" office:value="6740.34" calcext:value-type="float">
            <text:p>6740.34</text:p>
          </table:table-cell>
          <table:table-cell table:style-name="ce79" office:value-type="float" office:value="0.000933" calcext:value-type="float">
            <text:p>0.000933</text:p>
          </table:table-cell>
          <table:table-cell table:style-name="ce87" table:formula="of:=100*([.D8]-[.G8])/[.D8]" office:value-type="float" office:value="13.0865343048404" calcext:value-type="float">
            <text:p>13.09</text:p>
          </table:table-cell>
          <table:table-cell table:style-name="ce40"/>
          <table:table-cell table:style-name="ce43"/>
          <table:table-cell table:style-name="ce97"/>
          <table:table-cell table:number-columns-repeated="52"/>
        </table:table-row>
        <table:table-row table:style-name="ro3">
          <table:table-cell table:style-name="ce4" office:value-type="string" calcext:value-type="string">
            <text:p>MDG-a_6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73.70996" calcext:value-type="float">
            <text:p>7773.70996</text:p>
          </table:table-cell>
          <table:table-cell table:style-name="ce2"/>
          <table:table-cell table:style-name="ce28" office:value-type="string" calcext:value-type="string">
            <text:p>MDG-a_6_n500_m50</text:p>
          </table:table-cell>
          <table:table-cell table:style-name="ce78" office:value-type="float" office:value="6952.95" calcext:value-type="float">
            <text:p>6952.95</text:p>
          </table:table-cell>
          <table:table-cell table:style-name="ce79" office:value-type="float" office:value="0.000924" calcext:value-type="float">
            <text:p>0.000924</text:p>
          </table:table-cell>
          <table:table-cell table:style-name="ce87" table:formula="of:=100*([.D9]-[.G9])/[.D9]" office:value-type="float" office:value="10.5581500239044" calcext:value-type="float">
            <text:p>10.56</text:p>
          </table:table-cell>
          <table:table-cell table:style-name="ce40"/>
          <table:table-cell table:style-name="ce43"/>
          <table:table-cell table:style-name="ce97"/>
          <table:table-cell table:number-columns-repeated="52"/>
        </table:table-row>
        <table:table-row table:style-name="ro3">
          <table:table-cell table:style-name="ce4" office:value-type="string" calcext:value-type="string">
            <text:p>MDG-a_7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71.73096" calcext:value-type="float">
            <text:p>7771.73096</text:p>
          </table:table-cell>
          <table:table-cell table:style-name="ce2"/>
          <table:table-cell table:style-name="ce28" office:value-type="string" calcext:value-type="string">
            <text:p>MDG-a_7_n500_m50</text:p>
          </table:table-cell>
          <table:table-cell table:style-name="ce78" office:value-type="float" office:value="6637.46" calcext:value-type="float">
            <text:p>6637.46</text:p>
          </table:table-cell>
          <table:table-cell table:style-name="ce79" office:value-type="float" office:value="0.000842" calcext:value-type="float">
            <text:p>0.000842</text:p>
          </table:table-cell>
          <table:table-cell table:style-name="ce87" table:formula="of:=100*([.D10]-[.G10])/[.D10]" office:value-type="float" office:value="14.5948304932059" calcext:value-type="float">
            <text:p>14.59</text:p>
          </table:table-cell>
          <table:table-cell table:style-name="ce40"/>
          <table:table-cell table:style-name="ce93" office:value-type="string" calcext:value-type="string">
            <text:p>Media Desv MDG-a:</text:p>
          </table:table-cell>
          <table:table-cell table:style-name="ce97" table:formula="of:=AVERAGE([.I4:.I13])" office:value-type="float" office:value="12.1784966862436" calcext:value-type="float">
            <text:p>12.18</text:p>
          </table:table-cell>
          <table:table-cell table:number-columns-repeated="52"/>
        </table:table-row>
        <table:table-row table:style-name="ro3">
          <table:table-cell table:style-name="ce4" office:value-type="string" calcext:value-type="string">
            <text:p>MDG-a_8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50.88135" calcext:value-type="float">
            <text:p>7750.88135</text:p>
          </table:table-cell>
          <table:table-cell table:style-name="ce2"/>
          <table:table-cell table:style-name="ce28" office:value-type="string" calcext:value-type="string">
            <text:p>MDG-a_8_n500_m50</text:p>
          </table:table-cell>
          <table:table-cell table:style-name="ce78" office:value-type="float" office:value="6946.28" calcext:value-type="float">
            <text:p>6946.28</text:p>
          </table:table-cell>
          <table:table-cell table:style-name="ce79" office:value-type="float" office:value="0.001578" calcext:value-type="float">
            <text:p>0.001578</text:p>
          </table:table-cell>
          <table:table-cell table:style-name="ce87" table:formula="of:=100*([.D11]-[.G11])/[.D11]" office:value-type="float" office:value="10.3807723750022" calcext:value-type="float">
            <text:p>10.38</text:p>
          </table:table-cell>
          <table:table-cell table:style-name="ce40"/>
          <table:table-cell table:style-name="ce93" office:value-type="string" calcext:value-type="string">
            <text:p><text:span text:style-name="T1">Media Desv MDG-</text:span>b:</text:p>
          </table:table-cell>
          <table:table-cell table:style-name="ce97" table:formula="of:=AVERAGE([.I14:.I23])" office:value-type="float" office:value="9.0507968356925" calcext:value-type="float">
            <text:p>9.05</text:p>
          </table:table-cell>
          <table:table-cell table:number-columns-repeated="52"/>
        </table:table-row>
        <table:table-row table:style-name="ro3">
          <table:table-cell table:style-name="ce4" office:value-type="string" calcext:value-type="string">
            <text:p>MDG-a_9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70.0708" calcext:value-type="float">
            <text:p>7770.0708</text:p>
          </table:table-cell>
          <table:table-cell table:style-name="ce2"/>
          <table:table-cell table:style-name="ce28" office:value-type="string" calcext:value-type="string">
            <text:p>MDG-a_9_n500_m50</text:p>
          </table:table-cell>
          <table:table-cell table:style-name="ce78" office:value-type="float" office:value="6925.26" calcext:value-type="float">
            <text:p>6925.26</text:p>
          </table:table-cell>
          <table:table-cell table:style-name="ce79" office:value-type="float" office:value="0.000865" calcext:value-type="float">
            <text:p>0.000865</text:p>
          </table:table-cell>
          <table:table-cell table:style-name="ce87" table:formula="of:=100*([.D12]-[.G12])/[.D12]" office:value-type="float" office:value="10.8726267976863" calcext:value-type="float">
            <text:p>10.87</text:p>
          </table:table-cell>
          <table:table-cell table:style-name="ce40"/>
          <table:table-cell table:style-name="ce93" office:value-type="string" calcext:value-type="string">
            <text:p><text:span text:style-name="T1">Media Desv MDG-</text:span>c:</text:p>
          </table:table-cell>
          <table:table-cell table:style-name="ce97" table:formula="of:=AVERAGE([.I24:.I33])" office:value-type="float" office:value="6.35691046459734" calcext:value-type="float">
            <text:p>6.36</text:p>
          </table:table-cell>
          <table:table-cell table:number-columns-repeated="52"/>
        </table:table-row>
        <table:table-row table:style-name="ro3">
          <table:table-cell table:style-name="ce4" office:value-type="string" calcext:value-type="string">
            <text:p>MDG-a_10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80.35059" calcext:value-type="float">
            <text:p>7780.35059</text:p>
          </table:table-cell>
          <table:table-cell table:style-name="ce2"/>
          <table:table-cell table:style-name="ce28" office:value-type="string" calcext:value-type="string">
            <text:p>MDG-a_10_n500_m50</text:p>
          </table:table-cell>
          <table:table-cell table:style-name="ce78" office:value-type="float" office:value="6848.57" calcext:value-type="float">
            <text:p>6848.57</text:p>
          </table:table-cell>
          <table:table-cell table:style-name="ce79" office:value-type="float" office:value="0.00135" calcext:value-type="float">
            <text:p>0.001350</text:p>
          </table:table-cell>
          <table:table-cell table:style-name="ce87" table:formula="of:=100*([.D13]-[.G13])/[.D13]" office:value-type="float" office:value="11.9760745897185" calcext:value-type="float">
            <text:p>11.98</text:p>
          </table:table-cell>
          <table:table-cell table:style-name="ce40"/>
          <table:table-cell table:style-name="ce93" office:value-type="string" calcext:value-type="string">
            <text:p><text:span text:style-name="T1">Media Tiempo MDG-</text:span>a:</text:p>
          </table:table-cell>
          <table:table-cell table:style-name="ce98" table:formula="of:=AVERAGE([.H4:.H13])" office:value-type="float" office:value="0.001005" calcext:value-type="float">
            <text:p>0.001005</text:p>
          </table:table-cell>
          <table:table-cell table:number-columns-repeated="52"/>
        </table:table-row>
        <table:table-row table:style-name="ro3">
          <table:table-cell table:style-name="ce5" office:value-type="string" calcext:value-type="string">
            <text:p>MDG-b_21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894.85774" calcext:value-type="float">
            <text:p>11299894.85774</text:p>
          </table:table-cell>
          <table:table-cell table:style-name="ce2"/>
          <table:table-cell table:style-name="ce28" office:value-type="string" calcext:value-type="string">
            <text:p>MDG-b_21_n2000_m200</text:p>
          </table:table-cell>
          <table:table-cell table:style-name="ce79" office:value-type="float" office:value="10314568.353374" calcext:value-type="float">
            <text:p>10314568.353374</text:p>
          </table:table-cell>
          <table:table-cell table:style-name="ce79" office:value-type="float" office:value="0.19777" calcext:value-type="float">
            <text:p>0.197770</text:p>
          </table:table-cell>
          <table:table-cell table:style-name="ce87" table:formula="of:=100*([.D14]-[.G14])/[.D14]" office:value-type="float" office:value="8.71978471278507" calcext:value-type="float">
            <text:p>8.72</text:p>
          </table:table-cell>
          <table:table-cell table:style-name="ce40"/>
          <table:table-cell table:style-name="ce93" office:value-type="string" calcext:value-type="string">
            <text:p><text:span text:style-name="T1">Media Tiempo MDG-</text:span>b:</text:p>
          </table:table-cell>
          <table:table-cell table:style-name="ce98" table:formula="of:=AVERAGE([.H17:.H26])" office:value-type="float" office:value="0.3851102" calcext:value-type="float">
            <text:p>0.385110</text:p>
          </table:table-cell>
          <table:table-cell table:number-columns-repeated="52"/>
        </table:table-row>
        <table:table-row table:style-name="ro3">
          <table:table-cell table:style-name="ce5" office:value-type="string" calcext:value-type="string">
            <text:p>MDG-b_22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86775.58894" calcext:value-type="float">
            <text:p>11286775.58894</text:p>
          </table:table-cell>
          <table:table-cell table:style-name="ce2"/>
          <table:table-cell table:style-name="ce28" office:value-type="string" calcext:value-type="string">
            <text:p>MDG-b_22_n2000_m200</text:p>
          </table:table-cell>
          <table:table-cell table:style-name="ce79" office:value-type="float" office:value="10283328.499965" calcext:value-type="float">
            <text:p>10283328.499965</text:p>
          </table:table-cell>
          <table:table-cell table:style-name="ce79" office:value-type="float" office:value="0.198127" calcext:value-type="float">
            <text:p>0.198127</text:p>
          </table:table-cell>
          <table:table-cell table:style-name="ce87" table:formula="of:=100*([.D15]-[.G15])/[.D15]" office:value-type="float" office:value="8.89046726470122" calcext:value-type="float">
            <text:p>8.89</text:p>
          </table:table-cell>
          <table:table-cell table:style-name="ce40"/>
          <table:table-cell table:style-name="ce93" office:value-type="string" calcext:value-type="string">
            <text:p><text:span text:style-name="T1">Media Tiempo MDG-</text:span>c:</text:p>
          </table:table-cell>
          <table:table-cell table:style-name="ce98" table:formula="of:=AVERAGE([.H27:.H36])" office:value-type="float" office:value="1.61717871428571" calcext:value-type="float">
            <text:p>1.617179</text:p>
          </table:table-cell>
          <table:table-cell table:number-columns-repeated="52"/>
        </table:table-row>
        <table:table-row table:style-name="ro3">
          <table:table-cell table:style-name="ce5" office:value-type="string" calcext:value-type="string">
            <text:p>MDG-b_23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940.86847" calcext:value-type="float">
            <text:p>11299940.86847</text:p>
          </table:table-cell>
          <table:table-cell table:style-name="ce2"/>
          <table:table-cell table:style-name="ce28" office:value-type="string" calcext:value-type="string">
            <text:p>MDG-b_23_n2000_m200</text:p>
          </table:table-cell>
          <table:table-cell table:style-name="ce79" office:value-type="float" office:value="10224214.160396" calcext:value-type="float">
            <text:p>10224214.160396</text:p>
          </table:table-cell>
          <table:table-cell table:style-name="ce79" office:value-type="float" office:value="0.196726" calcext:value-type="float">
            <text:p>0.196726</text:p>
          </table:table-cell>
          <table:table-cell table:style-name="ce87" table:formula="of:=100*([.D16]-[.G16])/[.D16]" office:value-type="float" office:value="9.51975519691062" calcext:value-type="float">
            <text:p>9.52</text:p>
          </table:table-cell>
          <table:table-cell table:style-name="ce40"/>
          <table:table-cell table:style-name="ce43"/>
          <table:table-cell table:style-name="ce45"/>
          <table:table-cell table:number-columns-repeated="52"/>
        </table:table-row>
        <table:table-row table:style-name="ro3">
          <table:table-cell table:style-name="ce5" office:value-type="string" calcext:value-type="string">
            <text:p>MDG-b_24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0874.15963" calcext:value-type="float">
            <text:p>11290874.15963</text:p>
          </table:table-cell>
          <table:table-cell table:style-name="ce2"/>
          <table:table-cell table:style-name="ce28" office:value-type="string" calcext:value-type="string">
            <text:p>MDG-b_24_n2000_m200</text:p>
          </table:table-cell>
          <table:table-cell table:style-name="ce79" office:value-type="float" office:value="10263575.472059" calcext:value-type="float">
            <text:p>10263575.472059</text:p>
          </table:table-cell>
          <table:table-cell table:style-name="ce79" office:value-type="float" office:value="0.197402" calcext:value-type="float">
            <text:p>0.197402</text:p>
          </table:table-cell>
          <table:table-cell table:style-name="ce87" table:formula="of:=100*([.D17]-[.G17])/[.D17]" office:value-type="float" office:value="9.09848673403924" calcext:value-type="float">
            <text:p>9.10</text:p>
          </table:table-cell>
          <table:table-cell table:style-name="ce40"/>
          <table:table-cell table:style-name="ce43"/>
          <table:table-cell table:style-name="ce45"/>
          <table:table-cell table:number-columns-repeated="52"/>
        </table:table-row>
        <table:table-row table:style-name="ro3">
          <table:table-cell table:style-name="ce5" office:value-type="string" calcext:value-type="string">
            <text:p>MDG-b_25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066.6607" calcext:value-type="float">
            <text:p>11296066.6607</text:p>
          </table:table-cell>
          <table:table-cell table:style-name="ce2"/>
          <table:table-cell table:style-name="ce28" office:value-type="string" calcext:value-type="string">
            <text:p>MDG-b_25_n2000_m200</text:p>
          </table:table-cell>
          <table:table-cell table:style-name="ce79" office:value-type="float" office:value="10250090.790876" calcext:value-type="float">
            <text:p>10250090.790876</text:p>
          </table:table-cell>
          <table:table-cell table:style-name="ce79" office:value-type="float" office:value="0.20294" calcext:value-type="float">
            <text:p>0.202940</text:p>
          </table:table-cell>
          <table:table-cell table:style-name="ce87" table:formula="of:=100*([.D18]-[.G18])/[.D18]" office:value-type="float" office:value="9.2596467535292" calcext:value-type="float">
            <text:p>9.26</text:p>
          </table:table-cell>
          <table:table-cell table:style-name="ce40"/>
          <table:table-cell table:style-name="ce2" table:number-columns-repeated="2"/>
          <table:table-cell table:number-columns-repeated="52"/>
        </table:table-row>
        <table:table-row table:style-name="ro3">
          <table:table-cell table:style-name="ce5" office:value-type="string" calcext:value-type="string">
            <text:p>MDG-b_26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2295.88629" calcext:value-type="float">
            <text:p>11292295.88629</text:p>
          </table:table-cell>
          <table:table-cell table:style-name="ce2"/>
          <table:table-cell table:style-name="ce28" office:value-type="string" calcext:value-type="string">
            <text:p>MDG-b_26_n2000_m200</text:p>
          </table:table-cell>
          <table:table-cell table:style-name="ce79" office:value-type="float" office:value="10196189.880494" calcext:value-type="float">
            <text:p>10196189.880494</text:p>
          </table:table-cell>
          <table:table-cell table:style-name="ce79" office:value-type="float" office:value="0.198144" calcext:value-type="float">
            <text:p>0.198144</text:p>
          </table:table-cell>
          <table:table-cell table:style-name="ce87" table:formula="of:=100*([.D19]-[.G19])/[.D19]" office:value-type="float" office:value="9.70667096251689" calcext:value-type="float">
            <text:p>9.71</text:p>
          </table:table-cell>
          <table:table-cell table:style-name="ce40"/>
          <table:table-cell table:style-name="ce11" table:number-columns-repeated="2"/>
          <table:table-cell table:number-columns-repeated="52"/>
        </table:table-row>
        <table:table-row table:style-name="ro1">
          <table:table-cell table:style-name="ce5" office:value-type="string" calcext:value-type="string">
            <text:p>MDG-b_27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305676.84757" calcext:value-type="float">
            <text:p>11305676.84757</text:p>
          </table:table-cell>
          <table:table-cell table:style-name="ce2"/>
          <table:table-cell table:style-name="ce28" office:value-type="string" calcext:value-type="string">
            <text:p>MDG-b_27_n2000_m200</text:p>
          </table:table-cell>
          <table:table-cell table:style-name="ce79" office:value-type="float" office:value="10358195.606871" calcext:value-type="float">
            <text:p>10358195.606871</text:p>
          </table:table-cell>
          <table:table-cell table:style-name="ce79" office:value-type="float" office:value="0.201107" calcext:value-type="float">
            <text:p>0.201107</text:p>
          </table:table-cell>
          <table:table-cell table:style-name="ce87" table:formula="of:=100*([.D20]-[.G20])/[.D20]" office:value-type="float" office:value="8.38057953958456" calcext:value-type="float">
            <text:p>8.38</text:p>
          </table:table-cell>
          <table:table-cell table:style-name="ce40"/>
          <table:table-cell table:style-name="ce44"/>
          <table:table-cell table:style-name="ce47"/>
          <table:table-cell table:number-columns-repeated="52"/>
        </table:table-row>
        <table:table-row table:style-name="ro1">
          <table:table-cell table:style-name="ce5" office:value-type="string" calcext:value-type="string">
            <text:p>MDG-b_28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79916.05595" calcext:value-type="float">
            <text:p>11279916.05595</text:p>
          </table:table-cell>
          <table:table-cell table:style-name="ce2"/>
          <table:table-cell table:style-name="ce28" office:value-type="string" calcext:value-type="string">
            <text:p>MDG-b_28_n2000_m200</text:p>
          </table:table-cell>
          <table:table-cell table:style-name="ce79" office:value-type="float" office:value="10277383.165226" calcext:value-type="float">
            <text:p>10277383.165226</text:p>
          </table:table-cell>
          <table:table-cell table:style-name="ce79" office:value-type="float" office:value="0.200148" calcext:value-type="float">
            <text:p>0.200148</text:p>
          </table:table-cell>
          <table:table-cell table:style-name="ce87" table:formula="of:=100*([.D21]-[.G21])/[.D21]" office:value-type="float" office:value="8.88776907338046" calcext:value-type="float">
            <text:p>8.89</text:p>
          </table:table-cell>
          <table:table-cell table:style-name="ce40"/>
          <table:table-cell table:style-name="ce44"/>
          <table:table-cell table:style-name="ce47"/>
          <table:table-cell table:number-columns-repeated="52"/>
        </table:table-row>
        <table:table-row table:style-name="ro1">
          <table:table-cell table:style-name="ce5" office:value-type="string" calcext:value-type="string">
            <text:p>MDG-b_29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7188.33456" calcext:value-type="float">
            <text:p>11297188.33456</text:p>
          </table:table-cell>
          <table:table-cell table:style-name="ce2"/>
          <table:table-cell table:style-name="ce28" office:value-type="string" calcext:value-type="string">
            <text:p>MDG-b_29_n2000_m200</text:p>
          </table:table-cell>
          <table:table-cell table:style-name="ce79" office:value-type="float" office:value="10291258.670388" calcext:value-type="float">
            <text:p>10291258.670388</text:p>
          </table:table-cell>
          <table:table-cell table:style-name="ce79" office:value-type="float" office:value="0.199529" calcext:value-type="float">
            <text:p>0.199529</text:p>
          </table:table-cell>
          <table:table-cell table:style-name="ce87" table:formula="of:=100*([.D22]-[.G22])/[.D22]" office:value-type="float" office:value="8.9042479808422" calcext:value-type="float">
            <text:p>8.90</text:p>
          </table:table-cell>
          <table:table-cell table:style-name="ce40"/>
          <table:table-cell table:style-name="ce41"/>
          <table:table-cell table:style-name="ce48"/>
          <table:table-cell table:number-columns-repeated="52"/>
        </table:table-row>
        <table:table-row table:style-name="ro1">
          <table:table-cell table:style-name="ce5" office:value-type="string" calcext:value-type="string">
            <text:p>MDG-b_30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414.92982" calcext:value-type="float">
            <text:p>11296414.92982</text:p>
          </table:table-cell>
          <table:table-cell table:style-name="ce2"/>
          <table:table-cell table:style-name="ce28" office:value-type="string" calcext:value-type="string">
            <text:p>MDG-b_30_n2000_m200</text:p>
          </table:table-cell>
          <table:table-cell table:style-name="ce79" office:value-type="float" office:value="10263859.32965" calcext:value-type="float">
            <text:p>10263859.329650</text:p>
          </table:table-cell>
          <table:table-cell table:style-name="ce83" office:value-type="float" office:value="0.198674" calcext:value-type="float">
            <text:p>0.198674</text:p>
          </table:table-cell>
          <table:table-cell table:style-name="ce87" table:formula="of:=100*([.D23]-[.G23])/[.D23]" office:value-type="float" office:value="9.14056013863553" calcext:value-type="float">
            <text:p>9.14</text:p>
          </table:table-cell>
          <table:table-cell table:style-name="ce40"/>
          <table:table-cell table:style-name="ce41"/>
          <table:table-cell table:style-name="ce48"/>
          <table:table-cell table:number-columns-repeated="52"/>
        </table:table-row>
        <table:table-row table:style-name="ro1">
          <table:table-cell table:style-name="ce6" office:value-type="string" calcext:value-type="string">
            <text:p>MDG-c_1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884110" calcext:value-type="float">
            <text:p>24884110</text:p>
          </table:table-cell>
          <table:table-cell table:style-name="ce2"/>
          <table:table-cell table:style-name="ce28" office:value-type="string" calcext:value-type="string">
            <text:p>MDG-c_1_n3000_m300</text:p>
          </table:table-cell>
          <table:table-cell table:style-name="ce80" office:value-type="float" office:value="23016526" calcext:value-type="float">
            <text:p>23016526</text:p>
          </table:table-cell>
          <table:table-cell table:style-name="ce79" office:value-type="float" office:value="0.671329" calcext:value-type="float">
            <text:p>0.671329</text:p>
          </table:table-cell>
          <table:table-cell table:style-name="ce87" table:formula="of:=100*([.D24]-[.G24])/[.D24]" office:value-type="float" office:value="7.50512676563478" calcext:value-type="float">
            <text:p>7.51</text:p>
          </table:table-cell>
          <table:table-cell table:style-name="ce40"/>
          <table:table-cell table:style-name="ce41"/>
          <table:table-cell table:style-name="ce48"/>
          <table:table-cell table:number-columns-repeated="52"/>
        </table:table-row>
        <table:table-row table:style-name="ro3">
          <table:table-cell table:style-name="ce6" office:value-type="string" calcext:value-type="string">
            <text:p>MDG-c_2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905330" calcext:value-type="float">
            <text:p>24905330</text:p>
          </table:table-cell>
          <table:table-cell table:style-name="ce9"/>
          <table:table-cell table:style-name="ce28" office:value-type="string" calcext:value-type="string">
            <text:p>MDG-c_2_n3000_m300</text:p>
          </table:table-cell>
          <table:table-cell table:style-name="ce80" office:value-type="float" office:value="23003023" calcext:value-type="float">
            <text:p>23003023</text:p>
          </table:table-cell>
          <table:table-cell table:style-name="ce79" office:value-type="float" office:value="0.667153" calcext:value-type="float">
            <text:p>0.667153</text:p>
          </table:table-cell>
          <table:table-cell table:style-name="ce87" table:formula="of:=100*([.D25]-[.G25])/[.D25]" office:value-type="float" office:value="7.63815215457896" calcext:value-type="float">
            <text:p>7.64</text:p>
          </table:table-cell>
          <table:table-cell table:style-name="ce40"/>
          <table:table-cell table:number-columns-repeated="54"/>
        </table:table-row>
        <table:table-row table:style-name="ro3">
          <table:table-cell table:style-name="ce6" office:value-type="string" calcext:value-type="string">
            <text:p>MDG-c_8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261" calcext:value-type="float">
            <text:p>43437261</text:p>
          </table:table-cell>
          <table:table-cell table:style-name="ce9"/>
          <table:table-cell table:style-name="ce28" office:value-type="string" calcext:value-type="string">
            <text:p>MDG-c_8_n3000_m400</text:p>
          </table:table-cell>
          <table:table-cell table:style-name="ce80" office:value-type="float" office:value="40498138" calcext:value-type="float">
            <text:p>40498138</text:p>
          </table:table-cell>
          <table:table-cell table:style-name="ce79" office:value-type="float" office:value="1.114676" calcext:value-type="float">
            <text:p>1.114676</text:p>
          </table:table-cell>
          <table:table-cell table:style-name="ce87" table:formula="of:=100*([.D26]-[.G26])/[.D26]" office:value-type="float" office:value="6.7663635605385" calcext:value-type="float">
            <text:p>6.77</text:p>
          </table:table-cell>
          <table:table-cell table:style-name="ce40"/>
          <table:table-cell table:number-columns-repeated="54"/>
        </table:table-row>
        <table:table-row table:style-name="ro3">
          <table:table-cell table:style-name="ce6" office:value-type="string" calcext:value-type="string">
            <text:p>MDG-c_9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861" calcext:value-type="float">
            <text:p>43437861</text:p>
          </table:table-cell>
          <table:table-cell table:style-name="ce9"/>
          <table:table-cell table:style-name="ce28" office:value-type="string" calcext:value-type="string">
            <text:p>MDG-c_9_n3000_m400</text:p>
          </table:table-cell>
          <table:table-cell table:style-name="ce80" office:value-type="float" office:value="40416360" calcext:value-type="float">
            <text:p>40416360</text:p>
          </table:table-cell>
          <table:table-cell table:style-name="ce79" office:value-type="float" office:value="1.10178" calcext:value-type="float">
            <text:p>1.101780</text:p>
          </table:table-cell>
          <table:table-cell table:style-name="ce87" table:formula="of:=100*([.D27]-[.G27])/[.D27]" office:value-type="float" office:value="6.95591571601558" calcext:value-type="float">
            <text:p>6.96</text:p>
          </table:table-cell>
          <table:table-cell table:style-name="ce40"/>
          <table:table-cell table:number-columns-repeated="54"/>
        </table:table-row>
        <table:table-row table:style-name="ro3">
          <table:table-cell table:style-name="ce6" office:value-type="string" calcext:value-type="string">
            <text:p>MDG-c_10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76251" calcext:value-type="float">
            <text:p>43476251</text:p>
          </table:table-cell>
          <table:table-cell table:style-name="ce9"/>
          <table:table-cell table:style-name="ce28" office:value-type="string" calcext:value-type="string">
            <text:p>MDG-c_10_n3000_m400</text:p>
          </table:table-cell>
          <table:table-cell table:style-name="ce80" office:value-type="float" office:value="40641371" calcext:value-type="float">
            <text:p>40641371</text:p>
          </table:table-cell>
          <table:table-cell table:style-name="ce79" office:value-type="float" office:value="1.104032" calcext:value-type="float">
            <text:p>1.104032</text:p>
          </table:table-cell>
          <table:table-cell table:style-name="ce87" table:formula="of:=100*([.D28]-[.G28])/[.D28]" office:value-type="float" office:value="6.52052542432879" calcext:value-type="float">
            <text:p>6.52</text:p>
          </table:table-cell>
          <table:table-cell table:style-name="ce40"/>
          <table:table-cell table:number-columns-repeated="54"/>
        </table:table-row>
        <table:table-row table:style-name="ro3">
          <table:table-cell table:style-name="ce6" office:value-type="string" calcext:value-type="string">
            <text:p>MDG-c_13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7014051" calcext:value-type="float">
            <text:p>67014051</text:p>
          </table:table-cell>
          <table:table-cell table:style-name="ce9"/>
          <table:table-cell table:style-name="ce28" office:value-type="string" calcext:value-type="string">
            <text:p>MDG-c_13_n3000_m500</text:p>
          </table:table-cell>
          <table:table-cell table:style-name="ce80" office:value-type="float" office:value="62891574" calcext:value-type="float">
            <text:p>62891574</text:p>
          </table:table-cell>
          <table:table-cell table:style-name="ce79" office:value-type="float" office:value="1.61296" calcext:value-type="float">
            <text:p>1.612960</text:p>
          </table:table-cell>
          <table:table-cell table:style-name="ce87" table:formula="of:=100*([.D29]-[.G29])/[.D29]" office:value-type="float" office:value="6.15166064203461" calcext:value-type="float">
            <text:p>6.15</text:p>
          </table:table-cell>
          <table:table-cell table:style-name="ce40"/>
          <table:table-cell table:number-columns-repeated="54"/>
        </table:table-row>
        <table:table-row table:style-name="ro1">
          <table:table-cell table:style-name="ce6" office:value-type="string" calcext:value-type="string">
            <text:p>MDG-c_14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79606" calcext:value-type="float">
            <text:p>66979606</text:p>
          </table:table-cell>
          <table:table-cell table:style-name="ce2"/>
          <table:table-cell table:style-name="ce28" office:value-type="string" calcext:value-type="string">
            <text:p>MDG-c_14_n3000_m500</text:p>
          </table:table-cell>
          <table:table-cell table:style-name="ce80" office:value-type="float" office:value="63055195" calcext:value-type="float">
            <text:p>63055195</text:p>
          </table:table-cell>
          <table:table-cell table:style-name="ce79" office:value-type="float" office:value="1.591374" calcext:value-type="float">
            <text:p>1.591374</text:p>
          </table:table-cell>
          <table:table-cell table:style-name="ce87" table:formula="of:=100*([.D30]-[.G30])/[.D30]" office:value-type="float" office:value="5.85911329487367" calcext:value-type="float">
            <text:p>5.86</text:p>
          </table:table-cell>
          <table:table-cell table:style-name="ce40"/>
          <table:table-cell table:style-name="ce41"/>
          <table:table-cell table:style-name="ce48"/>
          <table:table-cell table:number-columns-repeated="52"/>
        </table:table-row>
        <table:table-row table:style-name="ro3">
          <table:table-cell table:style-name="ce6" office:value-type="string" calcext:value-type="string">
            <text:p>MDG-c_15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92877" calcext:value-type="float">
            <text:p>66992877</text:p>
          </table:table-cell>
          <table:table-cell table:style-name="ce9"/>
          <table:table-cell table:style-name="ce28" office:value-type="string" calcext:value-type="string">
            <text:p>MDG-c_15_n3000_m500</text:p>
          </table:table-cell>
          <table:table-cell table:style-name="ce80" office:value-type="float" office:value="63044103" calcext:value-type="float">
            <text:p>63044103</text:p>
          </table:table-cell>
          <table:table-cell table:style-name="ce79" office:value-type="float" office:value="1.610086" calcext:value-type="float">
            <text:p>1.610086</text:p>
          </table:table-cell>
          <table:table-cell table:style-name="ce87" table:formula="of:=100*([.D31]-[.G31])/[.D31]" office:value-type="float" office:value="5.89431918261997" calcext:value-type="float">
            <text:p>5.89</text:p>
          </table:table-cell>
          <table:table-cell table:style-name="ce40"/>
          <table:table-cell table:number-columns-repeated="54"/>
        </table:table-row>
        <table:table-row table:style-name="ro3">
          <table:table-cell table:style-name="ce6" office:value-type="string" calcext:value-type="string">
            <text:p>MDG-c_19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33549" calcext:value-type="float">
            <text:p>95633549</text:p>
          </table:table-cell>
          <table:table-cell table:style-name="ce9"/>
          <table:table-cell table:style-name="ce28" office:value-type="string" calcext:value-type="string">
            <text:p>MDG-c_19_n3000_m600</text:p>
          </table:table-cell>
          <table:table-cell table:style-name="ce80" office:value-type="float" office:value="90718810" calcext:value-type="float">
            <text:p>90718810</text:p>
          </table:table-cell>
          <table:table-cell table:style-name="ce79" office:value-type="float" office:value="2.165338" calcext:value-type="float">
            <text:p>2.165338</text:p>
          </table:table-cell>
          <table:table-cell table:style-name="ce87" table:formula="of:=100*([.D32]-[.G32])/[.D32]" office:value-type="float" office:value="5.1391368943131" calcext:value-type="float">
            <text:p>5.14</text:p>
          </table:table-cell>
          <table:table-cell table:style-name="ce40"/>
          <table:table-cell table:number-columns-repeated="54"/>
        </table:table-row>
        <table:table-row table:style-name="ro3">
          <table:table-cell table:style-name="ce6" office:value-type="string" calcext:value-type="string">
            <text:p>MDG-c_20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43586" calcext:value-type="float">
            <text:p>95643586</text:p>
          </table:table-cell>
          <table:table-cell table:style-name="ce9"/>
          <table:table-cell table:style-name="ce28" office:value-type="string" calcext:value-type="string">
            <text:p>MDG-c_20_n3000_m600</text:p>
          </table:table-cell>
          <table:table-cell table:style-name="ce80" office:value-type="float" office:value="90728662" calcext:value-type="float">
            <text:p>90728662</text:p>
          </table:table-cell>
          <table:table-cell table:style-name="ce79" office:value-type="float" office:value="2.134681" calcext:value-type="float">
            <text:p>2.134681</text:p>
          </table:table-cell>
          <table:table-cell table:style-name="ce87" table:formula="of:=100*([.D33]-[.G33])/[.D33]" office:value-type="float" office:value="5.13879101103549" calcext:value-type="float">
            <text:p>5.14</text:p>
          </table:table-cell>
          <table:table-cell table:style-name="ce40"/>
          <table:table-cell table:number-columns-repeated="54"/>
        </table:table-row>
        <table:table-row table:style-name="ro3">
          <table:table-cell table:style-name="ce7"/>
          <table:table-cell table:style-name="ce19" table:number-columns-repeated="3"/>
          <table:table-cell table:style-name="ce9"/>
          <table:table-cell table:style-name="ce2" table:number-columns-repeated="3"/>
          <table:table-cell table:number-columns-repeated="56"/>
        </table:table-row>
        <table:table-row table:style-name="ro3">
          <table:table-cell table:style-name="ce7"/>
          <table:table-cell table:style-name="ce19" table:number-columns-repeated="3"/>
          <table:table-cell table:style-name="ce9"/>
          <table:table-cell table:style-name="ce10"/>
          <table:table-cell table:style-name="ce34"/>
          <table:table-cell table:style-name="ce37"/>
          <table:table-cell table:number-columns-repeated="56"/>
        </table:table-row>
        <table:table-row table:style-name="ro1">
          <table:table-cell table:style-name="ce8"/>
          <table:table-cell table:style-name="ce13" table:number-columns-repeated="2"/>
          <table:table-cell table:style-name="ce20"/>
          <table:table-cell table:style-name="ce2"/>
          <table:table-cell table:style-name="ce10"/>
          <table:table-cell table:style-name="ce20"/>
          <table:table-cell table:style-name="ce21"/>
          <table:table-cell table:style-name="ce41" table:number-columns-repeated="3"/>
          <table:table-cell table:style-name="ce48"/>
          <table:table-cell table:number-columns-repeated="52"/>
        </table:table-row>
        <table:table-row table:style-name="ro3">
          <table:table-cell table:style-name="ce7"/>
          <table:table-cell table:style-name="ce19" table:number-columns-repeated="3"/>
          <table:table-cell table:style-name="ce9"/>
          <table:table-cell table:number-columns-repeated="59"/>
        </table:table-row>
        <table:table-row table:style-name="ro4">
          <table:table-cell table:style-name="ce9" table:number-columns-repeated="5"/>
          <table:table-cell table:number-columns-repeated="59"/>
        </table:table-row>
        <table:table-row table:style-name="ro3" table:number-rows-repeated="3">
          <table:table-cell table:style-name="ce7"/>
          <table:table-cell table:style-name="ce19" table:number-columns-repeated="3"/>
          <table:table-cell table:style-name="ce9"/>
          <table:table-cell table:number-columns-repeated="59"/>
        </table:table-row>
        <table:table-row table:style-name="ro1">
          <table:table-cell table:style-name="ce8"/>
          <table:table-cell table:style-name="ce13" table:number-columns-repeated="2"/>
          <table:table-cell table:style-name="ce20"/>
          <table:table-cell table:style-name="ce2"/>
          <table:table-cell table:number-columns-repeated="3"/>
          <table:table-cell table:style-name="ce41" table:number-columns-repeated="3"/>
          <table:table-cell table:style-name="ce48"/>
          <table:table-cell table:number-columns-repeated="52"/>
        </table:table-row>
        <table:table-row table:style-name="ro3">
          <table:table-cell table:style-name="ce7"/>
          <table:table-cell table:style-name="ce19" table:number-columns-repeated="3"/>
          <table:table-cell table:style-name="ce9"/>
          <table:table-cell table:number-columns-repeated="59"/>
        </table:table-row>
        <table:table-row table:style-name="ro3">
          <table:table-cell table:style-name="ce2"/>
          <table:table-cell table:style-name="ce14" table:number-columns-repeated="3"/>
          <table:table-cell table:style-name="ce2" table:number-columns-repeated="8"/>
          <table:table-cell table:number-columns-repeated="52"/>
        </table:table-row>
        <table:table-row table:style-name="ro3">
          <table:table-cell table:style-name="ce10"/>
          <table:table-cell table:style-name="ce20" table:number-columns-repeated="2"/>
          <table:table-cell table:style-name="ce21"/>
          <table:table-cell table:style-name="ce9"/>
          <table:table-cell table:style-name="ce10"/>
          <table:table-cell table:style-name="ce34"/>
          <table:table-cell table:style-name="ce37"/>
          <table:table-cell table:number-columns-repeated="56"/>
        </table:table-row>
        <table:table-row table:style-name="ro3">
          <table:table-cell table:style-name="ce11"/>
          <table:table-cell table:style-name="ce21" table:number-columns-repeated="3"/>
          <table:table-cell table:style-name="ce9"/>
          <table:table-cell table:style-name="ce10"/>
          <table:table-cell table:style-name="ce20"/>
          <table:table-cell table:style-name="ce21"/>
          <table:table-cell table:number-columns-repeated="56"/>
        </table:table-row>
        <table:table-row table:style-name="ro4" table:number-rows-repeated="1048529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Local Search" table:style-name="ta2">
        <office:forms form:automatic-focus="false" form:apply-design-mode="false"/>
        <table:table-column table:style-name="co10" table:default-cell-style-name="ce4"/>
        <table:table-column table:style-name="co11" table:number-columns-repeated="2" table:default-cell-style-name="ce16"/>
        <table:table-column table:style-name="co11" table:default-cell-style-name="ce23"/>
        <table:table-column table:style-name="co11" table:default-cell-style-name="ce2"/>
        <table:table-column table:style-name="co12" table:default-cell-style-name="ce28"/>
        <table:table-column table:style-name="co13" table:default-cell-style-name="ce78"/>
        <table:table-column table:style-name="co11" table:default-cell-style-name="ce79"/>
        <table:table-column table:style-name="co11" table:default-cell-style-name="ce87"/>
        <table:table-column table:style-name="co11" table:default-cell-style-name="ce40"/>
        <table:table-column table:style-name="co14" table:default-cell-style-name="ce12"/>
        <table:table-column table:style-name="co11" table:default-cell-style-name="Default"/>
        <table:table-row table:style-name="ro1">
          <table:table-cell table:style-name="ce1" office:value-type="string" calcext:value-type="string">
            <text:p>Nº casos:</text:p>
          </table:table-cell>
          <table:table-cell table:style-name="ce13" office:value-type="float" office:value="30" calcext:value-type="float">
            <text:p>30</text:p>
          </table:table-cell>
          <table:table-cell table:style-name="ce14" table:number-columns-repeated="2"/>
          <table:table-cell/>
          <table:table-cell table:style-name="ce2" table:number-columns-repeated="3"/>
          <table:table-cell table:style-name="ce38" table:number-columns-repeated="4"/>
        </table:table-row>
        <table:table-row table:style-name="ro1">
          <table:table-cell table:style-name="ce2"/>
          <table:table-cell table:style-name="ce14" table:number-columns-repeated="3"/>
          <table:table-cell/>
          <table:table-cell table:style-name="ce68" office:value-type="string" calcext:value-type="string" table:number-columns-spanned="3" table:number-rows-spanned="1">
            <text:p>Algoritmo X</text:p>
          </table:table-cell>
          <table:covered-table-cell table:style-name="ce29"/>
          <table:covered-table-cell table:style-name="ce77"/>
          <table:table-cell table:style-name="ce39" table:number-columns-repeated="2"/>
          <table:table-cell table:style-name="ce42" table:number-columns-repeated="2"/>
        </table:table-row>
        <table:table-row table:style-name="ro5">
          <table:table-cell table:style-name="ce3" office:value-type="string" calcext:value-type="string">
            <text:p>Caso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m</text:p>
          </table:table-cell>
          <table:table-cell table:style-name="ce22" office:value-type="string" calcext:value-type="string">
            <text:p>Mejor coste</text:p>
          </table:table-cell>
          <table:table-cell/>
          <table:table-cell table:style-name="ce27" office:value-type="string" calcext:value-type="string">
            <text:p>Caso</text:p>
          </table:table-cell>
          <table:table-cell table:style-name="ce30" office:value-type="string" calcext:value-type="string">
            <text:p>Coste obtenido</text:p>
          </table:table-cell>
          <table:table-cell table:style-name="ce77" office:value-type="string" calcext:value-type="string">
            <text:p>Tiempo</text:p>
          </table:table-cell>
          <table:table-cell table:style-name="ce68" office:value-type="string" calcext:value-type="string">
            <text:p>Desv</text:p>
          </table:table-cell>
          <table:table-cell table:style-name="ce68"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1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833.83252" calcext:value-type="float">
            <text:p>7833.83252</text:p>
          </table:table-cell>
          <table:table-cell/>
          <table:table-cell office:value-type="string" calcext:value-type="string">
            <text:p>MDG-a_1_n500_m50</text:p>
          </table:table-cell>
          <table:table-cell office:value-type="float" office:value="7610.6" calcext:value-type="float">
            <text:p>7610.60</text:p>
          </table:table-cell>
          <table:table-cell office:value-type="float" office:value="0.004402" calcext:value-type="float">
            <text:p>0.004402</text:p>
          </table:table-cell>
          <table:table-cell table:formula="of:=100*([.D4]-[.G4])/[.D4]" office:value-type="float" office:value="2.84959525787768" calcext:value-type="float">
            <text:p>2.85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2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1.66162" calcext:value-type="float">
            <text:p>7771.66162</text:p>
          </table:table-cell>
          <table:table-cell/>
          <table:table-cell office:value-type="string" calcext:value-type="string">
            <text:p>MDG-a_2_n500_m50</text:p>
          </table:table-cell>
          <table:table-cell office:value-type="float" office:value="7621.52" calcext:value-type="float">
            <text:p>7621.52</text:p>
          </table:table-cell>
          <table:table-cell office:value-type="float" office:value="0.004623" calcext:value-type="float">
            <text:p>0.004623</text:p>
          </table:table-cell>
          <table:table-cell table:formula="of:=100*([.D5]-[.G5])/[.D5]" office:value-type="float" office:value="1.93191144109539" calcext:value-type="float">
            <text:p>1.93</text:p>
          </table:table-cell>
          <table:table-cell/>
          <table:table-cell table:style-name="ce43"/>
          <table:table-cell table:style-name="ce45"/>
        </table:table-row>
        <table:table-row table:style-name="ro5">
          <table:table-cell office:value-type="string" calcext:value-type="string">
            <text:p>MDG-a_3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9.35986" calcext:value-type="float">
            <text:p>7759.35986</text:p>
          </table:table-cell>
          <table:table-cell/>
          <table:table-cell office:value-type="string" calcext:value-type="string">
            <text:p>MDG-a_3_n500_m50</text:p>
          </table:table-cell>
          <table:table-cell office:value-type="float" office:value="7608.12" calcext:value-type="float">
            <text:p>7608.12</text:p>
          </table:table-cell>
          <table:table-cell office:value-type="float" office:value="0.00496" calcext:value-type="float">
            <text:p>0.004960</text:p>
          </table:table-cell>
          <table:table-cell table:formula="of:=100*([.D6]-[.G6])/[.D6]" office:value-type="float" office:value="1.94912805603528" calcext:value-type="float">
            <text:p>1.95</text:p>
          </table:table-cell>
          <table:table-cell/>
          <table:table-cell table:style-name="ce44" office:value-type="string" calcext:value-type="string">
            <text:p>Media Desv:</text:p>
          </table:table-cell>
          <table:table-cell table:style-name="ce95" table:formula="of:=SUM([.I4:.I43])/[.B1]" office:value-type="float" office:value="3.59267023602796" calcext:value-type="float">
            <text:p>3.59</text:p>
          </table:table-cell>
        </table:table-row>
        <table:table-row table:style-name="ro6">
          <table:table-cell office:value-type="string" calcext:value-type="string">
            <text:p>MDG-a_4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0.2417" calcext:value-type="float">
            <text:p>7770.2417</text:p>
          </table:table-cell>
          <table:table-cell/>
          <table:table-cell office:value-type="string" calcext:value-type="string">
            <text:p>MDG-a_4_n500_m50</text:p>
          </table:table-cell>
          <table:table-cell office:value-type="float" office:value="7601.9" calcext:value-type="float">
            <text:p>7601.90</text:p>
          </table:table-cell>
          <table:table-cell office:value-type="float" office:value="0.004126" calcext:value-type="float">
            <text:p>0.004126</text:p>
          </table:table-cell>
          <table:table-cell table:formula="of:=100*([.D7]-[.G7])/[.D7]" office:value-type="float" office:value="2.16649245286668" calcext:value-type="float">
            <text:p>2.17</text:p>
          </table:table-cell>
          <table:table-cell/>
          <table:table-cell table:style-name="ce44" office:value-type="string" calcext:value-type="string">
            <text:p>Media Tiempo:</text:p>
          </table:table-cell>
          <table:table-cell table:style-name="ce96" table:formula="of:=SUM([.H4:.H43])/[.B1]" office:value-type="float" office:value="0.730802766666667" calcext:value-type="float">
            <text:p>0.730803</text:p>
          </table:table-cell>
        </table:table-row>
        <table:table-row table:style-name="ro3">
          <table:table-cell office:value-type="string" calcext:value-type="string">
            <text:p>MDG-a_5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5.23096" calcext:value-type="float">
            <text:p>7755.23096</text:p>
          </table:table-cell>
          <table:table-cell/>
          <table:table-cell office:value-type="string" calcext:value-type="string">
            <text:p>MDG-a_5_n500_m50</text:p>
          </table:table-cell>
          <table:table-cell office:value-type="float" office:value="7587.4" calcext:value-type="float">
            <text:p>7587.40</text:p>
          </table:table-cell>
          <table:table-cell office:value-type="float" office:value="0.004983" calcext:value-type="float">
            <text:p>0.004983</text:p>
          </table:table-cell>
          <table:table-cell table:formula="of:=100*([.D8]-[.G8])/[.D8]" office:value-type="float" office:value="2.16410008761364" calcext:value-type="float">
            <text:p>2.16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6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3.70996" calcext:value-type="float">
            <text:p>7773.70996</text:p>
          </table:table-cell>
          <table:table-cell/>
          <table:table-cell office:value-type="string" calcext:value-type="string">
            <text:p>MDG-a_6_n500_m50</text:p>
          </table:table-cell>
          <table:table-cell office:value-type="float" office:value="7642.18" calcext:value-type="float">
            <text:p>7642.18</text:p>
          </table:table-cell>
          <table:table-cell office:value-type="float" office:value="0.004461" calcext:value-type="float">
            <text:p>0.004461</text:p>
          </table:table-cell>
          <table:table-cell table:formula="of:=100*([.D9]-[.G9])/[.D9]" office:value-type="float" office:value="1.6919844022583" calcext:value-type="float">
            <text:p>1.69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7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1.73096" calcext:value-type="float">
            <text:p>7771.73096</text:p>
          </table:table-cell>
          <table:table-cell/>
          <table:table-cell office:value-type="string" calcext:value-type="string">
            <text:p>MDG-a_7_n500_m50</text:p>
          </table:table-cell>
          <table:table-cell office:value-type="float" office:value="7724.81" calcext:value-type="float">
            <text:p>7724.81</text:p>
          </table:table-cell>
          <table:table-cell office:value-type="float" office:value="0.005558" calcext:value-type="float">
            <text:p>0.005558</text:p>
          </table:table-cell>
          <table:table-cell table:formula="of:=100*([.D10]-[.G10])/[.D10]" office:value-type="float" office:value="0.603738861284507" calcext:value-type="float">
            <text:p>0.60</text:p>
          </table:table-cell>
          <table:table-cell/>
          <table:table-cell table:style-name="ce93" office:value-type="string" calcext:value-type="string">
            <text:p>Media Desv MDG-a:</text:p>
          </table:table-cell>
          <table:table-cell table:style-name="ce97" table:formula="of:=AVERAGE([.I4:.I13])" office:value-type="float" office:value="1.8182029332635" calcext:value-type="float">
            <text:p>1.82</text:p>
          </table:table-cell>
        </table:table-row>
        <table:table-row table:style-name="ro3">
          <table:table-cell office:value-type="string" calcext:value-type="string">
            <text:p>MDG-a_8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0.88135" calcext:value-type="float">
            <text:p>7750.88135</text:p>
          </table:table-cell>
          <table:table-cell/>
          <table:table-cell office:value-type="string" calcext:value-type="string">
            <text:p>MDG-a_8_n500_m50</text:p>
          </table:table-cell>
          <table:table-cell office:value-type="float" office:value="7623.17" calcext:value-type="float">
            <text:p>7623.17</text:p>
          </table:table-cell>
          <table:table-cell office:value-type="float" office:value="0.004281" calcext:value-type="float">
            <text:p>0.004281</text:p>
          </table:table-cell>
          <table:table-cell table:formula="of:=100*([.D11]-[.G11])/[.D11]" office:value-type="float" office:value="1.6477010062862" calcext:value-type="float">
            <text:p>1.65</text:p>
          </table:table-cell>
          <table:table-cell/>
          <table:table-cell table:style-name="ce93" office:value-type="string" calcext:value-type="string">
            <text:p><text:span text:style-name="T1">Media Desv MDG-</text:span>b:</text:p>
          </table:table-cell>
          <table:table-cell table:style-name="ce97" table:formula="of:=AVERAGE([.I14:.I23])" office:value-type="float" office:value="4.55708215356392" calcext:value-type="float">
            <text:p>4.56</text:p>
          </table:table-cell>
        </table:table-row>
        <table:table-row table:style-name="ro3">
          <table:table-cell office:value-type="string" calcext:value-type="string">
            <text:p>MDG-a_9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0.0708" calcext:value-type="float">
            <text:p>7770.0708</text:p>
          </table:table-cell>
          <table:table-cell/>
          <table:table-cell office:value-type="string" calcext:value-type="string">
            <text:p>MDG-a_9_n500_m50</text:p>
          </table:table-cell>
          <table:table-cell office:value-type="float" office:value="7649.33" calcext:value-type="float">
            <text:p>7649.33</text:p>
          </table:table-cell>
          <table:table-cell office:value-type="float" office:value="0.004857" calcext:value-type="float">
            <text:p>0.004857</text:p>
          </table:table-cell>
          <table:table-cell table:formula="of:=100*([.D12]-[.G12])/[.D12]" office:value-type="float" office:value="1.55392149065103" calcext:value-type="float">
            <text:p>1.55</text:p>
          </table:table-cell>
          <table:table-cell/>
          <table:table-cell table:style-name="ce93" office:value-type="string" calcext:value-type="string">
            <text:p><text:span text:style-name="T1">Media Desv MDG-</text:span>c:</text:p>
          </table:table-cell>
          <table:table-cell table:style-name="ce97" table:formula="of:=AVERAGE([.I24:.I33])" office:value-type="float" office:value="4.40272562125647" calcext:value-type="float">
            <text:p>4.40</text:p>
          </table:table-cell>
        </table:table-row>
        <table:table-row table:style-name="ro3">
          <table:table-cell office:value-type="string" calcext:value-type="string">
            <text:p>MDG-a_10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80.35059" calcext:value-type="float">
            <text:p>7780.35059</text:p>
          </table:table-cell>
          <table:table-cell/>
          <table:table-cell office:value-type="string" calcext:value-type="string">
            <text:p>MDG-a_10_n500_m50</text:p>
          </table:table-cell>
          <table:table-cell office:value-type="float" office:value="7654.04" calcext:value-type="float">
            <text:p>7654.04</text:p>
          </table:table-cell>
          <table:table-cell office:value-type="float" office:value="0.004527" calcext:value-type="float">
            <text:p>0.004527</text:p>
          </table:table-cell>
          <table:table-cell table:formula="of:=100*([.D13]-[.G13])/[.D13]" office:value-type="float" office:value="1.62345627666632" calcext:value-type="float">
            <text:p>1.62</text:p>
          </table:table-cell>
          <table:table-cell/>
          <table:table-cell table:style-name="ce93" office:value-type="string" calcext:value-type="string">
            <text:p><text:span text:style-name="T1">Media Tiempo MDG-</text:span>a:</text:p>
          </table:table-cell>
          <table:table-cell table:style-name="ce98" table:formula="of:=AVERAGE([.H4:.H13])" office:value-type="float" office:value="0.0046778" calcext:value-type="float">
            <text:p>0.004678</text:p>
          </table:table-cell>
        </table:table-row>
        <table:table-row table:style-name="ro3">
          <table:table-cell table:style-name="ce5" office:value-type="string" calcext:value-type="string">
            <text:p>MDG-b_21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894.85774" calcext:value-type="float">
            <text:p>11299894.85774</text:p>
          </table:table-cell>
          <table:table-cell/>
          <table:table-cell office:value-type="string" calcext:value-type="string">
            <text:p>MDG-b_21_n2000_m200</text:p>
          </table:table-cell>
          <table:table-cell table:style-name="ce79" office:value-type="float" office:value="10759256.890834" calcext:value-type="float">
            <text:p>10759256.890834</text:p>
          </table:table-cell>
          <table:table-cell office:value-type="float" office:value="0.307752" calcext:value-type="float">
            <text:p>0.307752</text:p>
          </table:table-cell>
          <table:table-cell table:formula="of:=100*([.D14]-[.G14])/[.D14]" office:value-type="float" office:value="4.78445130430292" calcext:value-type="float">
            <text:p>4.78</text:p>
          </table:table-cell>
          <table:table-cell/>
          <table:table-cell table:style-name="ce93" office:value-type="string" calcext:value-type="string">
            <text:p><text:span text:style-name="T1">Media Tiempo MDG-</text:span>b:</text:p>
          </table:table-cell>
          <table:table-cell table:style-name="ce98" table:formula="of:=AVERAGE([.H17:.H26])" office:value-type="float" office:value="0.5398077" calcext:value-type="float">
            <text:p>0.539808</text:p>
          </table:table-cell>
        </table:table-row>
        <table:table-row table:style-name="ro3">
          <table:table-cell table:style-name="ce5" office:value-type="string" calcext:value-type="string">
            <text:p>MDG-b_22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86775.58894" calcext:value-type="float">
            <text:p>11286775.58894</text:p>
          </table:table-cell>
          <table:table-cell/>
          <table:table-cell office:value-type="string" calcext:value-type="string">
            <text:p>MDG-b_22_n2000_m200</text:p>
          </table:table-cell>
          <table:table-cell table:style-name="ce79" office:value-type="float" office:value="10818286.071297" calcext:value-type="float">
            <text:p>10818286.071297</text:p>
          </table:table-cell>
          <table:table-cell office:value-type="float" office:value="0.323795" calcext:value-type="float">
            <text:p>0.323795</text:p>
          </table:table-cell>
          <table:table-cell table:formula="of:=100*([.D15]-[.G15])/[.D15]" office:value-type="float" office:value="4.15078260351059" calcext:value-type="float">
            <text:p>4.15</text:p>
          </table:table-cell>
          <table:table-cell/>
          <table:table-cell table:style-name="ce93" office:value-type="string" calcext:value-type="string">
            <text:p><text:span text:style-name="T1">Media Tiempo MDG-</text:span>c:</text:p>
          </table:table-cell>
          <table:table-cell table:style-name="ce98" table:formula="of:=AVERAGE([.H27:.H36])" office:value-type="float" office:value="2.22673857142857" calcext:value-type="float">
            <text:p>2.226739</text:p>
          </table:table-cell>
        </table:table-row>
        <table:table-row table:style-name="ro3">
          <table:table-cell table:style-name="ce5" office:value-type="string" calcext:value-type="string">
            <text:p>MDG-b_23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940.86847" calcext:value-type="float">
            <text:p>11299940.86847</text:p>
          </table:table-cell>
          <table:table-cell/>
          <table:table-cell office:value-type="string" calcext:value-type="string">
            <text:p>MDG-b_23_n2000_m200</text:p>
          </table:table-cell>
          <table:table-cell table:style-name="ce79" office:value-type="float" office:value="10767799.41104" calcext:value-type="float">
            <text:p>10767799.411040</text:p>
          </table:table-cell>
          <table:table-cell office:value-type="float" office:value="0.260511" calcext:value-type="float">
            <text:p>0.260511</text:p>
          </table:table-cell>
          <table:table-cell table:formula="of:=100*([.D16]-[.G16])/[.D16]" office:value-type="float" office:value="4.70924108032125" calcext:value-type="float">
            <text:p>4.71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table:style-name="ce5" office:value-type="string" calcext:value-type="string">
            <text:p>MDG-b_24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0874.15963" calcext:value-type="float">
            <text:p>11290874.15963</text:p>
          </table:table-cell>
          <table:table-cell/>
          <table:table-cell office:value-type="string" calcext:value-type="string">
            <text:p>MDG-b_24_n2000_m200</text:p>
          </table:table-cell>
          <table:table-cell table:style-name="ce79" office:value-type="float" office:value="10746779.351528" calcext:value-type="float">
            <text:p>10746779.351528</text:p>
          </table:table-cell>
          <table:table-cell office:value-type="float" office:value="0.27077" calcext:value-type="float">
            <text:p>0.270770</text:p>
          </table:table-cell>
          <table:table-cell table:formula="of:=100*([.D17]-[.G17])/[.D17]" office:value-type="float" office:value="4.81889002046791" calcext:value-type="float">
            <text:p>4.82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table:style-name="ce5" office:value-type="string" calcext:value-type="string">
            <text:p>MDG-b_25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066.6607" calcext:value-type="float">
            <text:p>11296066.6607</text:p>
          </table:table-cell>
          <table:table-cell/>
          <table:table-cell office:value-type="string" calcext:value-type="string">
            <text:p>MDG-b_25_n2000_m200</text:p>
          </table:table-cell>
          <table:table-cell table:style-name="ce79" office:value-type="float" office:value="10773275.495808" calcext:value-type="float">
            <text:p>10773275.495808</text:p>
          </table:table-cell>
          <table:table-cell office:value-type="float" office:value="0.280886" calcext:value-type="float">
            <text:p>0.280886</text:p>
          </table:table-cell>
          <table:table-cell table:formula="of:=100*([.D18]-[.G18])/[.D18]" office:value-type="float" office:value="4.62808144281617" calcext:value-type="float">
            <text:p>4.63</text:p>
          </table:table-cell>
          <table:table-cell/>
          <table:table-cell table:style-name="ce2" table:number-columns-repeated="2"/>
        </table:table-row>
        <table:table-row table:style-name="ro3">
          <table:table-cell table:style-name="ce5" office:value-type="string" calcext:value-type="string">
            <text:p>MDG-b_26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2295.88629" calcext:value-type="float">
            <text:p>11292295.88629</text:p>
          </table:table-cell>
          <table:table-cell/>
          <table:table-cell office:value-type="string" calcext:value-type="string">
            <text:p>MDG-b_26_n2000_m200</text:p>
          </table:table-cell>
          <table:table-cell table:style-name="ce79" office:value-type="float" office:value="10799492.532053" calcext:value-type="float">
            <text:p>10799492.532053</text:p>
          </table:table-cell>
          <table:table-cell office:value-type="float" office:value="0.27571" calcext:value-type="float">
            <text:p>0.275710</text:p>
          </table:table-cell>
          <table:table-cell table:formula="of:=100*([.D19]-[.G19])/[.D19]" office:value-type="float" office:value="4.36406696387858" calcext:value-type="float">
            <text:p>4.36</text:p>
          </table:table-cell>
          <table:table-cell/>
          <table:table-cell table:style-name="ce11" table:number-columns-repeated="2"/>
        </table:table-row>
        <table:table-row table:style-name="ro1">
          <table:table-cell table:style-name="ce5" office:value-type="string" calcext:value-type="string">
            <text:p>MDG-b_27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305676.84757" calcext:value-type="float">
            <text:p>11305676.84757</text:p>
          </table:table-cell>
          <table:table-cell/>
          <table:table-cell office:value-type="string" calcext:value-type="string">
            <text:p>MDG-b_27_n2000_m200</text:p>
          </table:table-cell>
          <table:table-cell table:style-name="ce79" office:value-type="float" office:value="10830352.528825" calcext:value-type="float">
            <text:p>10830352.528825</text:p>
          </table:table-cell>
          <table:table-cell office:value-type="float" office:value="0.273153" calcext:value-type="float">
            <text:p>0.273153</text:p>
          </table:table-cell>
          <table:table-cell table:formula="of:=100*([.D20]-[.G20])/[.D20]" office:value-type="float" office:value="4.2042977625631" calcext:value-type="float">
            <text:p>4.20</text:p>
          </table:table-cell>
          <table:table-cell/>
          <table:table-cell table:style-name="ce44"/>
          <table:table-cell table:style-name="ce47"/>
        </table:table-row>
        <table:table-row table:style-name="ro1">
          <table:table-cell table:style-name="ce5" office:value-type="string" calcext:value-type="string">
            <text:p>MDG-b_28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79916.05595" calcext:value-type="float">
            <text:p>11279916.05595</text:p>
          </table:table-cell>
          <table:table-cell/>
          <table:table-cell office:value-type="string" calcext:value-type="string">
            <text:p>MDG-b_28_n2000_m200</text:p>
          </table:table-cell>
          <table:table-cell table:style-name="ce79" office:value-type="float" office:value="10759453.323595" calcext:value-type="float">
            <text:p>10759453.323595</text:p>
          </table:table-cell>
          <table:table-cell office:value-type="float" office:value="0.270781" calcext:value-type="float">
            <text:p>0.270781</text:p>
          </table:table-cell>
          <table:table-cell table:formula="of:=100*([.D21]-[.G21])/[.D21]" office:value-type="float" office:value="4.61406565238102" calcext:value-type="float">
            <text:p>4.61</text:p>
          </table:table-cell>
          <table:table-cell/>
          <table:table-cell table:style-name="ce44"/>
          <table:table-cell table:style-name="ce47"/>
        </table:table-row>
        <table:table-row table:style-name="ro1">
          <table:table-cell table:style-name="ce5" office:value-type="string" calcext:value-type="string">
            <text:p>MDG-b_29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7188.33456" calcext:value-type="float">
            <text:p>11297188.33456</text:p>
          </table:table-cell>
          <table:table-cell/>
          <table:table-cell office:value-type="string" calcext:value-type="string">
            <text:p>MDG-b_29_n2000_m200</text:p>
          </table:table-cell>
          <table:table-cell table:style-name="ce79" office:value-type="float" office:value="10770430.075608" calcext:value-type="float">
            <text:p>10770430.075608</text:p>
          </table:table-cell>
          <table:table-cell office:value-type="float" office:value="0.270446" calcext:value-type="float">
            <text:p>0.270446</text:p>
          </table:table-cell>
          <table:table-cell table:formula="of:=100*([.D22]-[.G22])/[.D22]" office:value-type="float" office:value="4.66273769501175" calcext:value-type="float">
            <text:p>4.66</text:p>
          </table:table-cell>
          <table:table-cell/>
          <table:table-cell table:style-name="ce41"/>
          <table:table-cell table:style-name="ce48"/>
        </table:table-row>
        <table:table-row table:style-name="ro1">
          <table:table-cell table:style-name="ce5" office:value-type="string" calcext:value-type="string">
            <text:p>MDG-b_30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414.92982" calcext:value-type="float">
            <text:p>11296414.92982</text:p>
          </table:table-cell>
          <table:table-cell/>
          <table:table-cell office:value-type="string" calcext:value-type="string">
            <text:p>MDG-b_30_n2000_m200</text:p>
          </table:table-cell>
          <table:table-cell table:style-name="ce79" office:value-type="float" office:value="10772915.67722" calcext:value-type="float">
            <text:p>10772915.677220</text:p>
          </table:table-cell>
          <table:table-cell table:style-name="ce83" office:value-type="float" office:value="0.285066" calcext:value-type="float">
            <text:p>0.285066</text:p>
          </table:table-cell>
          <table:table-cell table:formula="of:=100*([.D23]-[.G23])/[.D23]" office:value-type="float" office:value="4.63420701038591" calcext:value-type="float">
            <text:p>4.63</text:p>
          </table:table-cell>
          <table:table-cell/>
          <table:table-cell table:style-name="ce41"/>
          <table:table-cell table:style-name="ce48"/>
        </table:table-row>
        <table:table-row table:style-name="ro1">
          <table:table-cell table:style-name="ce6" office:value-type="string" calcext:value-type="string">
            <text:p>MDG-c_1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884110" calcext:value-type="float">
            <text:p>24884110</text:p>
          </table:table-cell>
          <table:table-cell/>
          <table:table-cell office:value-type="string" calcext:value-type="string">
            <text:p>MDG-c_1_n3000_m300</text:p>
          </table:table-cell>
          <table:table-cell table:style-name="ce80" office:value-type="float" office:value="23622770" calcext:value-type="float">
            <text:p>23622770</text:p>
          </table:table-cell>
          <table:table-cell office:value-type="float" office:value="0.878527" calcext:value-type="float">
            <text:p>0.878527</text:p>
          </table:table-cell>
          <table:table-cell table:formula="of:=100*([.D24]-[.G24])/[.D24]" office:value-type="float" office:value="5.06885719441041" calcext:value-type="float">
            <text:p>5.07</text:p>
          </table:table-cell>
          <table:table-cell/>
          <table:table-cell table:style-name="ce41"/>
          <table:table-cell table:style-name="ce48"/>
        </table:table-row>
        <table:table-row table:style-name="ro3">
          <table:table-cell table:style-name="ce6" office:value-type="string" calcext:value-type="string">
            <text:p>MDG-c_2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905330" calcext:value-type="float">
            <text:p>24905330</text:p>
          </table:table-cell>
          <table:table-cell table:style-name="ce9"/>
          <table:table-cell office:value-type="string" calcext:value-type="string">
            <text:p>MDG-c_2_n3000_m300</text:p>
          </table:table-cell>
          <table:table-cell table:style-name="ce80" office:value-type="float" office:value="23667614" calcext:value-type="float">
            <text:p>23667614</text:p>
          </table:table-cell>
          <table:table-cell office:value-type="float" office:value="0.865945" calcext:value-type="float">
            <text:p>0.865945</text:p>
          </table:table-cell>
          <table:table-cell table:formula="of:=100*([.D25]-[.G25])/[.D25]" office:value-type="float" office:value="4.96968319632785" calcext:value-type="float">
            <text:p>4.97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8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261" calcext:value-type="float">
            <text:p>43437261</text:p>
          </table:table-cell>
          <table:table-cell table:style-name="ce9"/>
          <table:table-cell office:value-type="string" calcext:value-type="string">
            <text:p>MDG-c_8_n3000_m400</text:p>
          </table:table-cell>
          <table:table-cell table:style-name="ce80" office:value-type="float" office:value="41409909" calcext:value-type="float">
            <text:p>41409909</text:p>
          </table:table-cell>
          <table:table-cell office:value-type="float" office:value="1.726793" calcext:value-type="float">
            <text:p>1.726793</text:p>
          </table:table-cell>
          <table:table-cell table:formula="of:=100*([.D26]-[.G26])/[.D26]" office:value-type="float" office:value="4.66731086013918" calcext:value-type="float">
            <text:p>4.67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9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861" calcext:value-type="float">
            <text:p>43437861</text:p>
          </table:table-cell>
          <table:table-cell table:style-name="ce9"/>
          <table:table-cell office:value-type="string" calcext:value-type="string">
            <text:p>MDG-c_9_n3000_m400</text:p>
          </table:table-cell>
          <table:table-cell table:style-name="ce80" office:value-type="float" office:value="41415908" calcext:value-type="float">
            <text:p>41415908</text:p>
          </table:table-cell>
          <table:table-cell office:value-type="float" office:value="1.410036" calcext:value-type="float">
            <text:p>1.410036</text:p>
          </table:table-cell>
          <table:table-cell table:formula="of:=100*([.D27]-[.G27])/[.D27]" office:value-type="float" office:value="4.65481714212401" calcext:value-type="float">
            <text:p>4.65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0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76251" calcext:value-type="float">
            <text:p>43476251</text:p>
          </table:table-cell>
          <table:table-cell table:style-name="ce9"/>
          <table:table-cell office:value-type="string" calcext:value-type="string">
            <text:p>MDG-c_10_n3000_m400</text:p>
          </table:table-cell>
          <table:table-cell table:style-name="ce80" office:value-type="float" office:value="41439782" calcext:value-type="float">
            <text:p>41439782</text:p>
          </table:table-cell>
          <table:table-cell office:value-type="float" office:value="1.468882" calcext:value-type="float">
            <text:p>1.468882</text:p>
          </table:table-cell>
          <table:table-cell table:formula="of:=100*([.D28]-[.G28])/[.D28]" office:value-type="float" office:value="4.68409523167027" calcext:value-type="float">
            <text:p>4.68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3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7014051" calcext:value-type="float">
            <text:p>67014051</text:p>
          </table:table-cell>
          <table:table-cell table:style-name="ce9"/>
          <table:table-cell office:value-type="string" calcext:value-type="string">
            <text:p>MDG-c_13_n3000_m500</text:p>
          </table:table-cell>
          <table:table-cell table:style-name="ce80" office:value-type="float" office:value="64061282" calcext:value-type="float">
            <text:p>64061282</text:p>
          </table:table-cell>
          <table:table-cell office:value-type="float" office:value="2.211917" calcext:value-type="float">
            <text:p>2.211917</text:p>
          </table:table-cell>
          <table:table-cell table:formula="of:=100*([.D29]-[.G29])/[.D29]" office:value-type="float" office:value="4.40619385925498" calcext:value-type="float">
            <text:p>4.41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MDG-c_14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79606" calcext:value-type="float">
            <text:p>66979606</text:p>
          </table:table-cell>
          <table:table-cell/>
          <table:table-cell office:value-type="string" calcext:value-type="string">
            <text:p>MDG-c_14_n3000_m500</text:p>
          </table:table-cell>
          <table:table-cell table:style-name="ce80" office:value-type="float" office:value="64200772" calcext:value-type="float">
            <text:p>64200772</text:p>
          </table:table-cell>
          <table:table-cell office:value-type="float" office:value="2.271603" calcext:value-type="float">
            <text:p>2.271603</text:p>
          </table:table-cell>
          <table:table-cell table:formula="of:=100*([.D30]-[.G30])/[.D30]" office:value-type="float" office:value="4.14877627079502" calcext:value-type="float">
            <text:p>4.15</text:p>
          </table:table-cell>
          <table:table-cell/>
          <table:table-cell table:style-name="ce41"/>
          <table:table-cell table:style-name="ce48"/>
        </table:table-row>
        <table:table-row table:style-name="ro3">
          <table:table-cell table:style-name="ce6" office:value-type="string" calcext:value-type="string">
            <text:p>MDG-c_15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92877" calcext:value-type="float">
            <text:p>66992877</text:p>
          </table:table-cell>
          <table:table-cell table:style-name="ce9"/>
          <table:table-cell office:value-type="string" calcext:value-type="string">
            <text:p>MDG-c_15_n3000_m500</text:p>
          </table:table-cell>
          <table:table-cell table:style-name="ce80" office:value-type="float" office:value="64451467" calcext:value-type="float">
            <text:p>64451467</text:p>
          </table:table-cell>
          <table:table-cell office:value-type="float" office:value="2.186774" calcext:value-type="float">
            <text:p>2.186774</text:p>
          </table:table-cell>
          <table:table-cell table:formula="of:=100*([.D31]-[.G31])/[.D31]" office:value-type="float" office:value="3.79355255932657" calcext:value-type="float">
            <text:p>3.79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9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33549" calcext:value-type="float">
            <text:p>95633549</text:p>
          </table:table-cell>
          <table:table-cell table:style-name="ce9"/>
          <table:table-cell office:value-type="string" calcext:value-type="string">
            <text:p>MDG-c_19_n3000_m600</text:p>
          </table:table-cell>
          <table:table-cell table:style-name="ce80" office:value-type="float" office:value="91978902" calcext:value-type="float">
            <text:p>91978902</text:p>
          </table:table-cell>
          <table:table-cell office:value-type="float" office:value="2.947152" calcext:value-type="float">
            <text:p>2.947152</text:p>
          </table:table-cell>
          <table:table-cell table:formula="of:=100*([.D32]-[.G32])/[.D32]" office:value-type="float" office:value="3.8215114237787" calcext:value-type="float">
            <text:p>3.82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20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43586" calcext:value-type="float">
            <text:p>95643586</text:p>
          </table:table-cell>
          <table:table-cell table:style-name="ce9"/>
          <table:table-cell office:value-type="string" calcext:value-type="string">
            <text:p>MDG-c_20_n3000_m600</text:p>
          </table:table-cell>
          <table:table-cell table:style-name="ce80" office:value-type="float" office:value="91997214" calcext:value-type="float">
            <text:p>91997214</text:p>
          </table:table-cell>
          <table:table-cell office:value-type="float" office:value="3.090806" calcext:value-type="float">
            <text:p>3.090806</text:p>
          </table:table-cell>
          <table:table-cell table:formula="of:=100*([.D33]-[.G33])/[.D33]" office:value-type="float" office:value="3.81245847473766" calcext:value-type="float">
            <text:p>3.81</text:p>
          </table:table-cell>
          <table:table-cell table:number-columns-repeated="3"/>
        </table:table-row>
      </table:table>
      <table:table table:name="AGGuniform" table:style-name="ta2">
        <office:forms form:automatic-focus="false" form:apply-design-mode="false"/>
        <table:table-column table:style-name="co15" table:default-cell-style-name="ce4"/>
        <table:table-column table:style-name="co11" table:number-columns-repeated="2" table:default-cell-style-name="ce16"/>
        <table:table-column table:style-name="co11" table:default-cell-style-name="ce23"/>
        <table:table-column table:style-name="co11" table:default-cell-style-name="ce2"/>
        <table:table-column table:style-name="co16" table:default-cell-style-name="ce28"/>
        <table:table-column table:style-name="co17" table:default-cell-style-name="ce78"/>
        <table:table-column table:style-name="co11" table:default-cell-style-name="ce79"/>
        <table:table-column table:style-name="co11" table:default-cell-style-name="ce87"/>
        <table:table-column table:style-name="co11" table:default-cell-style-name="ce40"/>
        <table:table-column table:style-name="co8" table:default-cell-style-name="ce12"/>
        <table:table-column table:style-name="co11" table:default-cell-style-name="Default"/>
        <table:table-row table:style-name="ro1">
          <table:table-cell table:style-name="ce1" office:value-type="string" calcext:value-type="string">
            <text:p>Nº casos:</text:p>
          </table:table-cell>
          <table:table-cell table:style-name="ce13" office:value-type="float" office:value="30" calcext:value-type="float">
            <text:p>30</text:p>
          </table:table-cell>
          <table:table-cell table:style-name="ce14" table:number-columns-repeated="2"/>
          <table:table-cell/>
          <table:table-cell table:style-name="ce2" table:number-columns-repeated="3"/>
          <table:table-cell table:style-name="ce38" table:number-columns-repeated="4"/>
        </table:table-row>
        <table:table-row table:style-name="ro1">
          <table:table-cell table:style-name="ce2"/>
          <table:table-cell table:style-name="ce14" table:number-columns-repeated="3"/>
          <table:table-cell/>
          <table:table-cell table:style-name="ce68" office:value-type="string" calcext:value-type="string" table:number-columns-spanned="3" table:number-rows-spanned="1">
            <text:p>Algoritmo X</text:p>
          </table:table-cell>
          <table:covered-table-cell table:style-name="ce29"/>
          <table:covered-table-cell table:style-name="ce77"/>
          <table:table-cell table:style-name="ce39" table:number-columns-repeated="2"/>
          <table:table-cell table:style-name="ce42" table:number-columns-repeated="2"/>
        </table:table-row>
        <table:table-row table:style-name="ro8">
          <table:table-cell table:style-name="ce3" office:value-type="string" calcext:value-type="string">
            <text:p>Caso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m</text:p>
          </table:table-cell>
          <table:table-cell table:style-name="ce22" office:value-type="string" calcext:value-type="string">
            <text:p>Mejor coste</text:p>
          </table:table-cell>
          <table:table-cell/>
          <table:table-cell table:style-name="ce27" office:value-type="string" calcext:value-type="string">
            <text:p>Caso</text:p>
          </table:table-cell>
          <table:table-cell table:style-name="ce30" office:value-type="string" calcext:value-type="string">
            <text:p>Coste obtenido</text:p>
          </table:table-cell>
          <table:table-cell table:style-name="ce77" office:value-type="string" calcext:value-type="string">
            <text:p>Tiempo</text:p>
          </table:table-cell>
          <table:table-cell table:style-name="ce68" office:value-type="string" calcext:value-type="string">
            <text:p>Desv</text:p>
          </table:table-cell>
          <table:table-cell table:style-name="ce68"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1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833.83252" calcext:value-type="float">
            <text:p>7833.83252</text:p>
          </table:table-cell>
          <table:table-cell/>
          <table:table-cell office:value-type="string" calcext:value-type="string">
            <text:p>MDG-a_1_n500_m50</text:p>
          </table:table-cell>
          <table:table-cell office:value-type="float" office:value="7740.24" calcext:value-type="float">
            <text:p>7740.24</text:p>
          </table:table-cell>
          <table:table-cell office:value-type="float" office:value="0.81404" calcext:value-type="float">
            <text:p>0.814040</text:p>
          </table:table-cell>
          <table:table-cell table:formula="of:=100*([.D4]-[.G4])/[.D4]" office:value-type="float" office:value="1.1947219928567" calcext:value-type="float">
            <text:p>1.19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2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1.66162" calcext:value-type="float">
            <text:p>7771.66162</text:p>
          </table:table-cell>
          <table:table-cell/>
          <table:table-cell office:value-type="string" calcext:value-type="string">
            <text:p>MDG-a_2_n500_m50</text:p>
          </table:table-cell>
          <table:table-cell office:value-type="float" office:value="7617.29" calcext:value-type="float">
            <text:p>7617.29</text:p>
          </table:table-cell>
          <table:table-cell office:value-type="float" office:value="0.75479" calcext:value-type="float">
            <text:p>0.754790</text:p>
          </table:table-cell>
          <table:table-cell table:formula="of:=100*([.D5]-[.G5])/[.D5]" office:value-type="float" office:value="1.98633995595912" calcext:value-type="float">
            <text:p>1.99</text:p>
          </table:table-cell>
          <table:table-cell/>
          <table:table-cell table:style-name="ce43"/>
          <table:table-cell table:style-name="ce45"/>
        </table:table-row>
        <table:table-row table:style-name="ro5">
          <table:table-cell office:value-type="string" calcext:value-type="string">
            <text:p>MDG-a_3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9.35986" calcext:value-type="float">
            <text:p>7759.35986</text:p>
          </table:table-cell>
          <table:table-cell/>
          <table:table-cell office:value-type="string" calcext:value-type="string">
            <text:p>MDG-a_3_n500_m50</text:p>
          </table:table-cell>
          <table:table-cell office:value-type="float" office:value="7614.98" calcext:value-type="float">
            <text:p>7614.98</text:p>
          </table:table-cell>
          <table:table-cell office:value-type="float" office:value="0.765043" calcext:value-type="float">
            <text:p>0.765043</text:p>
          </table:table-cell>
          <table:table-cell table:formula="of:=100*([.D6]-[.G6])/[.D6]" office:value-type="float" office:value="1.86071870109141" calcext:value-type="float">
            <text:p>1.86</text:p>
          </table:table-cell>
          <table:table-cell/>
          <table:table-cell table:style-name="ce44" office:value-type="string" calcext:value-type="string">
            <text:p>Media Desv:</text:p>
          </table:table-cell>
          <table:table-cell table:style-name="ce95" table:formula="of:=SUM([.I4:.I43])/[.B1]" office:value-type="float" office:value="1.24304369636319" calcext:value-type="float">
            <text:p>1.24</text:p>
          </table:table-cell>
        </table:table-row>
        <table:table-row table:style-name="ro9">
          <table:table-cell office:value-type="string" calcext:value-type="string">
            <text:p>MDG-a_4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0.2417" calcext:value-type="float">
            <text:p>7770.2417</text:p>
          </table:table-cell>
          <table:table-cell/>
          <table:table-cell office:value-type="string" calcext:value-type="string">
            <text:p>MDG-a_4_n500_m50</text:p>
          </table:table-cell>
          <table:table-cell office:value-type="float" office:value="7672.45" calcext:value-type="float">
            <text:p>7672.45</text:p>
          </table:table-cell>
          <table:table-cell office:value-type="float" office:value="0.769825" calcext:value-type="float">
            <text:p>0.769825</text:p>
          </table:table-cell>
          <table:table-cell table:formula="of:=100*([.D7]-[.G7])/[.D7]" office:value-type="float" office:value="1.25854128836172" calcext:value-type="float">
            <text:p>1.26</text:p>
          </table:table-cell>
          <table:table-cell/>
          <table:table-cell table:style-name="ce44" office:value-type="string" calcext:value-type="string">
            <text:p>Media Tiempo:</text:p>
          </table:table-cell>
          <table:table-cell table:style-name="ce96" table:formula="of:=SUM([.H4:.H43])/[.B1]" office:value-type="float" office:value="39.1767592" calcext:value-type="float">
            <text:p>39.176759</text:p>
          </table:table-cell>
        </table:table-row>
        <table:table-row table:style-name="ro3">
          <table:table-cell office:value-type="string" calcext:value-type="string">
            <text:p>MDG-a_5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5.23096" calcext:value-type="float">
            <text:p>7755.23096</text:p>
          </table:table-cell>
          <table:table-cell/>
          <table:table-cell office:value-type="string" calcext:value-type="string">
            <text:p>MDG-a_5_n500_m50</text:p>
          </table:table-cell>
          <table:table-cell office:value-type="float" office:value="7581.57" calcext:value-type="float">
            <text:p>7581.57</text:p>
          </table:table-cell>
          <table:table-cell office:value-type="float" office:value="0.828254" calcext:value-type="float">
            <text:p>0.828254</text:p>
          </table:table-cell>
          <table:table-cell table:formula="of:=100*([.D8]-[.G8])/[.D8]" office:value-type="float" office:value="2.23927515370864" calcext:value-type="float">
            <text:p>2.24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6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3.70996" calcext:value-type="float">
            <text:p>7773.70996</text:p>
          </table:table-cell>
          <table:table-cell/>
          <table:table-cell office:value-type="string" calcext:value-type="string">
            <text:p>MDG-a_6_n500_m50</text:p>
          </table:table-cell>
          <table:table-cell office:value-type="float" office:value="7491.56" calcext:value-type="float">
            <text:p>7491.56</text:p>
          </table:table-cell>
          <table:table-cell office:value-type="float" office:value="0.727737" calcext:value-type="float">
            <text:p>0.727737</text:p>
          </table:table-cell>
          <table:table-cell table:formula="of:=100*([.D9]-[.G9])/[.D9]" office:value-type="float" office:value="3.62954061126304" calcext:value-type="float">
            <text:p>3.63</text:p>
          </table:table-cell>
          <table:table-cell/>
          <table:table-cell table:style-name="ce43"/>
          <table:table-cell table:style-name="ce45"/>
        </table:table-row>
        <table:table-row table:style-name="ro8">
          <table:table-cell office:value-type="string" calcext:value-type="string">
            <text:p>MDG-a_7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1.73096" calcext:value-type="float">
            <text:p>7771.73096</text:p>
          </table:table-cell>
          <table:table-cell/>
          <table:table-cell office:value-type="string" calcext:value-type="string">
            <text:p>MDG-a_7_n500_m50</text:p>
          </table:table-cell>
          <table:table-cell office:value-type="float" office:value="7572.89" calcext:value-type="float">
            <text:p>7572.89</text:p>
          </table:table-cell>
          <table:table-cell office:value-type="float" office:value="0.777321" calcext:value-type="float">
            <text:p>0.777321</text:p>
          </table:table-cell>
          <table:table-cell table:formula="of:=100*([.D10]-[.G10])/[.D10]" office:value-type="float" office:value="2.55851574151763" calcext:value-type="float">
            <text:p>2.56</text:p>
          </table:table-cell>
          <table:table-cell/>
          <table:table-cell table:style-name="ce93" office:value-type="string" calcext:value-type="string">
            <text:p>Media Desv MDG-a:</text:p>
          </table:table-cell>
          <table:table-cell table:style-name="ce97" table:formula="of:=AVERAGE([.I4:.I13])" office:value-type="float" office:value="1.92520344806454" calcext:value-type="float">
            <text:p>1.93</text:p>
          </table:table-cell>
        </table:table-row>
        <table:table-row table:style-name="ro3">
          <table:table-cell office:value-type="string" calcext:value-type="string">
            <text:p>MDG-a_8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0.88135" calcext:value-type="float">
            <text:p>7750.88135</text:p>
          </table:table-cell>
          <table:table-cell/>
          <table:table-cell office:value-type="string" calcext:value-type="string">
            <text:p>MDG-a_8_n500_m50</text:p>
          </table:table-cell>
          <table:table-cell office:value-type="float" office:value="7634.95" calcext:value-type="float">
            <text:p>7634.95</text:p>
          </table:table-cell>
          <table:table-cell office:value-type="float" office:value="0.73506" calcext:value-type="float">
            <text:p>0.735060</text:p>
          </table:table-cell>
          <table:table-cell table:formula="of:=100*([.D11]-[.G11])/[.D11]" office:value-type="float" office:value="1.4957182901529" calcext:value-type="float">
            <text:p>1.50</text:p>
          </table:table-cell>
          <table:table-cell/>
          <table:table-cell table:style-name="ce93" office:value-type="string" calcext:value-type="string">
            <text:p><text:span text:style-name="T1">Media Desv MDG-</text:span>b:</text:p>
          </table:table-cell>
          <table:table-cell table:style-name="ce97" table:formula="of:=AVERAGE([.I14:.I23])" office:value-type="float" office:value="1.02323873630685" calcext:value-type="float">
            <text:p>1.02</text:p>
          </table:table-cell>
        </table:table-row>
        <table:table-row table:style-name="ro8">
          <table:table-cell office:value-type="string" calcext:value-type="string">
            <text:p>MDG-a_9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0.0708" calcext:value-type="float">
            <text:p>7770.0708</text:p>
          </table:table-cell>
          <table:table-cell/>
          <table:table-cell office:value-type="string" calcext:value-type="string">
            <text:p>MDG-a_9_n500_m50</text:p>
          </table:table-cell>
          <table:table-cell office:value-type="float" office:value="7627.07" calcext:value-type="float">
            <text:p>7627.07</text:p>
          </table:table-cell>
          <table:table-cell office:value-type="float" office:value="0.799064" calcext:value-type="float">
            <text:p>0.799064</text:p>
          </table:table-cell>
          <table:table-cell table:formula="of:=100*([.D12]-[.G12])/[.D12]" office:value-type="float" office:value="1.84040536670529" calcext:value-type="float">
            <text:p>1.84</text:p>
          </table:table-cell>
          <table:table-cell/>
          <table:table-cell table:style-name="ce93" office:value-type="string" calcext:value-type="string">
            <text:p><text:span text:style-name="T1">Media Desv MDG-</text:span>c:</text:p>
          </table:table-cell>
          <table:table-cell table:style-name="ce97" table:formula="of:=AVERAGE([.I24:.I33])" office:value-type="float" office:value="0.780688904718166" calcext:value-type="float">
            <text:p>0.78</text:p>
          </table:table-cell>
        </table:table-row>
        <table:table-row table:style-name="ro3">
          <table:table-cell office:value-type="string" calcext:value-type="string">
            <text:p>MDG-a_10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80.35059" calcext:value-type="float">
            <text:p>7780.35059</text:p>
          </table:table-cell>
          <table:table-cell/>
          <table:table-cell office:value-type="string" calcext:value-type="string">
            <text:p>MDG-a_10_n500_m50</text:p>
          </table:table-cell>
          <table:table-cell office:value-type="float" office:value="7687.9" calcext:value-type="float">
            <text:p>7687.90</text:p>
          </table:table-cell>
          <table:table-cell office:value-type="float" office:value="0.767439" calcext:value-type="float">
            <text:p>0.767439</text:p>
          </table:table-cell>
          <table:table-cell table:formula="of:=100*([.D13]-[.G13])/[.D13]" office:value-type="float" office:value="1.18825737902899" calcext:value-type="float">
            <text:p>1.19</text:p>
          </table:table-cell>
          <table:table-cell/>
          <table:table-cell table:style-name="ce93" office:value-type="string" calcext:value-type="string">
            <text:p><text:span text:style-name="T1">Media Tiempo MDG-</text:span>a:</text:p>
          </table:table-cell>
          <table:table-cell table:style-name="ce98" table:formula="of:=AVERAGE([.H4:.H13])" office:value-type="float" office:value="0.7738573" calcext:value-type="float">
            <text:p>0.773857</text:p>
          </table:table-cell>
        </table:table-row>
        <table:table-row table:style-name="ro8">
          <table:table-cell table:style-name="ce5" office:value-type="string" calcext:value-type="string">
            <text:p>MDG-b_21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894.85774" calcext:value-type="float">
            <text:p>11299894.85774</text:p>
          </table:table-cell>
          <table:table-cell/>
          <table:table-cell office:value-type="string" calcext:value-type="string">
            <text:p>MDG-b_21_n2000_m200</text:p>
          </table:table-cell>
          <table:table-cell table:style-name="ce79" office:value-type="float" office:value="11179666.534499" calcext:value-type="float">
            <text:p>11179666.534499</text:p>
          </table:table-cell>
          <table:table-cell office:value-type="float" office:value="21.703165" calcext:value-type="float">
            <text:p>21.703165</text:p>
          </table:table-cell>
          <table:table-cell table:formula="of:=100*([.D14]-[.G14])/[.D14]" office:value-type="float" office:value="1.06397736221986" calcext:value-type="float">
            <text:p>1.06</text:p>
          </table:table-cell>
          <table:table-cell/>
          <table:table-cell table:style-name="ce93" office:value-type="string" calcext:value-type="string">
            <text:p><text:span text:style-name="T1">Media Tiempo MDG-</text:span>b:</text:p>
          </table:table-cell>
          <table:table-cell table:style-name="ce98" table:formula="of:=AVERAGE([.H17:.H26])" office:value-type="float" office:value="33.1060938" calcext:value-type="float">
            <text:p>33.106094</text:p>
          </table:table-cell>
        </table:table-row>
        <table:table-row table:style-name="ro3">
          <table:table-cell table:style-name="ce5" office:value-type="string" calcext:value-type="string">
            <text:p>MDG-b_22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86775.58894" calcext:value-type="float">
            <text:p>11286775.58894</text:p>
          </table:table-cell>
          <table:table-cell/>
          <table:table-cell office:value-type="string" calcext:value-type="string">
            <text:p>MDG-b_22_n2000_m200</text:p>
          </table:table-cell>
          <table:table-cell table:style-name="ce79" office:value-type="float" office:value="11202323.594061" calcext:value-type="float">
            <text:p>11202323.594061</text:p>
          </table:table-cell>
          <table:table-cell office:value-type="float" office:value="20.241446" calcext:value-type="float">
            <text:p>20.241446</text:p>
          </table:table-cell>
          <table:table-cell table:formula="of:=100*([.D15]-[.G15])/[.D15]" office:value-type="float" office:value="0.748238451393993" calcext:value-type="float">
            <text:p>0.75</text:p>
          </table:table-cell>
          <table:table-cell/>
          <table:table-cell table:style-name="ce93" office:value-type="string" calcext:value-type="string">
            <text:p><text:span text:style-name="T1">Media Tiempo MDG-</text:span>c:</text:p>
          </table:table-cell>
          <table:table-cell table:style-name="ce98" table:formula="of:=AVERAGE([.H27:.H36])" office:value-type="float" office:value="110.403014428571" calcext:value-type="float">
            <text:p>110.403014</text:p>
          </table:table-cell>
        </table:table-row>
        <table:table-row table:style-name="ro3">
          <table:table-cell table:style-name="ce5" office:value-type="string" calcext:value-type="string">
            <text:p>MDG-b_23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940.86847" calcext:value-type="float">
            <text:p>11299940.86847</text:p>
          </table:table-cell>
          <table:table-cell/>
          <table:table-cell office:value-type="string" calcext:value-type="string">
            <text:p>MDG-b_23_n2000_m200</text:p>
          </table:table-cell>
          <table:table-cell table:style-name="ce79" office:value-type="float" office:value="11207022.284548" calcext:value-type="float">
            <text:p>11207022.284548</text:p>
          </table:table-cell>
          <table:table-cell office:value-type="float" office:value="21.737553" calcext:value-type="float">
            <text:p>21.737553</text:p>
          </table:table-cell>
          <table:table-cell table:formula="of:=100*([.D16]-[.G16])/[.D16]" office:value-type="float" office:value="0.822292656249817" calcext:value-type="float">
            <text:p>0.82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table:style-name="ce5" office:value-type="string" calcext:value-type="string">
            <text:p>MDG-b_24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0874.15963" calcext:value-type="float">
            <text:p>11290874.15963</text:p>
          </table:table-cell>
          <table:table-cell/>
          <table:table-cell office:value-type="string" calcext:value-type="string">
            <text:p>MDG-b_24_n2000_m200</text:p>
          </table:table-cell>
          <table:table-cell table:style-name="ce79" office:value-type="float" office:value="11192530.965855" calcext:value-type="float">
            <text:p>11192530.965855</text:p>
          </table:table-cell>
          <table:table-cell office:value-type="float" office:value="20.16954" calcext:value-type="float">
            <text:p>20.169540</text:p>
          </table:table-cell>
          <table:table-cell table:formula="of:=100*([.D17]-[.G17])/[.D17]" office:value-type="float" office:value="0.870997164476614" calcext:value-type="float">
            <text:p>0.87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table:style-name="ce5" office:value-type="string" calcext:value-type="string">
            <text:p>MDG-b_25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066.6607" calcext:value-type="float">
            <text:p>11296066.6607</text:p>
          </table:table-cell>
          <table:table-cell/>
          <table:table-cell office:value-type="string" calcext:value-type="string">
            <text:p>MDG-b_25_n2000_m200</text:p>
          </table:table-cell>
          <table:table-cell table:style-name="ce79" office:value-type="float" office:value="11173735.272149" calcext:value-type="float">
            <text:p>11173735.272149</text:p>
          </table:table-cell>
          <table:table-cell office:value-type="float" office:value="19.388049" calcext:value-type="float">
            <text:p>19.388049</text:p>
          </table:table-cell>
          <table:table-cell table:formula="of:=100*([.D18]-[.G18])/[.D18]" office:value-type="float" office:value="1.08295561831803" calcext:value-type="float">
            <text:p>1.08</text:p>
          </table:table-cell>
          <table:table-cell/>
          <table:table-cell table:style-name="ce2" table:number-columns-repeated="2"/>
        </table:table-row>
        <table:table-row table:style-name="ro3">
          <table:table-cell table:style-name="ce5" office:value-type="string" calcext:value-type="string">
            <text:p>MDG-b_26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2295.88629" calcext:value-type="float">
            <text:p>11292295.88629</text:p>
          </table:table-cell>
          <table:table-cell/>
          <table:table-cell office:value-type="string" calcext:value-type="string">
            <text:p>MDG-b_26_n2000_m200</text:p>
          </table:table-cell>
          <table:table-cell table:style-name="ce79" office:value-type="float" office:value="11169567.116657" calcext:value-type="float">
            <text:p>11169567.116657</text:p>
          </table:table-cell>
          <table:table-cell office:value-type="float" office:value="19.407117" calcext:value-type="float">
            <text:p>19.407117</text:p>
          </table:table-cell>
          <table:table-cell table:formula="of:=100*([.D19]-[.G19])/[.D19]" office:value-type="float" office:value="1.08683628970443" calcext:value-type="float">
            <text:p>1.09</text:p>
          </table:table-cell>
          <table:table-cell/>
          <table:table-cell table:style-name="ce11" table:number-columns-repeated="2"/>
        </table:table-row>
        <table:table-row table:style-name="ro1">
          <table:table-cell table:style-name="ce5" office:value-type="string" calcext:value-type="string">
            <text:p>MDG-b_27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305676.84757" calcext:value-type="float">
            <text:p>11305676.84757</text:p>
          </table:table-cell>
          <table:table-cell/>
          <table:table-cell office:value-type="string" calcext:value-type="string">
            <text:p>MDG-b_27_n2000_m200</text:p>
          </table:table-cell>
          <table:table-cell table:style-name="ce79" office:value-type="float" office:value="11185665.160178" calcext:value-type="float">
            <text:p>11185665.160178</text:p>
          </table:table-cell>
          <table:table-cell office:value-type="float" office:value="18.795398" calcext:value-type="float">
            <text:p>18.795398</text:p>
          </table:table-cell>
          <table:table-cell table:formula="of:=100*([.D20]-[.G20])/[.D20]" office:value-type="float" office:value="1.06151705032853" calcext:value-type="float">
            <text:p>1.06</text:p>
          </table:table-cell>
          <table:table-cell/>
          <table:table-cell table:style-name="ce44"/>
          <table:table-cell table:style-name="ce47"/>
        </table:table-row>
        <table:table-row table:style-name="ro1">
          <table:table-cell table:style-name="ce5" office:value-type="string" calcext:value-type="string">
            <text:p>MDG-b_28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79916.05595" calcext:value-type="float">
            <text:p>11279916.05595</text:p>
          </table:table-cell>
          <table:table-cell/>
          <table:table-cell office:value-type="string" calcext:value-type="string">
            <text:p>MDG-b_28_n2000_m200</text:p>
          </table:table-cell>
          <table:table-cell table:style-name="ce79" office:value-type="float" office:value="11188362.46893" calcext:value-type="float">
            <text:p>11188362.468930</text:p>
          </table:table-cell>
          <table:table-cell office:value-type="float" office:value="19.485889" calcext:value-type="float">
            <text:p>19.485889</text:p>
          </table:table-cell>
          <table:table-cell table:formula="of:=100*([.D21]-[.G21])/[.D21]" office:value-type="float" office:value="0.811651315186049" calcext:value-type="float">
            <text:p>0.81</text:p>
          </table:table-cell>
          <table:table-cell/>
          <table:table-cell table:style-name="ce44"/>
          <table:table-cell table:style-name="ce47"/>
        </table:table-row>
        <table:table-row table:style-name="ro1">
          <table:table-cell table:style-name="ce5" office:value-type="string" calcext:value-type="string">
            <text:p>MDG-b_29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7188.33456" calcext:value-type="float">
            <text:p>11297188.33456</text:p>
          </table:table-cell>
          <table:table-cell/>
          <table:table-cell office:value-type="string" calcext:value-type="string">
            <text:p>MDG-b_29_n2000_m200</text:p>
          </table:table-cell>
          <table:table-cell table:style-name="ce79" office:value-type="float" office:value="11148753.097982" calcext:value-type="float">
            <text:p>11148753.097982</text:p>
          </table:table-cell>
          <table:table-cell office:value-type="float" office:value="18.400062" calcext:value-type="float">
            <text:p>18.400062</text:p>
          </table:table-cell>
          <table:table-cell table:formula="of:=100*([.D22]-[.G22])/[.D22]" office:value-type="float" office:value="1.31391309219756" calcext:value-type="float">
            <text:p>1.31</text:p>
          </table:table-cell>
          <table:table-cell/>
          <table:table-cell table:style-name="ce41"/>
          <table:table-cell table:style-name="ce48"/>
        </table:table-row>
        <table:table-row table:style-name="ro1">
          <table:table-cell table:style-name="ce5" office:value-type="string" calcext:value-type="string">
            <text:p>MDG-b_30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414.92982" calcext:value-type="float">
            <text:p>11296414.92982</text:p>
          </table:table-cell>
          <table:table-cell/>
          <table:table-cell office:value-type="string" calcext:value-type="string">
            <text:p>MDG-b_30_n2000_m200</text:p>
          </table:table-cell>
          <table:table-cell table:style-name="ce79" office:value-type="float" office:value="11141653.100563" calcext:value-type="float">
            <text:p>11141653.100563</text:p>
          </table:table-cell>
          <table:table-cell table:style-name="ce83" office:value-type="float" office:value="18.90982" calcext:value-type="float">
            <text:p>18.909820</text:p>
          </table:table-cell>
          <table:table-cell table:formula="of:=100*([.D23]-[.G23])/[.D23]" office:value-type="float" office:value="1.37000836299366" calcext:value-type="float">
            <text:p>1.37</text:p>
          </table:table-cell>
          <table:table-cell/>
          <table:table-cell table:style-name="ce41"/>
          <table:table-cell table:style-name="ce48"/>
        </table:table-row>
        <table:table-row table:style-name="ro1">
          <table:table-cell table:style-name="ce6" office:value-type="string" calcext:value-type="string">
            <text:p>MDG-c_1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884110" calcext:value-type="float">
            <text:p>24884110</text:p>
          </table:table-cell>
          <table:table-cell/>
          <table:table-cell office:value-type="string" calcext:value-type="string">
            <text:p>MDG-c_1_n3000_m300</text:p>
          </table:table-cell>
          <table:table-cell table:style-name="ce80" office:value-type="float" office:value="24614926" calcext:value-type="float">
            <text:p>24614926</text:p>
          </table:table-cell>
          <table:table-cell office:value-type="float" office:value="56.843499" calcext:value-type="float">
            <text:p>56.843499</text:p>
          </table:table-cell>
          <table:table-cell table:formula="of:=100*([.D24]-[.G24])/[.D24]" office:value-type="float" office:value="1.08175056290942" calcext:value-type="float">
            <text:p>1.08</text:p>
          </table:table-cell>
          <table:table-cell/>
          <table:table-cell table:style-name="ce41"/>
          <table:table-cell table:style-name="ce48"/>
        </table:table-row>
        <table:table-row table:style-name="ro3">
          <table:table-cell table:style-name="ce6" office:value-type="string" calcext:value-type="string">
            <text:p>MDG-c_2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905330" calcext:value-type="float">
            <text:p>24905330</text:p>
          </table:table-cell>
          <table:table-cell table:style-name="ce9"/>
          <table:table-cell office:value-type="string" calcext:value-type="string">
            <text:p>MDG-c_2_n3000_m300</text:p>
          </table:table-cell>
          <table:table-cell table:style-name="ce80" office:value-type="float" office:value="24630574" calcext:value-type="float">
            <text:p>24630574</text:p>
          </table:table-cell>
          <table:table-cell office:value-type="float" office:value="53.985827" calcext:value-type="float">
            <text:p>53.985827</text:p>
          </table:table-cell>
          <table:table-cell table:formula="of:=100*([.D25]-[.G25])/[.D25]" office:value-type="float" office:value="1.1032016038334" calcext:value-type="float">
            <text:p>1.10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8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261" calcext:value-type="float">
            <text:p>43437261</text:p>
          </table:table-cell>
          <table:table-cell table:style-name="ce9"/>
          <table:table-cell office:value-type="string" calcext:value-type="string">
            <text:p>MDG-c_8_n3000_m400</text:p>
          </table:table-cell>
          <table:table-cell table:style-name="ce80" office:value-type="float" office:value="43058665" calcext:value-type="float">
            <text:p>43058665</text:p>
          </table:table-cell>
          <table:table-cell office:value-type="float" office:value="85.675737" calcext:value-type="float">
            <text:p>85.675737</text:p>
          </table:table-cell>
          <table:table-cell table:formula="of:=100*([.D26]-[.G26])/[.D26]" office:value-type="float" office:value="0.871592709310101" calcext:value-type="float">
            <text:p>0.87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9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861" calcext:value-type="float">
            <text:p>43437861</text:p>
          </table:table-cell>
          <table:table-cell table:style-name="ce9"/>
          <table:table-cell office:value-type="string" calcext:value-type="string">
            <text:p>MDG-c_9_n3000_m400</text:p>
          </table:table-cell>
          <table:table-cell table:style-name="ce80" office:value-type="float" office:value="43110379" calcext:value-type="float">
            <text:p>43110379</text:p>
          </table:table-cell>
          <table:table-cell office:value-type="float" office:value="91.529975" calcext:value-type="float">
            <text:p>91.529975</text:p>
          </table:table-cell>
          <table:table-cell table:formula="of:=100*([.D27]-[.G27])/[.D27]" office:value-type="float" office:value="0.753909130101963" calcext:value-type="float">
            <text:p>0.75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0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76251" calcext:value-type="float">
            <text:p>43476251</text:p>
          </table:table-cell>
          <table:table-cell table:style-name="ce9"/>
          <table:table-cell office:value-type="string" calcext:value-type="string">
            <text:p>MDG-c_10_n3000_m400</text:p>
          </table:table-cell>
          <table:table-cell table:style-name="ce80" office:value-type="float" office:value="43082953" calcext:value-type="float">
            <text:p>43082953</text:p>
          </table:table-cell>
          <table:table-cell office:value-type="float" office:value="90.359767" calcext:value-type="float">
            <text:p>90.359767</text:p>
          </table:table-cell>
          <table:table-cell table:formula="of:=100*([.D28]-[.G28])/[.D28]" office:value-type="float" office:value="0.904627218202416" calcext:value-type="float">
            <text:p>0.90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3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7014051" calcext:value-type="float">
            <text:p>67014051</text:p>
          </table:table-cell>
          <table:table-cell table:style-name="ce9"/>
          <table:table-cell office:value-type="string" calcext:value-type="string">
            <text:p>MDG-c_13_n3000_m500</text:p>
          </table:table-cell>
          <table:table-cell table:style-name="ce80" office:value-type="float" office:value="66562094" calcext:value-type="float">
            <text:p>66562094</text:p>
          </table:table-cell>
          <table:table-cell office:value-type="float" office:value="108.145062" calcext:value-type="float">
            <text:p>108.145062</text:p>
          </table:table-cell>
          <table:table-cell table:formula="of:=100*([.D29]-[.G29])/[.D29]" office:value-type="float" office:value="0.674421249358586" calcext:value-type="float">
            <text:p>0.67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MDG-c_14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79606" calcext:value-type="float">
            <text:p>66979606</text:p>
          </table:table-cell>
          <table:table-cell/>
          <table:table-cell office:value-type="string" calcext:value-type="string">
            <text:p>MDG-c_14_n3000_m500</text:p>
          </table:table-cell>
          <table:table-cell table:style-name="ce80" office:value-type="float" office:value="66613992" calcext:value-type="float">
            <text:p>66613992</text:p>
          </table:table-cell>
          <table:table-cell office:value-type="float" office:value="111.106732" calcext:value-type="float">
            <text:p>111.106732</text:p>
          </table:table-cell>
          <table:table-cell table:formula="of:=100*([.D30]-[.G30])/[.D30]" office:value-type="float" office:value="0.545858690181008" calcext:value-type="float">
            <text:p>0.55</text:p>
          </table:table-cell>
          <table:table-cell/>
          <table:table-cell table:style-name="ce41"/>
          <table:table-cell table:style-name="ce48"/>
        </table:table-row>
        <table:table-row table:style-name="ro3">
          <table:table-cell table:style-name="ce6" office:value-type="string" calcext:value-type="string">
            <text:p>MDG-c_15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92877" calcext:value-type="float">
            <text:p>66992877</text:p>
          </table:table-cell>
          <table:table-cell table:style-name="ce9"/>
          <table:table-cell office:value-type="string" calcext:value-type="string">
            <text:p>MDG-c_15_n3000_m500</text:p>
          </table:table-cell>
          <table:table-cell table:style-name="ce80" office:value-type="float" office:value="66656879" calcext:value-type="float">
            <text:p>66656879</text:p>
          </table:table-cell>
          <table:table-cell office:value-type="float" office:value="115.684725" calcext:value-type="float">
            <text:p>115.684725</text:p>
          </table:table-cell>
          <table:table-cell table:formula="of:=100*([.D31]-[.G31])/[.D31]" office:value-type="float" office:value="0.501542872983347" calcext:value-type="float">
            <text:p>0.50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9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33549" calcext:value-type="float">
            <text:p>95633549</text:p>
          </table:table-cell>
          <table:table-cell table:style-name="ce9"/>
          <table:table-cell office:value-type="string" calcext:value-type="string">
            <text:p>MDG-c_19_n3000_m600</text:p>
          </table:table-cell>
          <table:table-cell table:style-name="ce80" office:value-type="float" office:value="94930456" calcext:value-type="float">
            <text:p>94930456</text:p>
          </table:table-cell>
          <table:table-cell office:value-type="float" office:value="124.194071" calcext:value-type="float">
            <text:p>124.194071</text:p>
          </table:table-cell>
          <table:table-cell table:formula="of:=100*([.D32]-[.G32])/[.D32]" office:value-type="float" office:value="0.735194926207329" calcext:value-type="float">
            <text:p>0.74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20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43586" calcext:value-type="float">
            <text:p>95643586</text:p>
          </table:table-cell>
          <table:table-cell table:style-name="ce9"/>
          <table:table-cell office:value-type="string" calcext:value-type="string">
            <text:p>MDG-c_20_n3000_m600</text:p>
          </table:table-cell>
          <table:table-cell table:style-name="ce80" office:value-type="float" office:value="95036450" calcext:value-type="float">
            <text:p>95036450</text:p>
          </table:table-cell>
          <table:table-cell office:value-type="float" office:value="131.800769" calcext:value-type="float">
            <text:p>131.800769</text:p>
          </table:table-cell>
          <table:table-cell table:formula="of:=100*([.D33]-[.G33])/[.D33]" office:value-type="float" office:value="0.634790084094087" calcext:value-type="float">
            <text:p>0.63</text:p>
          </table:table-cell>
          <table:table-cell table:number-columns-repeated="3"/>
        </table:table-row>
      </table:table>
      <table:table table:name="AGGposition" table:style-name="ta2">
        <office:forms form:automatic-focus="false" form:apply-design-mode="false"/>
        <table:table-column table:style-name="co15" table:default-cell-style-name="ce4"/>
        <table:table-column table:style-name="co11" table:number-columns-repeated="2" table:default-cell-style-name="ce16"/>
        <table:table-column table:style-name="co11" table:default-cell-style-name="ce23"/>
        <table:table-column table:style-name="co11" table:default-cell-style-name="ce2"/>
        <table:table-column table:style-name="co16" table:default-cell-style-name="ce28"/>
        <table:table-column table:style-name="co17" table:default-cell-style-name="ce78"/>
        <table:table-column table:style-name="co11" table:default-cell-style-name="ce79"/>
        <table:table-column table:style-name="co11" table:default-cell-style-name="ce87"/>
        <table:table-column table:style-name="co11" table:default-cell-style-name="ce40"/>
        <table:table-column table:style-name="co8" table:default-cell-style-name="ce12"/>
        <table:table-column table:style-name="co11" table:default-cell-style-name="Default"/>
        <table:table-row table:style-name="ro1">
          <table:table-cell table:style-name="ce1" office:value-type="string" calcext:value-type="string">
            <text:p>Nº casos:</text:p>
          </table:table-cell>
          <table:table-cell table:style-name="ce13" office:value-type="float" office:value="30" calcext:value-type="float">
            <text:p>30</text:p>
          </table:table-cell>
          <table:table-cell table:style-name="ce14" table:number-columns-repeated="2"/>
          <table:table-cell/>
          <table:table-cell table:style-name="ce2" table:number-columns-repeated="3"/>
          <table:table-cell table:style-name="ce38" table:number-columns-repeated="4"/>
        </table:table-row>
        <table:table-row table:style-name="ro1">
          <table:table-cell table:style-name="ce2"/>
          <table:table-cell table:style-name="ce14" table:number-columns-repeated="3"/>
          <table:table-cell/>
          <table:table-cell table:style-name="ce68" office:value-type="string" calcext:value-type="string" table:number-columns-spanned="3" table:number-rows-spanned="1">
            <text:p>Algoritmo X</text:p>
          </table:table-cell>
          <table:covered-table-cell table:style-name="ce29"/>
          <table:covered-table-cell table:style-name="ce77"/>
          <table:table-cell table:style-name="ce39" table:number-columns-repeated="2"/>
          <table:table-cell table:style-name="ce42" table:number-columns-repeated="2"/>
        </table:table-row>
        <table:table-row table:style-name="ro8">
          <table:table-cell table:style-name="ce3" office:value-type="string" calcext:value-type="string">
            <text:p>Caso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m</text:p>
          </table:table-cell>
          <table:table-cell table:style-name="ce22" office:value-type="string" calcext:value-type="string">
            <text:p>Mejor coste</text:p>
          </table:table-cell>
          <table:table-cell/>
          <table:table-cell table:style-name="ce27" office:value-type="string" calcext:value-type="string">
            <text:p>Caso</text:p>
          </table:table-cell>
          <table:table-cell table:style-name="ce30" office:value-type="string" calcext:value-type="string">
            <text:p>Coste obtenido</text:p>
          </table:table-cell>
          <table:table-cell table:style-name="ce77" office:value-type="string" calcext:value-type="string">
            <text:p>Tiempo</text:p>
          </table:table-cell>
          <table:table-cell table:style-name="ce68" office:value-type="string" calcext:value-type="string">
            <text:p>Desv</text:p>
          </table:table-cell>
          <table:table-cell table:style-name="ce68"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1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833.83252" calcext:value-type="float">
            <text:p>7833.83252</text:p>
          </table:table-cell>
          <table:table-cell/>
          <table:table-cell office:value-type="string" calcext:value-type="string">
            <text:p>MDG-a_1_n500_m50</text:p>
          </table:table-cell>
          <table:table-cell office:value-type="float" office:value="7567.4" calcext:value-type="float">
            <text:p>7567.40</text:p>
          </table:table-cell>
          <table:table-cell office:value-type="float" office:value="0.472603" calcext:value-type="float">
            <text:p>0.472603</text:p>
          </table:table-cell>
          <table:table-cell table:formula="of:=100*([.D4]-[.G4])/[.D4]" office:value-type="float" office:value="3.40104947763167" calcext:value-type="float">
            <text:p>3.40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2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1.66162" calcext:value-type="float">
            <text:p>7771.66162</text:p>
          </table:table-cell>
          <table:table-cell/>
          <table:table-cell office:value-type="string" calcext:value-type="string">
            <text:p>MDG-a_2_n500_m50</text:p>
          </table:table-cell>
          <table:table-cell office:value-type="float" office:value="7472.05" calcext:value-type="float">
            <text:p>7472.05</text:p>
          </table:table-cell>
          <table:table-cell office:value-type="float" office:value="0.493042" calcext:value-type="float">
            <text:p>0.493042</text:p>
          </table:table-cell>
          <table:table-cell table:formula="of:=100*([.D5]-[.G5])/[.D5]" office:value-type="float" office:value="3.8551809722256" calcext:value-type="float">
            <text:p>3.86</text:p>
          </table:table-cell>
          <table:table-cell/>
          <table:table-cell table:style-name="ce43"/>
          <table:table-cell table:style-name="ce45"/>
        </table:table-row>
        <table:table-row table:style-name="ro5">
          <table:table-cell office:value-type="string" calcext:value-type="string">
            <text:p>MDG-a_3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9.35986" calcext:value-type="float">
            <text:p>7759.35986</text:p>
          </table:table-cell>
          <table:table-cell/>
          <table:table-cell office:value-type="string" calcext:value-type="string">
            <text:p>MDG-a_3_n500_m50</text:p>
          </table:table-cell>
          <table:table-cell office:value-type="float" office:value="7604.17" calcext:value-type="float">
            <text:p>7604.17</text:p>
          </table:table-cell>
          <table:table-cell office:value-type="float" office:value="0.440347" calcext:value-type="float">
            <text:p>0.440347</text:p>
          </table:table-cell>
          <table:table-cell table:formula="of:=100*([.D6]-[.G6])/[.D6]" office:value-type="float" office:value="2.00003431726389" calcext:value-type="float">
            <text:p>2.00</text:p>
          </table:table-cell>
          <table:table-cell/>
          <table:table-cell table:style-name="ce44" office:value-type="string" calcext:value-type="string">
            <text:p>Media Desv:</text:p>
          </table:table-cell>
          <table:table-cell table:style-name="ce95" table:formula="of:=SUM([.I4:.I43])/[.B1]" office:value-type="float" office:value="2.45439635122269" calcext:value-type="float">
            <text:p>2.45</text:p>
          </table:table-cell>
        </table:table-row>
        <table:table-row table:style-name="ro9">
          <table:table-cell office:value-type="string" calcext:value-type="string">
            <text:p>MDG-a_4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0.2417" calcext:value-type="float">
            <text:p>7770.2417</text:p>
          </table:table-cell>
          <table:table-cell/>
          <table:table-cell office:value-type="string" calcext:value-type="string">
            <text:p>MDG-a_4_n500_m50</text:p>
          </table:table-cell>
          <table:table-cell office:value-type="float" office:value="7520.97" calcext:value-type="float">
            <text:p>7520.97</text:p>
          </table:table-cell>
          <table:table-cell office:value-type="float" office:value="0.450523" calcext:value-type="float">
            <text:p>0.450523</text:p>
          </table:table-cell>
          <table:table-cell table:formula="of:=100*([.D7]-[.G7])/[.D7]" office:value-type="float" office:value="3.20803019550858" calcext:value-type="float">
            <text:p>3.21</text:p>
          </table:table-cell>
          <table:table-cell/>
          <table:table-cell table:style-name="ce44" office:value-type="string" calcext:value-type="string">
            <text:p>Media Tiempo:</text:p>
          </table:table-cell>
          <table:table-cell table:style-name="ce96" table:formula="of:=SUM([.H4:.H43])/[.B1]" office:value-type="float" office:value="11.7676332" calcext:value-type="float">
            <text:p>11.767633</text:p>
          </table:table-cell>
        </table:table-row>
        <table:table-row table:style-name="ro3">
          <table:table-cell office:value-type="string" calcext:value-type="string">
            <text:p>MDG-a_5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5.23096" calcext:value-type="float">
            <text:p>7755.23096</text:p>
          </table:table-cell>
          <table:table-cell/>
          <table:table-cell office:value-type="string" calcext:value-type="string">
            <text:p>MDG-a_5_n500_m50</text:p>
          </table:table-cell>
          <table:table-cell office:value-type="float" office:value="7519.05" calcext:value-type="float">
            <text:p>7519.05</text:p>
          </table:table-cell>
          <table:table-cell office:value-type="float" office:value="0.44025" calcext:value-type="float">
            <text:p>0.440250</text:p>
          </table:table-cell>
          <table:table-cell table:formula="of:=100*([.D8]-[.G8])/[.D8]" office:value-type="float" office:value="3.04544069955074" calcext:value-type="float">
            <text:p>3.05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6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3.70996" calcext:value-type="float">
            <text:p>7773.70996</text:p>
          </table:table-cell>
          <table:table-cell/>
          <table:table-cell office:value-type="string" calcext:value-type="string">
            <text:p>MDG-a_6_n500_m50</text:p>
          </table:table-cell>
          <table:table-cell office:value-type="float" office:value="7563.37" calcext:value-type="float">
            <text:p>7563.37</text:p>
          </table:table-cell>
          <table:table-cell office:value-type="float" office:value="0.50706" calcext:value-type="float">
            <text:p>0.507060</text:p>
          </table:table-cell>
          <table:table-cell table:formula="of:=100*([.D9]-[.G9])/[.D9]" office:value-type="float" office:value="2.70578605430759" calcext:value-type="float">
            <text:p>2.71</text:p>
          </table:table-cell>
          <table:table-cell/>
          <table:table-cell table:style-name="ce43"/>
          <table:table-cell table:style-name="ce45"/>
        </table:table-row>
        <table:table-row table:style-name="ro8">
          <table:table-cell office:value-type="string" calcext:value-type="string">
            <text:p>MDG-a_7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1.73096" calcext:value-type="float">
            <text:p>7771.73096</text:p>
          </table:table-cell>
          <table:table-cell/>
          <table:table-cell office:value-type="string" calcext:value-type="string">
            <text:p>MDG-a_7_n500_m50</text:p>
          </table:table-cell>
          <table:table-cell office:value-type="float" office:value="7523.61" calcext:value-type="float">
            <text:p>7523.61</text:p>
          </table:table-cell>
          <table:table-cell office:value-type="float" office:value="0.441592" calcext:value-type="float">
            <text:p>0.441592</text:p>
          </table:table-cell>
          <table:table-cell table:formula="of:=100*([.D10]-[.G10])/[.D10]" office:value-type="float" office:value="3.19260871583234" calcext:value-type="float">
            <text:p>3.19</text:p>
          </table:table-cell>
          <table:table-cell/>
          <table:table-cell table:style-name="ce93" office:value-type="string" calcext:value-type="string">
            <text:p>Media Desv MDG-a:</text:p>
          </table:table-cell>
          <table:table-cell table:style-name="ce97" table:formula="of:=AVERAGE([.I4:.I13])" office:value-type="float" office:value="2.88797559134046" calcext:value-type="float">
            <text:p>2.89</text:p>
          </table:table-cell>
        </table:table-row>
        <table:table-row table:style-name="ro3">
          <table:table-cell office:value-type="string" calcext:value-type="string">
            <text:p>MDG-a_8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0.88135" calcext:value-type="float">
            <text:p>7750.88135</text:p>
          </table:table-cell>
          <table:table-cell/>
          <table:table-cell office:value-type="string" calcext:value-type="string">
            <text:p>MDG-a_8_n500_m50</text:p>
          </table:table-cell>
          <table:table-cell office:value-type="float" office:value="7517.8" calcext:value-type="float">
            <text:p>7517.80</text:p>
          </table:table-cell>
          <table:table-cell office:value-type="float" office:value="0.496859" calcext:value-type="float">
            <text:p>0.496859</text:p>
          </table:table-cell>
          <table:table-cell table:formula="of:=100*([.D11]-[.G11])/[.D11]" office:value-type="float" office:value="3.00715930840561" calcext:value-type="float">
            <text:p>3.01</text:p>
          </table:table-cell>
          <table:table-cell/>
          <table:table-cell table:style-name="ce93" office:value-type="string" calcext:value-type="string">
            <text:p><text:span text:style-name="T1">Media Desv MDG-</text:span>b:</text:p>
          </table:table-cell>
          <table:table-cell table:style-name="ce97" table:formula="of:=AVERAGE([.I14:.I23])" office:value-type="float" office:value="2.55441901125934" calcext:value-type="float">
            <text:p>2.55</text:p>
          </table:table-cell>
        </table:table-row>
        <table:table-row table:style-name="ro8">
          <table:table-cell office:value-type="string" calcext:value-type="string">
            <text:p>MDG-a_9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0.0708" calcext:value-type="float">
            <text:p>7770.0708</text:p>
          </table:table-cell>
          <table:table-cell/>
          <table:table-cell office:value-type="string" calcext:value-type="string">
            <text:p>MDG-a_9_n500_m50</text:p>
          </table:table-cell>
          <table:table-cell office:value-type="float" office:value="7581.31" calcext:value-type="float">
            <text:p>7581.31</text:p>
          </table:table-cell>
          <table:table-cell office:value-type="float" office:value="0.449557" calcext:value-type="float">
            <text:p>0.449557</text:p>
          </table:table-cell>
          <table:table-cell table:formula="of:=100*([.D12]-[.G12])/[.D12]" office:value-type="float" office:value="2.4293317893577" calcext:value-type="float">
            <text:p>2.43</text:p>
          </table:table-cell>
          <table:table-cell/>
          <table:table-cell table:style-name="ce93" office:value-type="string" calcext:value-type="string">
            <text:p><text:span text:style-name="T1">Media Desv MDG-</text:span>c:</text:p>
          </table:table-cell>
          <table:table-cell table:style-name="ce97" table:formula="of:=AVERAGE([.I24:.I33])" office:value-type="float" office:value="1.92079445106826" calcext:value-type="float">
            <text:p>1.92</text:p>
          </table:table-cell>
        </table:table-row>
        <table:table-row table:style-name="ro3">
          <table:table-cell office:value-type="string" calcext:value-type="string">
            <text:p>MDG-a_10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80.35059" calcext:value-type="float">
            <text:p>7780.35059</text:p>
          </table:table-cell>
          <table:table-cell/>
          <table:table-cell office:value-type="string" calcext:value-type="string">
            <text:p>MDG-a_10_n500_m50</text:p>
          </table:table-cell>
          <table:table-cell office:value-type="float" office:value="7622.01" calcext:value-type="float">
            <text:p>7622.01</text:p>
          </table:table-cell>
          <table:table-cell office:value-type="float" office:value="0.468577" calcext:value-type="float">
            <text:p>0.468577</text:p>
          </table:table-cell>
          <table:table-cell table:formula="of:=100*([.D13]-[.G13])/[.D13]" office:value-type="float" office:value="2.03513438332089" calcext:value-type="float">
            <text:p>2.04</text:p>
          </table:table-cell>
          <table:table-cell/>
          <table:table-cell table:style-name="ce93" office:value-type="string" calcext:value-type="string">
            <text:p><text:span text:style-name="T1">Media Tiempo MDG-</text:span>a:</text:p>
          </table:table-cell>
          <table:table-cell table:style-name="ce98" table:formula="of:=AVERAGE([.H4:.H13])" office:value-type="float" office:value="0.466041" calcext:value-type="float">
            <text:p>0.466041</text:p>
          </table:table-cell>
        </table:table-row>
        <table:table-row table:style-name="ro8">
          <table:table-cell table:style-name="ce5" office:value-type="string" calcext:value-type="string">
            <text:p>MDG-b_21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894.85774" calcext:value-type="float">
            <text:p>11299894.85774</text:p>
          </table:table-cell>
          <table:table-cell/>
          <table:table-cell office:value-type="string" calcext:value-type="string">
            <text:p>MDG-b_21_n2000_m200</text:p>
          </table:table-cell>
          <table:table-cell table:style-name="ce79" office:value-type="float" office:value="11012530.333591" calcext:value-type="float">
            <text:p>11012530.333591</text:p>
          </table:table-cell>
          <table:table-cell office:value-type="float" office:value="3.653694" calcext:value-type="float">
            <text:p>3.653694</text:p>
          </table:table-cell>
          <table:table-cell table:formula="of:=100*([.D14]-[.G14])/[.D14]" office:value-type="float" office:value="2.54307254861019" calcext:value-type="float">
            <text:p>2.54</text:p>
          </table:table-cell>
          <table:table-cell/>
          <table:table-cell table:style-name="ce93" office:value-type="string" calcext:value-type="string">
            <text:p><text:span text:style-name="T1">Media Tiempo MDG-</text:span>b:</text:p>
          </table:table-cell>
          <table:table-cell table:style-name="ce98" table:formula="of:=AVERAGE([.H17:.H26])" office:value-type="float" office:value="7.4189936" calcext:value-type="float">
            <text:p>7.418994</text:p>
          </table:table-cell>
        </table:table-row>
        <table:table-row table:style-name="ro3">
          <table:table-cell table:style-name="ce5" office:value-type="string" calcext:value-type="string">
            <text:p>MDG-b_22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86775.58894" calcext:value-type="float">
            <text:p>11286775.58894</text:p>
          </table:table-cell>
          <table:table-cell/>
          <table:table-cell office:value-type="string" calcext:value-type="string">
            <text:p>MDG-b_22_n2000_m200</text:p>
          </table:table-cell>
          <table:table-cell table:style-name="ce79" office:value-type="float" office:value="11036535.786432" calcext:value-type="float">
            <text:p>11036535.786432</text:p>
          </table:table-cell>
          <table:table-cell office:value-type="float" office:value="3.718302" calcext:value-type="float">
            <text:p>3.718302</text:p>
          </table:table-cell>
          <table:table-cell table:formula="of:=100*([.D15]-[.G15])/[.D15]" office:value-type="float" office:value="2.21710621014927" calcext:value-type="float">
            <text:p>2.22</text:p>
          </table:table-cell>
          <table:table-cell/>
          <table:table-cell table:style-name="ce93" office:value-type="string" calcext:value-type="string">
            <text:p><text:span text:style-name="T1">Media Tiempo MDG-</text:span>c:</text:p>
          </table:table-cell>
          <table:table-cell table:style-name="ce98" table:formula="of:=AVERAGE([.H27:.H36])" office:value-type="float" office:value="37.5836324285714" calcext:value-type="float">
            <text:p>37.583632</text:p>
          </table:table-cell>
        </table:table-row>
        <table:table-row table:style-name="ro3">
          <table:table-cell table:style-name="ce5" office:value-type="string" calcext:value-type="string">
            <text:p>MDG-b_23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940.86847" calcext:value-type="float">
            <text:p>11299940.86847</text:p>
          </table:table-cell>
          <table:table-cell/>
          <table:table-cell office:value-type="string" calcext:value-type="string">
            <text:p>MDG-b_23_n2000_m200</text:p>
          </table:table-cell>
          <table:table-cell table:style-name="ce79" office:value-type="float" office:value="11008216.393763" calcext:value-type="float">
            <text:p>11008216.393763</text:p>
          </table:table-cell>
          <table:table-cell office:value-type="float" office:value="3.721227" calcext:value-type="float">
            <text:p>3.721227</text:p>
          </table:table-cell>
          <table:table-cell table:formula="of:=100*([.D16]-[.G16])/[.D16]" office:value-type="float" office:value="2.58164602897165" calcext:value-type="float">
            <text:p>2.58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table:style-name="ce5" office:value-type="string" calcext:value-type="string">
            <text:p>MDG-b_24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0874.15963" calcext:value-type="float">
            <text:p>11290874.15963</text:p>
          </table:table-cell>
          <table:table-cell/>
          <table:table-cell office:value-type="string" calcext:value-type="string">
            <text:p>MDG-b_24_n2000_m200</text:p>
          </table:table-cell>
          <table:table-cell table:style-name="ce79" office:value-type="float" office:value="10980250.465292" calcext:value-type="float">
            <text:p>10980250.465292</text:p>
          </table:table-cell>
          <table:table-cell office:value-type="float" office:value="3.682594" calcext:value-type="float">
            <text:p>3.682594</text:p>
          </table:table-cell>
          <table:table-cell table:formula="of:=100*([.D17]-[.G17])/[.D17]" office:value-type="float" office:value="2.75110403274728" calcext:value-type="float">
            <text:p>2.75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table:style-name="ce5" office:value-type="string" calcext:value-type="string">
            <text:p>MDG-b_25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066.6607" calcext:value-type="float">
            <text:p>11296066.6607</text:p>
          </table:table-cell>
          <table:table-cell/>
          <table:table-cell office:value-type="string" calcext:value-type="string">
            <text:p>MDG-b_25_n2000_m200</text:p>
          </table:table-cell>
          <table:table-cell table:style-name="ce79" office:value-type="float" office:value="10994367.777348" calcext:value-type="float">
            <text:p>10994367.777348</text:p>
          </table:table-cell>
          <table:table-cell office:value-type="float" office:value="3.593467" calcext:value-type="float">
            <text:p>3.593467</text:p>
          </table:table-cell>
          <table:table-cell table:formula="of:=100*([.D18]-[.G18])/[.D18]" office:value-type="float" office:value="2.67083129388424" calcext:value-type="float">
            <text:p>2.67</text:p>
          </table:table-cell>
          <table:table-cell/>
          <table:table-cell table:style-name="ce2" table:number-columns-repeated="2"/>
        </table:table-row>
        <table:table-row table:style-name="ro3">
          <table:table-cell table:style-name="ce5" office:value-type="string" calcext:value-type="string">
            <text:p>MDG-b_26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2295.88629" calcext:value-type="float">
            <text:p>11292295.88629</text:p>
          </table:table-cell>
          <table:table-cell/>
          <table:table-cell office:value-type="string" calcext:value-type="string">
            <text:p>MDG-b_26_n2000_m200</text:p>
          </table:table-cell>
          <table:table-cell table:style-name="ce79" office:value-type="float" office:value="11011679.700118" calcext:value-type="float">
            <text:p>11011679.700118</text:p>
          </table:table-cell>
          <table:table-cell office:value-type="float" office:value="3.662391" calcext:value-type="float">
            <text:p>3.662391</text:p>
          </table:table-cell>
          <table:table-cell table:formula="of:=100*([.D19]-[.G19])/[.D19]" office:value-type="float" office:value="2.48502332030369" calcext:value-type="float">
            <text:p>2.49</text:p>
          </table:table-cell>
          <table:table-cell/>
          <table:table-cell table:style-name="ce11" table:number-columns-repeated="2"/>
        </table:table-row>
        <table:table-row table:style-name="ro1">
          <table:table-cell table:style-name="ce5" office:value-type="string" calcext:value-type="string">
            <text:p>MDG-b_27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305676.84757" calcext:value-type="float">
            <text:p>11305676.84757</text:p>
          </table:table-cell>
          <table:table-cell/>
          <table:table-cell office:value-type="string" calcext:value-type="string">
            <text:p>MDG-b_27_n2000_m200</text:p>
          </table:table-cell>
          <table:table-cell table:style-name="ce79" office:value-type="float" office:value="10980015.650078" calcext:value-type="float">
            <text:p>10980015.650078</text:p>
          </table:table-cell>
          <table:table-cell office:value-type="float" office:value="3.662841" calcext:value-type="float">
            <text:p>3.662841</text:p>
          </table:table-cell>
          <table:table-cell table:formula="of:=100*([.D20]-[.G20])/[.D20]" office:value-type="float" office:value="2.88051040094956" calcext:value-type="float">
            <text:p>2.88</text:p>
          </table:table-cell>
          <table:table-cell/>
          <table:table-cell table:style-name="ce44"/>
          <table:table-cell table:style-name="ce47"/>
        </table:table-row>
        <table:table-row table:style-name="ro1">
          <table:table-cell table:style-name="ce5" office:value-type="string" calcext:value-type="string">
            <text:p>MDG-b_28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79916.05595" calcext:value-type="float">
            <text:p>11279916.05595</text:p>
          </table:table-cell>
          <table:table-cell/>
          <table:table-cell office:value-type="string" calcext:value-type="string">
            <text:p>MDG-b_28_n2000_m200</text:p>
          </table:table-cell>
          <table:table-cell table:style-name="ce79" office:value-type="float" office:value="11031869.204108" calcext:value-type="float">
            <text:p>11031869.204108</text:p>
          </table:table-cell>
          <table:table-cell office:value-type="float" office:value="3.525714" calcext:value-type="float">
            <text:p>3.525714</text:p>
          </table:table-cell>
          <table:table-cell table:formula="of:=100*([.D21]-[.G21])/[.D21]" office:value-type="float" office:value="2.19901327821637" calcext:value-type="float">
            <text:p>2.20</text:p>
          </table:table-cell>
          <table:table-cell/>
          <table:table-cell table:style-name="ce44"/>
          <table:table-cell table:style-name="ce47"/>
        </table:table-row>
        <table:table-row table:style-name="ro1">
          <table:table-cell table:style-name="ce5" office:value-type="string" calcext:value-type="string">
            <text:p>MDG-b_29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7188.33456" calcext:value-type="float">
            <text:p>11297188.33456</text:p>
          </table:table-cell>
          <table:table-cell/>
          <table:table-cell office:value-type="string" calcext:value-type="string">
            <text:p>MDG-b_29_n2000_m200</text:p>
          </table:table-cell>
          <table:table-cell table:style-name="ce79" office:value-type="float" office:value="11002465.223647" calcext:value-type="float">
            <text:p>11002465.223647</text:p>
          </table:table-cell>
          <table:table-cell office:value-type="float" office:value="3.762359" calcext:value-type="float">
            <text:p>3.762359</text:p>
          </table:table-cell>
          <table:table-cell table:formula="of:=100*([.D22]-[.G22])/[.D22]" office:value-type="float" office:value="2.60881824915135" calcext:value-type="float">
            <text:p>2.61</text:p>
          </table:table-cell>
          <table:table-cell/>
          <table:table-cell table:style-name="ce41"/>
          <table:table-cell table:style-name="ce48"/>
        </table:table-row>
        <table:table-row table:style-name="ro1">
          <table:table-cell table:style-name="ce5" office:value-type="string" calcext:value-type="string">
            <text:p>MDG-b_30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414.92982" calcext:value-type="float">
            <text:p>11296414.92982</text:p>
          </table:table-cell>
          <table:table-cell/>
          <table:table-cell office:value-type="string" calcext:value-type="string">
            <text:p>MDG-b_30_n2000_m200</text:p>
          </table:table-cell>
          <table:table-cell table:style-name="ce79" office:value-type="float" office:value="11001910.078215" calcext:value-type="float">
            <text:p>11001910.078215</text:p>
          </table:table-cell>
          <table:table-cell table:style-name="ce83" office:value-type="float" office:value="3.64125" calcext:value-type="float">
            <text:p>3.641250</text:p>
          </table:table-cell>
          <table:table-cell table:formula="of:=100*([.D23]-[.G23])/[.D23]" office:value-type="float" office:value="2.60706474960984" calcext:value-type="float">
            <text:p>2.61</text:p>
          </table:table-cell>
          <table:table-cell/>
          <table:table-cell table:style-name="ce41"/>
          <table:table-cell table:style-name="ce48"/>
        </table:table-row>
        <table:table-row table:style-name="ro1">
          <table:table-cell table:style-name="ce6" office:value-type="string" calcext:value-type="string">
            <text:p>MDG-c_1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884110" calcext:value-type="float">
            <text:p>24884110</text:p>
          </table:table-cell>
          <table:table-cell/>
          <table:table-cell office:value-type="string" calcext:value-type="string">
            <text:p>MDG-c_1_n3000_m300</text:p>
          </table:table-cell>
          <table:table-cell table:style-name="ce80" office:value-type="float" office:value="24266538" calcext:value-type="float">
            <text:p>24266538</text:p>
          </table:table-cell>
          <table:table-cell office:value-type="float" office:value="10.745056" calcext:value-type="float">
            <text:p>10.745056</text:p>
          </table:table-cell>
          <table:table-cell table:formula="of:=100*([.D24]-[.G24])/[.D24]" office:value-type="float" office:value="2.4817925977662" calcext:value-type="float">
            <text:p>2.48</text:p>
          </table:table-cell>
          <table:table-cell/>
          <table:table-cell table:style-name="ce41"/>
          <table:table-cell table:style-name="ce48"/>
        </table:table-row>
        <table:table-row table:style-name="ro3">
          <table:table-cell table:style-name="ce6" office:value-type="string" calcext:value-type="string">
            <text:p>MDG-c_2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905330" calcext:value-type="float">
            <text:p>24905330</text:p>
          </table:table-cell>
          <table:table-cell table:style-name="ce9"/>
          <table:table-cell office:value-type="string" calcext:value-type="string">
            <text:p>MDG-c_2_n3000_m300</text:p>
          </table:table-cell>
          <table:table-cell table:style-name="ce80" office:value-type="float" office:value="24272610" calcext:value-type="float">
            <text:p>24272610</text:p>
          </table:table-cell>
          <table:table-cell office:value-type="float" office:value="11.862815" calcext:value-type="float">
            <text:p>11.862815</text:p>
          </table:table-cell>
          <table:table-cell table:formula="of:=100*([.D25]-[.G25])/[.D25]" office:value-type="float" office:value="2.54050036678896" calcext:value-type="float">
            <text:p>2.54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8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261" calcext:value-type="float">
            <text:p>43437261</text:p>
          </table:table-cell>
          <table:table-cell table:style-name="ce9"/>
          <table:table-cell office:value-type="string" calcext:value-type="string">
            <text:p>MDG-c_8_n3000_m400</text:p>
          </table:table-cell>
          <table:table-cell table:style-name="ce80" office:value-type="float" office:value="42604520" calcext:value-type="float">
            <text:p>42604520</text:p>
          </table:table-cell>
          <table:table-cell office:value-type="float" office:value="26.051449" calcext:value-type="float">
            <text:p>26.051449</text:p>
          </table:table-cell>
          <table:table-cell table:formula="of:=100*([.D26]-[.G26])/[.D26]" office:value-type="float" office:value="1.91711213098819" calcext:value-type="float">
            <text:p>1.92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9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861" calcext:value-type="float">
            <text:p>43437861</text:p>
          </table:table-cell>
          <table:table-cell table:style-name="ce9"/>
          <table:table-cell office:value-type="string" calcext:value-type="string">
            <text:p>MDG-c_9_n3000_m400</text:p>
          </table:table-cell>
          <table:table-cell table:style-name="ce80" office:value-type="float" office:value="42562252" calcext:value-type="float">
            <text:p>42562252</text:p>
          </table:table-cell>
          <table:table-cell office:value-type="float" office:value="25.429321" calcext:value-type="float">
            <text:p>25.429321</text:p>
          </table:table-cell>
          <table:table-cell table:formula="of:=100*([.D27]-[.G27])/[.D27]" office:value-type="float" office:value="2.01577375092204" calcext:value-type="float">
            <text:p>2.02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0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76251" calcext:value-type="float">
            <text:p>43476251</text:p>
          </table:table-cell>
          <table:table-cell table:style-name="ce9"/>
          <table:table-cell office:value-type="string" calcext:value-type="string">
            <text:p>MDG-c_10_n3000_m400</text:p>
          </table:table-cell>
          <table:table-cell table:style-name="ce80" office:value-type="float" office:value="42515704" calcext:value-type="float">
            <text:p>42515704</text:p>
          </table:table-cell>
          <table:table-cell office:value-type="float" office:value="25.532542" calcext:value-type="float">
            <text:p>25.532542</text:p>
          </table:table-cell>
          <table:table-cell table:formula="of:=100*([.D28]-[.G28])/[.D28]" office:value-type="float" office:value="2.20936023209545" calcext:value-type="float">
            <text:p>2.21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3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7014051" calcext:value-type="float">
            <text:p>67014051</text:p>
          </table:table-cell>
          <table:table-cell table:style-name="ce9"/>
          <table:table-cell office:value-type="string" calcext:value-type="string">
            <text:p>MDG-c_13_n3000_m500</text:p>
          </table:table-cell>
          <table:table-cell table:style-name="ce80" office:value-type="float" office:value="65838621" calcext:value-type="float">
            <text:p>65838621</text:p>
          </table:table-cell>
          <table:table-cell office:value-type="float" office:value="39.067775" calcext:value-type="float">
            <text:p>39.067775</text:p>
          </table:table-cell>
          <table:table-cell table:formula="of:=100*([.D29]-[.G29])/[.D29]" office:value-type="float" office:value="1.75400529062181" calcext:value-type="float">
            <text:p>1.75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MDG-c_14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79606" calcext:value-type="float">
            <text:p>66979606</text:p>
          </table:table-cell>
          <table:table-cell/>
          <table:table-cell office:value-type="string" calcext:value-type="string">
            <text:p>MDG-c_14_n3000_m500</text:p>
          </table:table-cell>
          <table:table-cell table:style-name="ce80" office:value-type="float" office:value="65869811" calcext:value-type="float">
            <text:p>65869811</text:p>
          </table:table-cell>
          <table:table-cell office:value-type="float" office:value="38.325787" calcext:value-type="float">
            <text:p>38.325787</text:p>
          </table:table-cell>
          <table:table-cell table:formula="of:=100*([.D30]-[.G30])/[.D30]" office:value-type="float" office:value="1.65691479284008" calcext:value-type="float">
            <text:p>1.66</text:p>
          </table:table-cell>
          <table:table-cell/>
          <table:table-cell table:style-name="ce41"/>
          <table:table-cell table:style-name="ce48"/>
        </table:table-row>
        <table:table-row table:style-name="ro3">
          <table:table-cell table:style-name="ce6" office:value-type="string" calcext:value-type="string">
            <text:p>MDG-c_15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92877" calcext:value-type="float">
            <text:p>66992877</text:p>
          </table:table-cell>
          <table:table-cell table:style-name="ce9"/>
          <table:table-cell office:value-type="string" calcext:value-type="string">
            <text:p>MDG-c_15_n3000_m500</text:p>
          </table:table-cell>
          <table:table-cell table:style-name="ce80" office:value-type="float" office:value="65904007" calcext:value-type="float">
            <text:p>65904007</text:p>
          </table:table-cell>
          <table:table-cell office:value-type="float" office:value="38.400953" calcext:value-type="float">
            <text:p>38.400953</text:p>
          </table:table-cell>
          <table:table-cell table:formula="of:=100*([.D31]-[.G31])/[.D31]" office:value-type="float" office:value="1.6253519012178" calcext:value-type="float">
            <text:p>1.63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9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33549" calcext:value-type="float">
            <text:p>95633549</text:p>
          </table:table-cell>
          <table:table-cell table:style-name="ce9"/>
          <table:table-cell office:value-type="string" calcext:value-type="string">
            <text:p>MDG-c_19_n3000_m600</text:p>
          </table:table-cell>
          <table:table-cell table:style-name="ce80" office:value-type="float" office:value="94249450" calcext:value-type="float">
            <text:p>94249450</text:p>
          </table:table-cell>
          <table:table-cell office:value-type="float" office:value="48.332032" calcext:value-type="float">
            <text:p>48.332032</text:p>
          </table:table-cell>
          <table:table-cell table:formula="of:=100*([.D32]-[.G32])/[.D32]" office:value-type="float" office:value="1.44729440083835" calcext:value-type="float">
            <text:p>1.45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20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43586" calcext:value-type="float">
            <text:p>95643586</text:p>
          </table:table-cell>
          <table:table-cell table:style-name="ce9"/>
          <table:table-cell office:value-type="string" calcext:value-type="string">
            <text:p>MDG-c_20_n3000_m600</text:p>
          </table:table-cell>
          <table:table-cell table:style-name="ce80" office:value-type="float" office:value="94151700" calcext:value-type="float">
            <text:p>94151700</text:p>
          </table:table-cell>
          <table:table-cell office:value-type="float" office:value="47.997017" calcext:value-type="float">
            <text:p>47.997017</text:p>
          </table:table-cell>
          <table:table-cell table:formula="of:=100*([.D33]-[.G33])/[.D33]" office:value-type="float" office:value="1.55983904660371" calcext:value-type="float">
            <text:p>1.56</text:p>
          </table:table-cell>
          <table:table-cell table:number-columns-repeated="3"/>
        </table:table-row>
      </table:table>
      <table:table table:name="AGEuniform" table:style-name="ta2">
        <office:forms form:automatic-focus="false" form:apply-design-mode="false"/>
        <table:table-column table:style-name="co15" table:default-cell-style-name="ce4"/>
        <table:table-column table:style-name="co11" table:number-columns-repeated="2" table:default-cell-style-name="ce16"/>
        <table:table-column table:style-name="co11" table:default-cell-style-name="ce23"/>
        <table:table-column table:style-name="co11" table:default-cell-style-name="ce2"/>
        <table:table-column table:style-name="co16" table:default-cell-style-name="ce28"/>
        <table:table-column table:style-name="co17" table:default-cell-style-name="ce78"/>
        <table:table-column table:style-name="co11" table:default-cell-style-name="ce79"/>
        <table:table-column table:style-name="co11" table:default-cell-style-name="ce87"/>
        <table:table-column table:style-name="co11" table:default-cell-style-name="ce40"/>
        <table:table-column table:style-name="co8" table:default-cell-style-name="ce12"/>
        <table:table-column table:style-name="co11" table:default-cell-style-name="Default"/>
        <table:table-row table:style-name="ro1">
          <table:table-cell table:style-name="ce1" office:value-type="string" calcext:value-type="string">
            <text:p>Nº casos:</text:p>
          </table:table-cell>
          <table:table-cell table:style-name="ce13" office:value-type="float" office:value="30" calcext:value-type="float">
            <text:p>30</text:p>
          </table:table-cell>
          <table:table-cell table:style-name="ce14" table:number-columns-repeated="2"/>
          <table:table-cell/>
          <table:table-cell table:style-name="ce2" table:number-columns-repeated="3"/>
          <table:table-cell table:style-name="ce38" table:number-columns-repeated="4"/>
        </table:table-row>
        <table:table-row table:style-name="ro1">
          <table:table-cell table:style-name="ce2"/>
          <table:table-cell table:style-name="ce14" table:number-columns-repeated="3"/>
          <table:table-cell/>
          <table:table-cell table:style-name="ce68" office:value-type="string" calcext:value-type="string" table:number-columns-spanned="3" table:number-rows-spanned="1">
            <text:p>Algoritmo X</text:p>
          </table:table-cell>
          <table:covered-table-cell table:style-name="ce29"/>
          <table:covered-table-cell table:style-name="ce77"/>
          <table:table-cell table:style-name="ce39" table:number-columns-repeated="2"/>
          <table:table-cell table:style-name="ce42" table:number-columns-repeated="2"/>
        </table:table-row>
        <table:table-row table:style-name="ro8">
          <table:table-cell table:style-name="ce3" office:value-type="string" calcext:value-type="string">
            <text:p>Caso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m</text:p>
          </table:table-cell>
          <table:table-cell table:style-name="ce22" office:value-type="string" calcext:value-type="string">
            <text:p>Mejor coste</text:p>
          </table:table-cell>
          <table:table-cell/>
          <table:table-cell table:style-name="ce27" office:value-type="string" calcext:value-type="string">
            <text:p>Caso</text:p>
          </table:table-cell>
          <table:table-cell table:style-name="ce30" office:value-type="string" calcext:value-type="string">
            <text:p>Coste obtenido</text:p>
          </table:table-cell>
          <table:table-cell table:style-name="ce77" office:value-type="string" calcext:value-type="string">
            <text:p>Tiempo</text:p>
          </table:table-cell>
          <table:table-cell table:style-name="ce68" office:value-type="string" calcext:value-type="string">
            <text:p>Desv</text:p>
          </table:table-cell>
          <table:table-cell table:style-name="ce68"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1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833.83252" calcext:value-type="float">
            <text:p>7833.83252</text:p>
          </table:table-cell>
          <table:table-cell/>
          <table:table-cell office:value-type="string" calcext:value-type="string">
            <text:p>MDG-a_1_n500_m50</text:p>
          </table:table-cell>
          <table:table-cell office:value-type="float" office:value="7638.31" calcext:value-type="float">
            <text:p>7638.31</text:p>
          </table:table-cell>
          <table:table-cell office:value-type="float" office:value="0.795903" calcext:value-type="float">
            <text:p>0.795903</text:p>
          </table:table-cell>
          <table:table-cell table:formula="of:=100*([.D4]-[.G4])/[.D4]" office:value-type="float" office:value="2.49587311830863" calcext:value-type="float">
            <text:p>2.50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2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1.66162" calcext:value-type="float">
            <text:p>7771.66162</text:p>
          </table:table-cell>
          <table:table-cell/>
          <table:table-cell office:value-type="string" calcext:value-type="string">
            <text:p>MDG-a_2_n500_m50</text:p>
          </table:table-cell>
          <table:table-cell office:value-type="float" office:value="7465.49" calcext:value-type="float">
            <text:p>7465.49</text:p>
          </table:table-cell>
          <table:table-cell office:value-type="float" office:value="0.803522" calcext:value-type="float">
            <text:p>0.803522</text:p>
          </table:table-cell>
          <table:table-cell table:formula="of:=100*([.D5]-[.G5])/[.D5]" office:value-type="float" office:value="3.93959020567856" calcext:value-type="float">
            <text:p>3.94</text:p>
          </table:table-cell>
          <table:table-cell/>
          <table:table-cell table:style-name="ce43"/>
          <table:table-cell table:style-name="ce45"/>
        </table:table-row>
        <table:table-row table:style-name="ro5">
          <table:table-cell office:value-type="string" calcext:value-type="string">
            <text:p>MDG-a_3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9.35986" calcext:value-type="float">
            <text:p>7759.35986</text:p>
          </table:table-cell>
          <table:table-cell/>
          <table:table-cell office:value-type="string" calcext:value-type="string">
            <text:p>MDG-a_3_n500_m50</text:p>
          </table:table-cell>
          <table:table-cell office:value-type="float" office:value="7647.01" calcext:value-type="float">
            <text:p>7647.01</text:p>
          </table:table-cell>
          <table:table-cell office:value-type="float" office:value="0.805167" calcext:value-type="float">
            <text:p>0.805167</text:p>
          </table:table-cell>
          <table:table-cell table:formula="of:=100*([.D6]-[.G6])/[.D6]" office:value-type="float" office:value="1.44792691700214" calcext:value-type="float">
            <text:p>1.45</text:p>
          </table:table-cell>
          <table:table-cell/>
          <table:table-cell table:style-name="ce44" office:value-type="string" calcext:value-type="string">
            <text:p>Media Desv:</text:p>
          </table:table-cell>
          <table:table-cell table:style-name="ce95" table:formula="of:=SUM([.I4:.I43])/[.B1]" office:value-type="float" office:value="1.95734427344273" calcext:value-type="float">
            <text:p>1.96</text:p>
          </table:table-cell>
        </table:table-row>
        <table:table-row table:style-name="ro9">
          <table:table-cell office:value-type="string" calcext:value-type="string">
            <text:p>MDG-a_4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0.2417" calcext:value-type="float">
            <text:p>7770.2417</text:p>
          </table:table-cell>
          <table:table-cell/>
          <table:table-cell office:value-type="string" calcext:value-type="string">
            <text:p>MDG-a_4_n500_m50</text:p>
          </table:table-cell>
          <table:table-cell office:value-type="float" office:value="7517.13" calcext:value-type="float">
            <text:p>7517.13</text:p>
          </table:table-cell>
          <table:table-cell office:value-type="float" office:value="0.796446" calcext:value-type="float">
            <text:p>0.796446</text:p>
          </table:table-cell>
          <table:table-cell table:formula="of:=100*([.D7]-[.G7])/[.D7]" office:value-type="float" office:value="3.25744950765173" calcext:value-type="float">
            <text:p>3.26</text:p>
          </table:table-cell>
          <table:table-cell/>
          <table:table-cell table:style-name="ce44" office:value-type="string" calcext:value-type="string">
            <text:p>Media Tiempo:</text:p>
          </table:table-cell>
          <table:table-cell table:style-name="ce96" table:formula="of:=SUM([.H4:.H43])/[.B1]" office:value-type="float" office:value="22.7181103666667" calcext:value-type="float">
            <text:p>22.718110</text:p>
          </table:table-cell>
        </table:table-row>
        <table:table-row table:style-name="ro3">
          <table:table-cell office:value-type="string" calcext:value-type="string">
            <text:p>MDG-a_5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5.23096" calcext:value-type="float">
            <text:p>7755.23096</text:p>
          </table:table-cell>
          <table:table-cell/>
          <table:table-cell office:value-type="string" calcext:value-type="string">
            <text:p>MDG-a_5_n500_m50</text:p>
          </table:table-cell>
          <table:table-cell office:value-type="float" office:value="7495.03" calcext:value-type="float">
            <text:p>7495.03</text:p>
          </table:table-cell>
          <table:table-cell office:value-type="float" office:value="0.76739" calcext:value-type="float">
            <text:p>0.767390</text:p>
          </table:table-cell>
          <table:table-cell table:formula="of:=100*([.D8]-[.G8])/[.D8]" office:value-type="float" office:value="3.35516712967115" calcext:value-type="float">
            <text:p>3.36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6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3.70996" calcext:value-type="float">
            <text:p>7773.70996</text:p>
          </table:table-cell>
          <table:table-cell/>
          <table:table-cell office:value-type="string" calcext:value-type="string">
            <text:p>MDG-a_6_n500_m50</text:p>
          </table:table-cell>
          <table:table-cell office:value-type="float" office:value="7632.09" calcext:value-type="float">
            <text:p>7632.09</text:p>
          </table:table-cell>
          <table:table-cell office:value-type="float" office:value="0.780485" calcext:value-type="float">
            <text:p>0.780485</text:p>
          </table:table-cell>
          <table:table-cell table:formula="of:=100*([.D9]-[.G9])/[.D9]" office:value-type="float" office:value="1.8217808579007" calcext:value-type="float">
            <text:p>1.82</text:p>
          </table:table-cell>
          <table:table-cell/>
          <table:table-cell table:style-name="ce43"/>
          <table:table-cell table:style-name="ce45"/>
        </table:table-row>
        <table:table-row table:style-name="ro8">
          <table:table-cell office:value-type="string" calcext:value-type="string">
            <text:p>MDG-a_7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1.73096" calcext:value-type="float">
            <text:p>7771.73096</text:p>
          </table:table-cell>
          <table:table-cell/>
          <table:table-cell office:value-type="string" calcext:value-type="string">
            <text:p>MDG-a_7_n500_m50</text:p>
          </table:table-cell>
          <table:table-cell office:value-type="float" office:value="7562.98" calcext:value-type="float">
            <text:p>7562.98</text:p>
          </table:table-cell>
          <table:table-cell office:value-type="float" office:value="0.789929" calcext:value-type="float">
            <text:p>0.789929</text:p>
          </table:table-cell>
          <table:table-cell table:formula="of:=100*([.D10]-[.G10])/[.D10]" office:value-type="float" office:value="2.68602916228588" calcext:value-type="float">
            <text:p>2.69</text:p>
          </table:table-cell>
          <table:table-cell/>
          <table:table-cell table:style-name="ce93" office:value-type="string" calcext:value-type="string">
            <text:p>Media Desv MDG-a:</text:p>
          </table:table-cell>
          <table:table-cell table:style-name="ce97" table:formula="of:=AVERAGE([.I4:.I13])" office:value-type="float" office:value="2.595144897566" calcext:value-type="float">
            <text:p>2.60</text:p>
          </table:table-cell>
        </table:table-row>
        <table:table-row table:style-name="ro3">
          <table:table-cell office:value-type="string" calcext:value-type="string">
            <text:p>MDG-a_8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0.88135" calcext:value-type="float">
            <text:p>7750.88135</text:p>
          </table:table-cell>
          <table:table-cell/>
          <table:table-cell office:value-type="string" calcext:value-type="string">
            <text:p>MDG-a_8_n500_m50</text:p>
          </table:table-cell>
          <table:table-cell office:value-type="float" office:value="7535.98" calcext:value-type="float">
            <text:p>7535.98</text:p>
          </table:table-cell>
          <table:table-cell office:value-type="float" office:value="0.802505" calcext:value-type="float">
            <text:p>0.802505</text:p>
          </table:table-cell>
          <table:table-cell table:formula="of:=100*([.D11]-[.G11])/[.D11]" office:value-type="float" office:value="2.77260533732722" calcext:value-type="float">
            <text:p>2.77</text:p>
          </table:table-cell>
          <table:table-cell/>
          <table:table-cell table:style-name="ce93" office:value-type="string" calcext:value-type="string">
            <text:p><text:span text:style-name="T1">Media Desv MDG-</text:span>b:</text:p>
          </table:table-cell>
          <table:table-cell table:style-name="ce97" table:formula="of:=AVERAGE([.I14:.I23])" office:value-type="float" office:value="2.01400576550666" calcext:value-type="float">
            <text:p>2.01</text:p>
          </table:table-cell>
        </table:table-row>
        <table:table-row table:style-name="ro8">
          <table:table-cell office:value-type="string" calcext:value-type="string">
            <text:p>MDG-a_9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0.0708" calcext:value-type="float">
            <text:p>7770.0708</text:p>
          </table:table-cell>
          <table:table-cell/>
          <table:table-cell office:value-type="string" calcext:value-type="string">
            <text:p>MDG-a_9_n500_m50</text:p>
          </table:table-cell>
          <table:table-cell office:value-type="float" office:value="7626.21" calcext:value-type="float">
            <text:p>7626.21</text:p>
          </table:table-cell>
          <table:table-cell office:value-type="float" office:value="0.803048" calcext:value-type="float">
            <text:p>0.803048</text:p>
          </table:table-cell>
          <table:table-cell table:formula="of:=100*([.D12]-[.G12])/[.D12]" office:value-type="float" office:value="1.85147347692122" calcext:value-type="float">
            <text:p>1.85</text:p>
          </table:table-cell>
          <table:table-cell/>
          <table:table-cell table:style-name="ce93" office:value-type="string" calcext:value-type="string">
            <text:p><text:span text:style-name="T1">Media Desv MDG-</text:span>c:</text:p>
          </table:table-cell>
          <table:table-cell table:style-name="ce97" table:formula="of:=AVERAGE([.I24:.I33])" office:value-type="float" office:value="1.26288215725553" calcext:value-type="float">
            <text:p>1.26</text:p>
          </table:table-cell>
        </table:table-row>
        <table:table-row table:style-name="ro3">
          <table:table-cell office:value-type="string" calcext:value-type="string">
            <text:p>MDG-a_10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80.35059" calcext:value-type="float">
            <text:p>7780.35059</text:p>
          </table:table-cell>
          <table:table-cell/>
          <table:table-cell office:value-type="string" calcext:value-type="string">
            <text:p>MDG-a_10_n500_m50</text:p>
          </table:table-cell>
          <table:table-cell office:value-type="float" office:value="7599.57" calcext:value-type="float">
            <text:p>7599.57</text:p>
          </table:table-cell>
          <table:table-cell office:value-type="float" office:value="0.801402" calcext:value-type="float">
            <text:p>0.801402</text:p>
          </table:table-cell>
          <table:table-cell table:formula="of:=100*([.D13]-[.G13])/[.D13]" office:value-type="float" office:value="2.3235532629128" calcext:value-type="float">
            <text:p>2.32</text:p>
          </table:table-cell>
          <table:table-cell/>
          <table:table-cell table:style-name="ce93" office:value-type="string" calcext:value-type="string">
            <text:p><text:span text:style-name="T1">Media Tiempo MDG-</text:span>a:</text:p>
          </table:table-cell>
          <table:table-cell table:style-name="ce98" table:formula="of:=AVERAGE([.H4:.H13])" office:value-type="float" office:value="0.7945797" calcext:value-type="float">
            <text:p>0.794580</text:p>
          </table:table-cell>
        </table:table-row>
        <table:table-row table:style-name="ro8">
          <table:table-cell table:style-name="ce5" office:value-type="string" calcext:value-type="string">
            <text:p>MDG-b_21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894.85774" calcext:value-type="float">
            <text:p>11299894.85774</text:p>
          </table:table-cell>
          <table:table-cell/>
          <table:table-cell office:value-type="string" calcext:value-type="string">
            <text:p>MDG-b_21_n2000_m200</text:p>
          </table:table-cell>
          <table:table-cell table:style-name="ce79" office:value-type="float" office:value="11094801.574245" calcext:value-type="float">
            <text:p>11094801.574245</text:p>
          </table:table-cell>
          <table:table-cell office:value-type="float" office:value="13.750168" calcext:value-type="float">
            <text:p>13.750168</text:p>
          </table:table-cell>
          <table:table-cell table:formula="of:=100*([.D14]-[.G14])/[.D14]" office:value-type="float" office:value="1.81500169760003" calcext:value-type="float">
            <text:p>1.82</text:p>
          </table:table-cell>
          <table:table-cell/>
          <table:table-cell table:style-name="ce93" office:value-type="string" calcext:value-type="string">
            <text:p><text:span text:style-name="T1">Media Tiempo MDG-</text:span>b:</text:p>
          </table:table-cell>
          <table:table-cell table:style-name="ce98" table:formula="of:=AVERAGE([.H17:.H26])" office:value-type="float" office:value="19.8221698" calcext:value-type="float">
            <text:p>19.822170</text:p>
          </table:table-cell>
        </table:table-row>
        <table:table-row table:style-name="ro3">
          <table:table-cell table:style-name="ce5" office:value-type="string" calcext:value-type="string">
            <text:p>MDG-b_22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86775.58894" calcext:value-type="float">
            <text:p>11286775.58894</text:p>
          </table:table-cell>
          <table:table-cell/>
          <table:table-cell office:value-type="string" calcext:value-type="string">
            <text:p>MDG-b_22_n2000_m200</text:p>
          </table:table-cell>
          <table:table-cell table:style-name="ce79" office:value-type="float" office:value="11089271.314657" calcext:value-type="float">
            <text:p>11089271.314657</text:p>
          </table:table-cell>
          <table:table-cell office:value-type="float" office:value="15.224447" calcext:value-type="float">
            <text:p>15.224447</text:p>
          </table:table-cell>
          <table:table-cell table:formula="of:=100*([.D15]-[.G15])/[.D15]" office:value-type="float" office:value="1.74987331613588" calcext:value-type="float">
            <text:p>1.75</text:p>
          </table:table-cell>
          <table:table-cell/>
          <table:table-cell table:style-name="ce93" office:value-type="string" calcext:value-type="string">
            <text:p><text:span text:style-name="T1">Media Tiempo MDG-</text:span>c:</text:p>
          </table:table-cell>
          <table:table-cell table:style-name="ce98" table:formula="of:=AVERAGE([.H27:.H36])" office:value-type="float" office:value="61.433545" calcext:value-type="float">
            <text:p>61.433545</text:p>
          </table:table-cell>
        </table:table-row>
        <table:table-row table:style-name="ro3">
          <table:table-cell table:style-name="ce5" office:value-type="string" calcext:value-type="string">
            <text:p>MDG-b_23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940.86847" calcext:value-type="float">
            <text:p>11299940.86847</text:p>
          </table:table-cell>
          <table:table-cell/>
          <table:table-cell office:value-type="string" calcext:value-type="string">
            <text:p>MDG-b_23_n2000_m200</text:p>
          </table:table-cell>
          <table:table-cell table:style-name="ce79" office:value-type="float" office:value="11051268.069221" calcext:value-type="float">
            <text:p>11051268.069221</text:p>
          </table:table-cell>
          <table:table-cell office:value-type="float" office:value="16.366386" calcext:value-type="float">
            <text:p>16.366386</text:p>
          </table:table-cell>
          <table:table-cell table:formula="of:=100*([.D16]-[.G16])/[.D16]" office:value-type="float" office:value="2.20065575690637" calcext:value-type="float">
            <text:p>2.20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table:style-name="ce5" office:value-type="string" calcext:value-type="string">
            <text:p>MDG-b_24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0874.15963" calcext:value-type="float">
            <text:p>11290874.15963</text:p>
          </table:table-cell>
          <table:table-cell/>
          <table:table-cell office:value-type="string" calcext:value-type="string">
            <text:p>MDG-b_24_n2000_m200</text:p>
          </table:table-cell>
          <table:table-cell table:style-name="ce79" office:value-type="float" office:value="11013918.840576" calcext:value-type="float">
            <text:p>11013918.840576</text:p>
          </table:table-cell>
          <table:table-cell office:value-type="float" office:value="17.024631" calcext:value-type="float">
            <text:p>17.024631</text:p>
          </table:table-cell>
          <table:table-cell table:formula="of:=100*([.D17]-[.G17])/[.D17]" office:value-type="float" office:value="2.45291299095548" calcext:value-type="float">
            <text:p>2.45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table:style-name="ce5" office:value-type="string" calcext:value-type="string">
            <text:p>MDG-b_25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066.6607" calcext:value-type="float">
            <text:p>11296066.6607</text:p>
          </table:table-cell>
          <table:table-cell/>
          <table:table-cell office:value-type="string" calcext:value-type="string">
            <text:p>MDG-b_25_n2000_m200</text:p>
          </table:table-cell>
          <table:table-cell table:style-name="ce79" office:value-type="float" office:value="11079010.549202" calcext:value-type="float">
            <text:p>11079010.549202</text:p>
          </table:table-cell>
          <table:table-cell office:value-type="float" office:value="13.906019" calcext:value-type="float">
            <text:p>13.906019</text:p>
          </table:table-cell>
          <table:table-cell table:formula="of:=100*([.D18]-[.G18])/[.D18]" office:value-type="float" office:value="1.92151939270292" calcext:value-type="float">
            <text:p>1.92</text:p>
          </table:table-cell>
          <table:table-cell/>
          <table:table-cell table:style-name="ce2" table:number-columns-repeated="2"/>
        </table:table-row>
        <table:table-row table:style-name="ro3">
          <table:table-cell table:style-name="ce5" office:value-type="string" calcext:value-type="string">
            <text:p>MDG-b_26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2295.88629" calcext:value-type="float">
            <text:p>11292295.88629</text:p>
          </table:table-cell>
          <table:table-cell/>
          <table:table-cell office:value-type="string" calcext:value-type="string">
            <text:p>MDG-b_26_n2000_m200</text:p>
          </table:table-cell>
          <table:table-cell table:style-name="ce79" office:value-type="float" office:value="11069132.147084" calcext:value-type="float">
            <text:p>11069132.147084</text:p>
          </table:table-cell>
          <table:table-cell office:value-type="float" office:value="13.512376" calcext:value-type="float">
            <text:p>13.512376</text:p>
          </table:table-cell>
          <table:table-cell table:formula="of:=100*([.D19]-[.G19])/[.D19]" office:value-type="float" office:value="1.97624771307086" calcext:value-type="float">
            <text:p>1.98</text:p>
          </table:table-cell>
          <table:table-cell/>
          <table:table-cell table:style-name="ce11" table:number-columns-repeated="2"/>
        </table:table-row>
        <table:table-row table:style-name="ro1">
          <table:table-cell table:style-name="ce5" office:value-type="string" calcext:value-type="string">
            <text:p>MDG-b_27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305676.84757" calcext:value-type="float">
            <text:p>11305676.84757</text:p>
          </table:table-cell>
          <table:table-cell/>
          <table:table-cell office:value-type="string" calcext:value-type="string">
            <text:p>MDG-b_27_n2000_m200</text:p>
          </table:table-cell>
          <table:table-cell table:style-name="ce79" office:value-type="float" office:value="11058200.538322" calcext:value-type="float">
            <text:p>11058200.538322</text:p>
          </table:table-cell>
          <table:table-cell office:value-type="float" office:value="13.904464" calcext:value-type="float">
            <text:p>13.904464</text:p>
          </table:table-cell>
          <table:table-cell table:formula="of:=100*([.D20]-[.G20])/[.D20]" office:value-type="float" office:value="2.18895615525392" calcext:value-type="float">
            <text:p>2.19</text:p>
          </table:table-cell>
          <table:table-cell/>
          <table:table-cell table:style-name="ce44"/>
          <table:table-cell table:style-name="ce47"/>
        </table:table-row>
        <table:table-row table:style-name="ro1">
          <table:table-cell table:style-name="ce5" office:value-type="string" calcext:value-type="string">
            <text:p>MDG-b_28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79916.05595" calcext:value-type="float">
            <text:p>11279916.05595</text:p>
          </table:table-cell>
          <table:table-cell/>
          <table:table-cell office:value-type="string" calcext:value-type="string">
            <text:p>MDG-b_28_n2000_m200</text:p>
          </table:table-cell>
          <table:table-cell table:style-name="ce79" office:value-type="float" office:value="11069233.029339" calcext:value-type="float">
            <text:p>11069233.029339</text:p>
          </table:table-cell>
          <table:table-cell office:value-type="float" office:value="16.868825" calcext:value-type="float">
            <text:p>16.868825</text:p>
          </table:table-cell>
          <table:table-cell table:formula="of:=100*([.D21]-[.G21])/[.D21]" office:value-type="float" office:value="1.86777122778204" calcext:value-type="float">
            <text:p>1.87</text:p>
          </table:table-cell>
          <table:table-cell/>
          <table:table-cell table:style-name="ce44"/>
          <table:table-cell table:style-name="ce47"/>
        </table:table-row>
        <table:table-row table:style-name="ro1">
          <table:table-cell table:style-name="ce5" office:value-type="string" calcext:value-type="string">
            <text:p>MDG-b_29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7188.33456" calcext:value-type="float">
            <text:p>11297188.33456</text:p>
          </table:table-cell>
          <table:table-cell/>
          <table:table-cell office:value-type="string" calcext:value-type="string">
            <text:p>MDG-b_29_n2000_m200</text:p>
          </table:table-cell>
          <table:table-cell table:style-name="ce79" office:value-type="float" office:value="11080671.826775" calcext:value-type="float">
            <text:p>11080671.826775</text:p>
          </table:table-cell>
          <table:table-cell office:value-type="float" office:value="16.079131" calcext:value-type="float">
            <text:p>16.079131</text:p>
          </table:table-cell>
          <table:table-cell table:formula="of:=100*([.D22]-[.G22])/[.D22]" office:value-type="float" office:value="1.91655216654784" calcext:value-type="float">
            <text:p>1.92</text:p>
          </table:table-cell>
          <table:table-cell/>
          <table:table-cell table:style-name="ce41"/>
          <table:table-cell table:style-name="ce48"/>
        </table:table-row>
        <table:table-row table:style-name="ro1">
          <table:table-cell table:style-name="ce5" office:value-type="string" calcext:value-type="string">
            <text:p>MDG-b_30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414.92982" calcext:value-type="float">
            <text:p>11296414.92982</text:p>
          </table:table-cell>
          <table:table-cell/>
          <table:table-cell office:value-type="string" calcext:value-type="string">
            <text:p>MDG-b_30_n2000_m200</text:p>
          </table:table-cell>
          <table:table-cell table:style-name="ce79" office:value-type="float" office:value="11064774.346188" calcext:value-type="float">
            <text:p>11064774.346188</text:p>
          </table:table-cell>
          <table:table-cell table:style-name="ce83" office:value-type="float" office:value="15.787427" calcext:value-type="float">
            <text:p>15.787427</text:p>
          </table:table-cell>
          <table:table-cell table:formula="of:=100*([.D23]-[.G23])/[.D23]" office:value-type="float" office:value="2.05056723811128" calcext:value-type="float">
            <text:p>2.05</text:p>
          </table:table-cell>
          <table:table-cell/>
          <table:table-cell table:style-name="ce41"/>
          <table:table-cell table:style-name="ce48"/>
        </table:table-row>
        <table:table-row table:style-name="ro1">
          <table:table-cell table:style-name="ce6" office:value-type="string" calcext:value-type="string">
            <text:p>MDG-c_1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884110" calcext:value-type="float">
            <text:p>24884110</text:p>
          </table:table-cell>
          <table:table-cell/>
          <table:table-cell office:value-type="string" calcext:value-type="string">
            <text:p>MDG-c_1_n3000_m300</text:p>
          </table:table-cell>
          <table:table-cell table:style-name="ce80" office:value-type="float" office:value="24441432" calcext:value-type="float">
            <text:p>24441432</text:p>
          </table:table-cell>
          <table:table-cell office:value-type="float" office:value="24.210146" calcext:value-type="float">
            <text:p>24.210146</text:p>
          </table:table-cell>
          <table:table-cell table:formula="of:=100*([.D24]-[.G24])/[.D24]" office:value-type="float" office:value="1.77895854020899" calcext:value-type="float">
            <text:p>1.78</text:p>
          </table:table-cell>
          <table:table-cell/>
          <table:table-cell table:style-name="ce41"/>
          <table:table-cell table:style-name="ce48"/>
        </table:table-row>
        <table:table-row table:style-name="ro3">
          <table:table-cell table:style-name="ce6" office:value-type="string" calcext:value-type="string">
            <text:p>MDG-c_2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905330" calcext:value-type="float">
            <text:p>24905330</text:p>
          </table:table-cell>
          <table:table-cell table:style-name="ce9"/>
          <table:table-cell office:value-type="string" calcext:value-type="string">
            <text:p>MDG-c_2_n3000_m300</text:p>
          </table:table-cell>
          <table:table-cell table:style-name="ce80" office:value-type="float" office:value="24464769" calcext:value-type="float">
            <text:p>24464769</text:p>
          </table:table-cell>
          <table:table-cell office:value-type="float" office:value="23.687862" calcext:value-type="float">
            <text:p>23.687862</text:p>
          </table:table-cell>
          <table:table-cell table:formula="of:=100*([.D25]-[.G25])/[.D25]" office:value-type="float" office:value="1.7689426319587" calcext:value-type="float">
            <text:p>1.77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8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261" calcext:value-type="float">
            <text:p>43437261</text:p>
          </table:table-cell>
          <table:table-cell table:style-name="ce9"/>
          <table:table-cell office:value-type="string" calcext:value-type="string">
            <text:p>MDG-c_8_n3000_m400</text:p>
          </table:table-cell>
          <table:table-cell table:style-name="ce80" office:value-type="float" office:value="42902528" calcext:value-type="float">
            <text:p>42902528</text:p>
          </table:table-cell>
          <table:table-cell office:value-type="float" office:value="43.240817" calcext:value-type="float">
            <text:p>43.240817</text:p>
          </table:table-cell>
          <table:table-cell table:formula="of:=100*([.D26]-[.G26])/[.D26]" office:value-type="float" office:value="1.23104677341419" calcext:value-type="float">
            <text:p>1.23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9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861" calcext:value-type="float">
            <text:p>43437861</text:p>
          </table:table-cell>
          <table:table-cell table:style-name="ce9"/>
          <table:table-cell office:value-type="string" calcext:value-type="string">
            <text:p>MDG-c_9_n3000_m400</text:p>
          </table:table-cell>
          <table:table-cell table:style-name="ce80" office:value-type="float" office:value="42829395" calcext:value-type="float">
            <text:p>42829395</text:p>
          </table:table-cell>
          <table:table-cell office:value-type="float" office:value="44.435686" calcext:value-type="float">
            <text:p>44.435686</text:p>
          </table:table-cell>
          <table:table-cell table:formula="of:=100*([.D27]-[.G27])/[.D27]" office:value-type="float" office:value="1.40077339443579" calcext:value-type="float">
            <text:p>1.40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0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76251" calcext:value-type="float">
            <text:p>43476251</text:p>
          </table:table-cell>
          <table:table-cell table:style-name="ce9"/>
          <table:table-cell office:value-type="string" calcext:value-type="string">
            <text:p>MDG-c_10_n3000_m400</text:p>
          </table:table-cell>
          <table:table-cell table:style-name="ce80" office:value-type="float" office:value="42845362" calcext:value-type="float">
            <text:p>42845362</text:p>
          </table:table-cell>
          <table:table-cell office:value-type="float" office:value="46.603064" calcext:value-type="float">
            <text:p>46.603064</text:p>
          </table:table-cell>
          <table:table-cell table:formula="of:=100*([.D28]-[.G28])/[.D28]" office:value-type="float" office:value="1.45111178054428" calcext:value-type="float">
            <text:p>1.45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3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7014051" calcext:value-type="float">
            <text:p>67014051</text:p>
          </table:table-cell>
          <table:table-cell table:style-name="ce9"/>
          <table:table-cell office:value-type="string" calcext:value-type="string">
            <text:p>MDG-c_13_n3000_m500</text:p>
          </table:table-cell>
          <table:table-cell table:style-name="ce80" office:value-type="float" office:value="66358646" calcext:value-type="float">
            <text:p>66358646</text:p>
          </table:table-cell>
          <table:table-cell office:value-type="float" office:value="64.63444" calcext:value-type="float">
            <text:p>64.634440</text:p>
          </table:table-cell>
          <table:table-cell table:formula="of:=100*([.D29]-[.G29])/[.D29]" office:value-type="float" office:value="0.978011312881234" calcext:value-type="float">
            <text:p>0.98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MDG-c_14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79606" calcext:value-type="float">
            <text:p>66979606</text:p>
          </table:table-cell>
          <table:table-cell/>
          <table:table-cell office:value-type="string" calcext:value-type="string">
            <text:p>MDG-c_14_n3000_m500</text:p>
          </table:table-cell>
          <table:table-cell table:style-name="ce80" office:value-type="float" office:value="66317998" calcext:value-type="float">
            <text:p>66317998</text:p>
          </table:table-cell>
          <table:table-cell office:value-type="float" office:value="62.382837" calcext:value-type="float">
            <text:p>62.382837</text:p>
          </table:table-cell>
          <table:table-cell table:formula="of:=100*([.D30]-[.G30])/[.D30]" office:value-type="float" office:value="0.987775293870794" calcext:value-type="float">
            <text:p>0.99</text:p>
          </table:table-cell>
          <table:table-cell/>
          <table:table-cell table:style-name="ce41"/>
          <table:table-cell table:style-name="ce48"/>
        </table:table-row>
        <table:table-row table:style-name="ro3">
          <table:table-cell table:style-name="ce6" office:value-type="string" calcext:value-type="string">
            <text:p>MDG-c_15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92877" calcext:value-type="float">
            <text:p>66992877</text:p>
          </table:table-cell>
          <table:table-cell table:style-name="ce9"/>
          <table:table-cell office:value-type="string" calcext:value-type="string">
            <text:p>MDG-c_15_n3000_m500</text:p>
          </table:table-cell>
          <table:table-cell table:style-name="ce80" office:value-type="float" office:value="66264715" calcext:value-type="float">
            <text:p>66264715</text:p>
          </table:table-cell>
          <table:table-cell office:value-type="float" office:value="63.34799" calcext:value-type="float">
            <text:p>63.347990</text:p>
          </table:table-cell>
          <table:table-cell table:formula="of:=100*([.D31]-[.G31])/[.D31]" office:value-type="float" office:value="1.08692450989976" calcext:value-type="float">
            <text:p>1.09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9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33549" calcext:value-type="float">
            <text:p>95633549</text:p>
          </table:table-cell>
          <table:table-cell table:style-name="ce9"/>
          <table:table-cell office:value-type="string" calcext:value-type="string">
            <text:p>MDG-c_19_n3000_m600</text:p>
          </table:table-cell>
          <table:table-cell table:style-name="ce80" office:value-type="float" office:value="94699784" calcext:value-type="float">
            <text:p>94699784</text:p>
          </table:table-cell>
          <table:table-cell office:value-type="float" office:value="74.037329" calcext:value-type="float">
            <text:p>74.037329</text:p>
          </table:table-cell>
          <table:table-cell table:formula="of:=100*([.D32]-[.G32])/[.D32]" office:value-type="float" office:value="0.97639898316437" calcext:value-type="float">
            <text:p>0.98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20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43586" calcext:value-type="float">
            <text:p>95643586</text:p>
          </table:table-cell>
          <table:table-cell table:style-name="ce9"/>
          <table:table-cell office:value-type="string" calcext:value-type="string">
            <text:p>MDG-c_20_n3000_m600</text:p>
          </table:table-cell>
          <table:table-cell table:style-name="ce80" office:value-type="float" office:value="94716916" calcext:value-type="float">
            <text:p>94716916</text:p>
          </table:table-cell>
          <table:table-cell office:value-type="float" office:value="74.593469" calcext:value-type="float">
            <text:p>74.593469</text:p>
          </table:table-cell>
          <table:table-cell table:formula="of:=100*([.D33]-[.G33])/[.D33]" office:value-type="float" office:value="0.968878352177218" calcext:value-type="float">
            <text:p>0.97</text:p>
          </table:table-cell>
          <table:table-cell table:number-columns-repeated="3"/>
        </table:table-row>
      </table:table>
      <table:table table:name="AGEposition" table:style-name="ta2">
        <office:forms form:automatic-focus="false" form:apply-design-mode="false"/>
        <table:table-column table:style-name="co15" table:default-cell-style-name="ce4"/>
        <table:table-column table:style-name="co11" table:number-columns-repeated="2" table:default-cell-style-name="ce16"/>
        <table:table-column table:style-name="co11" table:default-cell-style-name="ce23"/>
        <table:table-column table:style-name="co11" table:default-cell-style-name="ce2"/>
        <table:table-column table:style-name="co16" table:default-cell-style-name="ce28"/>
        <table:table-column table:style-name="co17" table:default-cell-style-name="ce78"/>
        <table:table-column table:style-name="co11" table:default-cell-style-name="ce79"/>
        <table:table-column table:style-name="co11" table:default-cell-style-name="ce87"/>
        <table:table-column table:style-name="co11" table:default-cell-style-name="ce40"/>
        <table:table-column table:style-name="co8" table:default-cell-style-name="ce12"/>
        <table:table-column table:style-name="co11" table:default-cell-style-name="Default"/>
        <table:table-row table:style-name="ro1">
          <table:table-cell table:style-name="ce1" office:value-type="string" calcext:value-type="string">
            <text:p>Nº casos:</text:p>
          </table:table-cell>
          <table:table-cell table:style-name="ce13" office:value-type="float" office:value="30" calcext:value-type="float">
            <text:p>30</text:p>
          </table:table-cell>
          <table:table-cell table:style-name="ce14" table:number-columns-repeated="2"/>
          <table:table-cell/>
          <table:table-cell table:style-name="ce2" table:number-columns-repeated="3"/>
          <table:table-cell table:style-name="ce38" table:number-columns-repeated="4"/>
        </table:table-row>
        <table:table-row table:style-name="ro1">
          <table:table-cell table:style-name="ce2"/>
          <table:table-cell table:style-name="ce14" table:number-columns-repeated="3"/>
          <table:table-cell/>
          <table:table-cell table:style-name="ce68" office:value-type="string" calcext:value-type="string" table:number-columns-spanned="3" table:number-rows-spanned="1">
            <text:p>Algoritmo X</text:p>
          </table:table-cell>
          <table:covered-table-cell table:style-name="ce29"/>
          <table:covered-table-cell table:style-name="ce77"/>
          <table:table-cell table:style-name="ce39" table:number-columns-repeated="2"/>
          <table:table-cell table:style-name="ce42" table:number-columns-repeated="2"/>
        </table:table-row>
        <table:table-row table:style-name="ro8">
          <table:table-cell table:style-name="ce3" office:value-type="string" calcext:value-type="string">
            <text:p>Caso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m</text:p>
          </table:table-cell>
          <table:table-cell table:style-name="ce22" office:value-type="string" calcext:value-type="string">
            <text:p>Mejor coste</text:p>
          </table:table-cell>
          <table:table-cell/>
          <table:table-cell table:style-name="ce27" office:value-type="string" calcext:value-type="string">
            <text:p>Caso</text:p>
          </table:table-cell>
          <table:table-cell table:style-name="ce30" office:value-type="string" calcext:value-type="string">
            <text:p>Coste obtenido</text:p>
          </table:table-cell>
          <table:table-cell table:style-name="ce77" office:value-type="string" calcext:value-type="string">
            <text:p>Tiempo</text:p>
          </table:table-cell>
          <table:table-cell table:style-name="ce68" office:value-type="string" calcext:value-type="string">
            <text:p>Desv</text:p>
          </table:table-cell>
          <table:table-cell table:style-name="ce68"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1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833.83252" calcext:value-type="float">
            <text:p>7833.83252</text:p>
          </table:table-cell>
          <table:table-cell/>
          <table:table-cell office:value-type="string" calcext:value-type="string">
            <text:p>MDG-a_1_n500_m50</text:p>
          </table:table-cell>
          <table:table-cell office:value-type="float" office:value="7582.57" calcext:value-type="float">
            <text:p>7582.57</text:p>
          </table:table-cell>
          <table:table-cell office:value-type="float" office:value="0.590372" calcext:value-type="float">
            <text:p>0.590372</text:p>
          </table:table-cell>
          <table:table-cell table:formula="of:=100*([.D4]-[.G4])/[.D4]" office:value-type="float" office:value="3.20740224351899" calcext:value-type="float">
            <text:p>3.21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2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1.66162" calcext:value-type="float">
            <text:p>7771.66162</text:p>
          </table:table-cell>
          <table:table-cell/>
          <table:table-cell office:value-type="string" calcext:value-type="string">
            <text:p>MDG-a_2_n500_m50</text:p>
          </table:table-cell>
          <table:table-cell office:value-type="float" office:value="7499.89" calcext:value-type="float">
            <text:p>7499.89</text:p>
          </table:table-cell>
          <table:table-cell office:value-type="float" office:value="0.576865" calcext:value-type="float">
            <text:p>0.576865</text:p>
          </table:table-cell>
          <table:table-cell table:formula="of:=100*([.D5]-[.G5])/[.D5]" office:value-type="float" office:value="3.49695642049839" calcext:value-type="float">
            <text:p>3.50</text:p>
          </table:table-cell>
          <table:table-cell/>
          <table:table-cell table:style-name="ce43"/>
          <table:table-cell table:style-name="ce45"/>
        </table:table-row>
        <table:table-row table:style-name="ro5">
          <table:table-cell office:value-type="string" calcext:value-type="string">
            <text:p>MDG-a_3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9.35986" calcext:value-type="float">
            <text:p>7759.35986</text:p>
          </table:table-cell>
          <table:table-cell/>
          <table:table-cell office:value-type="string" calcext:value-type="string">
            <text:p>MDG-a_3_n500_m50</text:p>
          </table:table-cell>
          <table:table-cell office:value-type="float" office:value="7622.63" calcext:value-type="float">
            <text:p>7622.63</text:p>
          </table:table-cell>
          <table:table-cell office:value-type="float" office:value="0.63236" calcext:value-type="float">
            <text:p>0.632360</text:p>
          </table:table-cell>
          <table:table-cell table:formula="of:=100*([.D6]-[.G6])/[.D6]" office:value-type="float" office:value="1.7621280939018" calcext:value-type="float">
            <text:p>1.76</text:p>
          </table:table-cell>
          <table:table-cell/>
          <table:table-cell table:style-name="ce44" office:value-type="string" calcext:value-type="string">
            <text:p>Media Desv:</text:p>
          </table:table-cell>
          <table:table-cell table:style-name="ce95" table:formula="of:=SUM([.I4:.I43])/[.B1]" office:value-type="float" office:value="2.46197819559285" calcext:value-type="float">
            <text:p>2.46</text:p>
          </table:table-cell>
        </table:table-row>
        <table:table-row table:style-name="ro9">
          <table:table-cell office:value-type="string" calcext:value-type="string">
            <text:p>MDG-a_4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0.2417" calcext:value-type="float">
            <text:p>7770.2417</text:p>
          </table:table-cell>
          <table:table-cell/>
          <table:table-cell office:value-type="string" calcext:value-type="string">
            <text:p>MDG-a_4_n500_m50</text:p>
          </table:table-cell>
          <table:table-cell office:value-type="float" office:value="7408.93" calcext:value-type="float">
            <text:p>7408.93</text:p>
          </table:table-cell>
          <table:table-cell office:value-type="float" office:value="0.63268" calcext:value-type="float">
            <text:p>0.632680</text:p>
          </table:table-cell>
          <table:table-cell table:formula="of:=100*([.D7]-[.G7])/[.D7]" office:value-type="float" office:value="4.6499415841852" calcext:value-type="float">
            <text:p>4.65</text:p>
          </table:table-cell>
          <table:table-cell/>
          <table:table-cell table:style-name="ce44" office:value-type="string" calcext:value-type="string">
            <text:p>Media Tiempo:</text:p>
          </table:table-cell>
          <table:table-cell table:style-name="ce96" table:formula="of:=SUM([.H4:.H43])/[.B1]" office:value-type="float" office:value="24.6713864333333" calcext:value-type="float">
            <text:p>24.671386</text:p>
          </table:table-cell>
        </table:table-row>
        <table:table-row table:style-name="ro3">
          <table:table-cell office:value-type="string" calcext:value-type="string">
            <text:p>MDG-a_5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5.23096" calcext:value-type="float">
            <text:p>7755.23096</text:p>
          </table:table-cell>
          <table:table-cell/>
          <table:table-cell office:value-type="string" calcext:value-type="string">
            <text:p>MDG-a_5_n500_m50</text:p>
          </table:table-cell>
          <table:table-cell office:value-type="float" office:value="7520.25" calcext:value-type="float">
            <text:p>7520.25</text:p>
          </table:table-cell>
          <table:table-cell office:value-type="float" office:value="0.579404" calcext:value-type="float">
            <text:p>0.579404</text:p>
          </table:table-cell>
          <table:table-cell table:formula="of:=100*([.D8]-[.G8])/[.D8]" office:value-type="float" office:value="3.02996727256721" calcext:value-type="float">
            <text:p>3.03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6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3.70996" calcext:value-type="float">
            <text:p>7773.70996</text:p>
          </table:table-cell>
          <table:table-cell/>
          <table:table-cell office:value-type="string" calcext:value-type="string">
            <text:p>MDG-a_6_n500_m50</text:p>
          </table:table-cell>
          <table:table-cell office:value-type="float" office:value="7573.48" calcext:value-type="float">
            <text:p>7573.48</text:p>
          </table:table-cell>
          <table:table-cell office:value-type="float" office:value="0.585874" calcext:value-type="float">
            <text:p>0.585874</text:p>
          </table:table-cell>
          <table:table-cell table:formula="of:=100*([.D9]-[.G9])/[.D9]" office:value-type="float" office:value="2.57573232125064" calcext:value-type="float">
            <text:p>2.58</text:p>
          </table:table-cell>
          <table:table-cell/>
          <table:table-cell table:style-name="ce43"/>
          <table:table-cell table:style-name="ce45"/>
        </table:table-row>
        <table:table-row table:style-name="ro8">
          <table:table-cell office:value-type="string" calcext:value-type="string">
            <text:p>MDG-a_7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1.73096" calcext:value-type="float">
            <text:p>7771.73096</text:p>
          </table:table-cell>
          <table:table-cell/>
          <table:table-cell office:value-type="string" calcext:value-type="string">
            <text:p>MDG-a_7_n500_m50</text:p>
          </table:table-cell>
          <table:table-cell office:value-type="float" office:value="7619.72" calcext:value-type="float">
            <text:p>7619.72</text:p>
          </table:table-cell>
          <table:table-cell office:value-type="float" office:value="0.579503" calcext:value-type="float">
            <text:p>0.579503</text:p>
          </table:table-cell>
          <table:table-cell table:formula="of:=100*([.D10]-[.G10])/[.D10]" office:value-type="float" office:value="1.95594727586915" calcext:value-type="float">
            <text:p>1.96</text:p>
          </table:table-cell>
          <table:table-cell/>
          <table:table-cell table:style-name="ce93" office:value-type="string" calcext:value-type="string">
            <text:p>Media Desv MDG-a:</text:p>
          </table:table-cell>
          <table:table-cell table:style-name="ce97" table:formula="of:=AVERAGE([.I4:.I13])" office:value-type="float" office:value="2.85263757787646" calcext:value-type="float">
            <text:p>2.85</text:p>
          </table:table-cell>
        </table:table-row>
        <table:table-row table:style-name="ro3">
          <table:table-cell office:value-type="string" calcext:value-type="string">
            <text:p>MDG-a_8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0.88135" calcext:value-type="float">
            <text:p>7750.88135</text:p>
          </table:table-cell>
          <table:table-cell/>
          <table:table-cell office:value-type="string" calcext:value-type="string">
            <text:p>MDG-a_8_n500_m50</text:p>
          </table:table-cell>
          <table:table-cell office:value-type="float" office:value="7588.49" calcext:value-type="float">
            <text:p>7588.49</text:p>
          </table:table-cell>
          <table:table-cell office:value-type="float" office:value="0.580978" calcext:value-type="float">
            <text:p>0.580978</text:p>
          </table:table-cell>
          <table:table-cell table:formula="of:=100*([.D11]-[.G11])/[.D11]" office:value-type="float" office:value="2.09513399401992" calcext:value-type="float">
            <text:p>2.10</text:p>
          </table:table-cell>
          <table:table-cell/>
          <table:table-cell table:style-name="ce93" office:value-type="string" calcext:value-type="string">
            <text:p><text:span text:style-name="T1">Media Desv MDG-</text:span>b:</text:p>
          </table:table-cell>
          <table:table-cell table:style-name="ce97" table:formula="of:=AVERAGE([.I14:.I23])" office:value-type="float" office:value="2.62622439361552" calcext:value-type="float">
            <text:p>2.63</text:p>
          </table:table-cell>
        </table:table-row>
        <table:table-row table:style-name="ro8">
          <table:table-cell office:value-type="string" calcext:value-type="string">
            <text:p>MDG-a_9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0.0708" calcext:value-type="float">
            <text:p>7770.0708</text:p>
          </table:table-cell>
          <table:table-cell/>
          <table:table-cell office:value-type="string" calcext:value-type="string">
            <text:p>MDG-a_9_n500_m50</text:p>
          </table:table-cell>
          <table:table-cell office:value-type="float" office:value="7584.78" calcext:value-type="float">
            <text:p>7584.78</text:p>
          </table:table-cell>
          <table:table-cell office:value-type="float" office:value="0.581494" calcext:value-type="float">
            <text:p>0.581494</text:p>
          </table:table-cell>
          <table:table-cell table:formula="of:=100*([.D12]-[.G12])/[.D12]" office:value-type="float" office:value="2.38467325162598" calcext:value-type="float">
            <text:p>2.38</text:p>
          </table:table-cell>
          <table:table-cell/>
          <table:table-cell table:style-name="ce93" office:value-type="string" calcext:value-type="string">
            <text:p><text:span text:style-name="T1">Media Desv MDG-</text:span>c:</text:p>
          </table:table-cell>
          <table:table-cell table:style-name="ce97" table:formula="of:=AVERAGE([.I24:.I33])" office:value-type="float" office:value="1.90707261528659" calcext:value-type="float">
            <text:p>1.91</text:p>
          </table:table-cell>
        </table:table-row>
        <table:table-row table:style-name="ro3">
          <table:table-cell office:value-type="string" calcext:value-type="string">
            <text:p>MDG-a_10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80.35059" calcext:value-type="float">
            <text:p>7780.35059</text:p>
          </table:table-cell>
          <table:table-cell/>
          <table:table-cell office:value-type="string" calcext:value-type="string">
            <text:p>MDG-a_10_n500_m50</text:p>
          </table:table-cell>
          <table:table-cell office:value-type="float" office:value="7518.27" calcext:value-type="float">
            <text:p>7518.27</text:p>
          </table:table-cell>
          <table:table-cell office:value-type="float" office:value="0.578158" calcext:value-type="float">
            <text:p>0.578158</text:p>
          </table:table-cell>
          <table:table-cell table:formula="of:=100*([.D13]-[.G13])/[.D13]" office:value-type="float" office:value="3.36849332132731" calcext:value-type="float">
            <text:p>3.37</text:p>
          </table:table-cell>
          <table:table-cell/>
          <table:table-cell table:style-name="ce93" office:value-type="string" calcext:value-type="string">
            <text:p><text:span text:style-name="T1">Media Tiempo MDG-</text:span>a:</text:p>
          </table:table-cell>
          <table:table-cell table:style-name="ce98" table:formula="of:=AVERAGE([.H4:.H13])" office:value-type="float" office:value="0.5917688" calcext:value-type="float">
            <text:p>0.591769</text:p>
          </table:table-cell>
        </table:table-row>
        <table:table-row table:style-name="ro8">
          <table:table-cell table:style-name="ce5" office:value-type="string" calcext:value-type="string">
            <text:p>MDG-b_21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894.85774" calcext:value-type="float">
            <text:p>11299894.85774</text:p>
          </table:table-cell>
          <table:table-cell/>
          <table:table-cell office:value-type="string" calcext:value-type="string">
            <text:p>MDG-b_21_n2000_m200</text:p>
          </table:table-cell>
          <table:table-cell table:style-name="ce79" office:value-type="float" office:value="11010936.84219" calcext:value-type="float">
            <text:p>11010936.842190</text:p>
          </table:table-cell>
          <table:table-cell office:value-type="float" office:value="5.356617" calcext:value-type="float">
            <text:p>5.356617</text:p>
          </table:table-cell>
          <table:table-cell table:formula="of:=100*([.D14]-[.G14])/[.D14]" office:value-type="float" office:value="2.55717437363654" calcext:value-type="float">
            <text:p>2.56</text:p>
          </table:table-cell>
          <table:table-cell/>
          <table:table-cell table:style-name="ce93" office:value-type="string" calcext:value-type="string">
            <text:p><text:span text:style-name="T1">Media Tiempo MDG-</text:span>b:</text:p>
          </table:table-cell>
          <table:table-cell table:style-name="ce98" table:formula="of:=AVERAGE([.H17:.H26])" office:value-type="float" office:value="12.6970339" calcext:value-type="float">
            <text:p>12.697034</text:p>
          </table:table-cell>
        </table:table-row>
        <table:table-row table:style-name="ro3">
          <table:table-cell table:style-name="ce5" office:value-type="string" calcext:value-type="string">
            <text:p>MDG-b_22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86775.58894" calcext:value-type="float">
            <text:p>11286775.58894</text:p>
          </table:table-cell>
          <table:table-cell/>
          <table:table-cell office:value-type="string" calcext:value-type="string">
            <text:p>MDG-b_22_n2000_m200</text:p>
          </table:table-cell>
          <table:table-cell table:style-name="ce79" office:value-type="float" office:value="11005111.370536" calcext:value-type="float">
            <text:p>11005111.370536</text:p>
          </table:table-cell>
          <table:table-cell office:value-type="float" office:value="4.785483" calcext:value-type="float">
            <text:p>4.785483</text:p>
          </table:table-cell>
          <table:table-cell table:formula="of:=100*([.D15]-[.G15])/[.D15]" office:value-type="float" office:value="2.49552421933511" calcext:value-type="float">
            <text:p>2.50</text:p>
          </table:table-cell>
          <table:table-cell/>
          <table:table-cell table:style-name="ce93" office:value-type="string" calcext:value-type="string">
            <text:p><text:span text:style-name="T1">Media Tiempo MDG-</text:span>c:</text:p>
          </table:table-cell>
          <table:table-cell table:style-name="ce98" table:formula="of:=AVERAGE([.H27:.H36])" office:value-type="float" office:value="84.5599528571429" calcext:value-type="float">
            <text:p>84.559953</text:p>
          </table:table-cell>
        </table:table-row>
        <table:table-row table:style-name="ro3">
          <table:table-cell table:style-name="ce5" office:value-type="string" calcext:value-type="string">
            <text:p>MDG-b_23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940.86847" calcext:value-type="float">
            <text:p>11299940.86847</text:p>
          </table:table-cell>
          <table:table-cell/>
          <table:table-cell office:value-type="string" calcext:value-type="string">
            <text:p>MDG-b_23_n2000_m200</text:p>
          </table:table-cell>
          <table:table-cell table:style-name="ce79" office:value-type="float" office:value="10996141.910698" calcext:value-type="float">
            <text:p>10996141.910698</text:p>
          </table:table-cell>
          <table:table-cell office:value-type="float" office:value="5.191796" calcext:value-type="float">
            <text:p>5.191796</text:p>
          </table:table-cell>
          <table:table-cell table:formula="of:=100*([.D16]-[.G16])/[.D16]" office:value-type="float" office:value="2.68850042056135" calcext:value-type="float">
            <text:p>2.69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table:style-name="ce5" office:value-type="string" calcext:value-type="string">
            <text:p>MDG-b_24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0874.15963" calcext:value-type="float">
            <text:p>11290874.15963</text:p>
          </table:table-cell>
          <table:table-cell/>
          <table:table-cell office:value-type="string" calcext:value-type="string">
            <text:p>MDG-b_24_n2000_m200</text:p>
          </table:table-cell>
          <table:table-cell table:style-name="ce79" office:value-type="float" office:value="10989189.661723" calcext:value-type="float">
            <text:p>10989189.661723</text:p>
          </table:table-cell>
          <table:table-cell office:value-type="float" office:value="4.840733" calcext:value-type="float">
            <text:p>4.840733</text:p>
          </table:table-cell>
          <table:table-cell table:formula="of:=100*([.D17]-[.G17])/[.D17]" office:value-type="float" office:value="2.67193216080344" calcext:value-type="float">
            <text:p>2.67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table:style-name="ce5" office:value-type="string" calcext:value-type="string">
            <text:p>MDG-b_25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066.6607" calcext:value-type="float">
            <text:p>11296066.6607</text:p>
          </table:table-cell>
          <table:table-cell/>
          <table:table-cell office:value-type="string" calcext:value-type="string">
            <text:p>MDG-b_25_n2000_m200</text:p>
          </table:table-cell>
          <table:table-cell table:style-name="ce79" office:value-type="float" office:value="10985104.391919" calcext:value-type="float">
            <text:p>10985104.391919</text:p>
          </table:table-cell>
          <table:table-cell office:value-type="float" office:value="4.856372" calcext:value-type="float">
            <text:p>4.856372</text:p>
          </table:table-cell>
          <table:table-cell table:formula="of:=100*([.D18]-[.G18])/[.D18]" office:value-type="float" office:value="2.752836700786" calcext:value-type="float">
            <text:p>2.75</text:p>
          </table:table-cell>
          <table:table-cell/>
          <table:table-cell table:style-name="ce2" table:number-columns-repeated="2"/>
        </table:table-row>
        <table:table-row table:style-name="ro3">
          <table:table-cell table:style-name="ce5" office:value-type="string" calcext:value-type="string">
            <text:p>MDG-b_26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2295.88629" calcext:value-type="float">
            <text:p>11292295.88629</text:p>
          </table:table-cell>
          <table:table-cell/>
          <table:table-cell office:value-type="string" calcext:value-type="string">
            <text:p>MDG-b_26_n2000_m200</text:p>
          </table:table-cell>
          <table:table-cell table:style-name="ce79" office:value-type="float" office:value="10991729.633677" calcext:value-type="float">
            <text:p>10991729.633677</text:p>
          </table:table-cell>
          <table:table-cell office:value-type="float" office:value="3.379678" calcext:value-type="float">
            <text:p>3.379678</text:p>
          </table:table-cell>
          <table:table-cell table:formula="of:=100*([.D19]-[.G19])/[.D19]" office:value-type="float" office:value="2.66169303071414" calcext:value-type="float">
            <text:p>2.66</text:p>
          </table:table-cell>
          <table:table-cell/>
          <table:table-cell table:style-name="ce11" table:number-columns-repeated="2"/>
        </table:table-row>
        <table:table-row table:style-name="ro1">
          <table:table-cell table:style-name="ce5" office:value-type="string" calcext:value-type="string">
            <text:p>MDG-b_27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305676.84757" calcext:value-type="float">
            <text:p>11305676.84757</text:p>
          </table:table-cell>
          <table:table-cell/>
          <table:table-cell office:value-type="string" calcext:value-type="string">
            <text:p>MDG-b_27_n2000_m200</text:p>
          </table:table-cell>
          <table:table-cell table:style-name="ce79" office:value-type="float" office:value="10979260.245791" calcext:value-type="float">
            <text:p>10979260.245791</text:p>
          </table:table-cell>
          <table:table-cell office:value-type="float" office:value="4.733798" calcext:value-type="float">
            <text:p>4.733798</text:p>
          </table:table-cell>
          <table:table-cell table:formula="of:=100*([.D20]-[.G20])/[.D20]" office:value-type="float" office:value="2.88719203794649" calcext:value-type="float">
            <text:p>2.89</text:p>
          </table:table-cell>
          <table:table-cell/>
          <table:table-cell table:style-name="ce44"/>
          <table:table-cell table:style-name="ce47"/>
        </table:table-row>
        <table:table-row table:style-name="ro1">
          <table:table-cell table:style-name="ce5" office:value-type="string" calcext:value-type="string">
            <text:p>MDG-b_28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79916.05595" calcext:value-type="float">
            <text:p>11279916.05595</text:p>
          </table:table-cell>
          <table:table-cell/>
          <table:table-cell office:value-type="string" calcext:value-type="string">
            <text:p>MDG-b_28_n2000_m200</text:p>
          </table:table-cell>
          <table:table-cell table:style-name="ce79" office:value-type="float" office:value="11015687.773282" calcext:value-type="float">
            <text:p>11015687.773282</text:p>
          </table:table-cell>
          <table:table-cell office:value-type="float" office:value="5.299156" calcext:value-type="float">
            <text:p>5.299156</text:p>
          </table:table-cell>
          <table:table-cell table:formula="of:=100*([.D21]-[.G21])/[.D21]" office:value-type="float" office:value="2.34246674671505" calcext:value-type="float">
            <text:p>2.34</text:p>
          </table:table-cell>
          <table:table-cell/>
          <table:table-cell table:style-name="ce44"/>
          <table:table-cell table:style-name="ce47"/>
        </table:table-row>
        <table:table-row table:style-name="ro1">
          <table:table-cell table:style-name="ce5" office:value-type="string" calcext:value-type="string">
            <text:p>MDG-b_29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7188.33456" calcext:value-type="float">
            <text:p>11297188.33456</text:p>
          </table:table-cell>
          <table:table-cell/>
          <table:table-cell office:value-type="string" calcext:value-type="string">
            <text:p>MDG-b_29_n2000_m200</text:p>
          </table:table-cell>
          <table:table-cell table:style-name="ce79" office:value-type="float" office:value="10996096.903244" calcext:value-type="float">
            <text:p>10996096.903244</text:p>
          </table:table-cell>
          <table:table-cell office:value-type="float" office:value="5.532262" calcext:value-type="float">
            <text:p>5.532262</text:p>
          </table:table-cell>
          <table:table-cell table:formula="of:=100*([.D22]-[.G22])/[.D22]" office:value-type="float" office:value="2.66518909306761" calcext:value-type="float">
            <text:p>2.67</text:p>
          </table:table-cell>
          <table:table-cell/>
          <table:table-cell table:style-name="ce41"/>
          <table:table-cell table:style-name="ce48"/>
        </table:table-row>
        <table:table-row table:style-name="ro1">
          <table:table-cell table:style-name="ce5" office:value-type="string" calcext:value-type="string">
            <text:p>MDG-b_30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414.92982" calcext:value-type="float">
            <text:p>11296414.92982</text:p>
          </table:table-cell>
          <table:table-cell/>
          <table:table-cell office:value-type="string" calcext:value-type="string">
            <text:p>MDG-b_30_n2000_m200</text:p>
          </table:table-cell>
          <table:table-cell table:style-name="ce79" office:value-type="float" office:value="11009515.908865" calcext:value-type="float">
            <text:p>11009515.908865</text:p>
          </table:table-cell>
          <table:table-cell table:style-name="ce83" office:value-type="float" office:value="5.127958" calcext:value-type="float">
            <text:p>5.127958</text:p>
          </table:table-cell>
          <table:table-cell table:formula="of:=100*([.D23]-[.G23])/[.D23]" office:value-type="float" office:value="2.53973515258944" calcext:value-type="float">
            <text:p>2.54</text:p>
          </table:table-cell>
          <table:table-cell/>
          <table:table-cell table:style-name="ce41"/>
          <table:table-cell table:style-name="ce48"/>
        </table:table-row>
        <table:table-row table:style-name="ro1">
          <table:table-cell table:style-name="ce6" office:value-type="string" calcext:value-type="string">
            <text:p>MDG-c_1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884110" calcext:value-type="float">
            <text:p>24884110</text:p>
          </table:table-cell>
          <table:table-cell/>
          <table:table-cell office:value-type="string" calcext:value-type="string">
            <text:p>MDG-c_1_n3000_m300</text:p>
          </table:table-cell>
          <table:table-cell table:style-name="ce80" office:value-type="float" office:value="24292659" calcext:value-type="float">
            <text:p>24292659</text:p>
          </table:table-cell>
          <table:table-cell office:value-type="float" office:value="16.276895" calcext:value-type="float">
            <text:p>16.276895</text:p>
          </table:table-cell>
          <table:table-cell table:formula="of:=100*([.D24]-[.G24])/[.D24]" office:value-type="float" office:value="2.37682199604487" calcext:value-type="float">
            <text:p>2.38</text:p>
          </table:table-cell>
          <table:table-cell/>
          <table:table-cell table:style-name="ce41"/>
          <table:table-cell table:style-name="ce48"/>
        </table:table-row>
        <table:table-row table:style-name="ro3">
          <table:table-cell table:style-name="ce6" office:value-type="string" calcext:value-type="string">
            <text:p>MDG-c_2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905330" calcext:value-type="float">
            <text:p>24905330</text:p>
          </table:table-cell>
          <table:table-cell table:style-name="ce9"/>
          <table:table-cell office:value-type="string" calcext:value-type="string">
            <text:p>MDG-c_2_n3000_m300</text:p>
          </table:table-cell>
          <table:table-cell table:style-name="ce80" office:value-type="float" office:value="24267169" calcext:value-type="float">
            <text:p>24267169</text:p>
          </table:table-cell>
          <table:table-cell office:value-type="float" office:value="22.816067" calcext:value-type="float">
            <text:p>22.816067</text:p>
          </table:table-cell>
          <table:table-cell table:formula="of:=100*([.D25]-[.G25])/[.D25]" office:value-type="float" office:value="2.56234709598307" calcext:value-type="float">
            <text:p>2.56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8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261" calcext:value-type="float">
            <text:p>43437261</text:p>
          </table:table-cell>
          <table:table-cell table:style-name="ce9"/>
          <table:table-cell office:value-type="string" calcext:value-type="string">
            <text:p>MDG-c_8_n3000_m400</text:p>
          </table:table-cell>
          <table:table-cell table:style-name="ce80" office:value-type="float" office:value="42637653" calcext:value-type="float">
            <text:p>42637653</text:p>
          </table:table-cell>
          <table:table-cell office:value-type="float" office:value="54.10742" calcext:value-type="float">
            <text:p>54.107420</text:p>
          </table:table-cell>
          <table:table-cell table:formula="of:=100*([.D26]-[.G26])/[.D26]" office:value-type="float" office:value="1.84083430122355" calcext:value-type="float">
            <text:p>1.84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9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861" calcext:value-type="float">
            <text:p>43437861</text:p>
          </table:table-cell>
          <table:table-cell table:style-name="ce9"/>
          <table:table-cell office:value-type="string" calcext:value-type="string">
            <text:p>MDG-c_9_n3000_m400</text:p>
          </table:table-cell>
          <table:table-cell table:style-name="ce80" office:value-type="float" office:value="42560721" calcext:value-type="float">
            <text:p>42560721</text:p>
          </table:table-cell>
          <table:table-cell office:value-type="float" office:value="54.014267" calcext:value-type="float">
            <text:p>54.014267</text:p>
          </table:table-cell>
          <table:table-cell table:formula="of:=100*([.D27]-[.G27])/[.D27]" office:value-type="float" office:value="2.01929832594657" calcext:value-type="float">
            <text:p>2.02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0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76251" calcext:value-type="float">
            <text:p>43476251</text:p>
          </table:table-cell>
          <table:table-cell table:style-name="ce9"/>
          <table:table-cell office:value-type="string" calcext:value-type="string">
            <text:p>MDG-c_10_n3000_m400</text:p>
          </table:table-cell>
          <table:table-cell table:style-name="ce80" office:value-type="float" office:value="42592925" calcext:value-type="float">
            <text:p>42592925</text:p>
          </table:table-cell>
          <table:table-cell office:value-type="float" office:value="56.51712" calcext:value-type="float">
            <text:p>56.517120</text:p>
          </table:table-cell>
          <table:table-cell table:formula="of:=100*([.D28]-[.G28])/[.D28]" office:value-type="float" office:value="2.03174372141701" calcext:value-type="float">
            <text:p>2.03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3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7014051" calcext:value-type="float">
            <text:p>67014051</text:p>
          </table:table-cell>
          <table:table-cell table:style-name="ce9"/>
          <table:table-cell office:value-type="string" calcext:value-type="string">
            <text:p>MDG-c_13_n3000_m500</text:p>
          </table:table-cell>
          <table:table-cell table:style-name="ce80" office:value-type="float" office:value="65803168" calcext:value-type="float">
            <text:p>65803168</text:p>
          </table:table-cell>
          <table:table-cell office:value-type="float" office:value="85.522973" calcext:value-type="float">
            <text:p>85.522973</text:p>
          </table:table-cell>
          <table:table-cell table:formula="of:=100*([.D29]-[.G29])/[.D29]" office:value-type="float" office:value="1.80690912119311" calcext:value-type="float">
            <text:p>1.81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MDG-c_14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79606" calcext:value-type="float">
            <text:p>66979606</text:p>
          </table:table-cell>
          <table:table-cell/>
          <table:table-cell office:value-type="string" calcext:value-type="string">
            <text:p>MDG-c_14_n3000_m500</text:p>
          </table:table-cell>
          <table:table-cell table:style-name="ce80" office:value-type="float" office:value="65759576" calcext:value-type="float">
            <text:p>65759576</text:p>
          </table:table-cell>
          <table:table-cell office:value-type="float" office:value="88.143424" calcext:value-type="float">
            <text:p>88.143424</text:p>
          </table:table-cell>
          <table:table-cell table:formula="of:=100*([.D30]-[.G30])/[.D30]" office:value-type="float" office:value="1.82149473975705" calcext:value-type="float">
            <text:p>1.82</text:p>
          </table:table-cell>
          <table:table-cell/>
          <table:table-cell table:style-name="ce41"/>
          <table:table-cell table:style-name="ce48"/>
        </table:table-row>
        <table:table-row table:style-name="ro3">
          <table:table-cell table:style-name="ce6" office:value-type="string" calcext:value-type="string">
            <text:p>MDG-c_15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92877" calcext:value-type="float">
            <text:p>66992877</text:p>
          </table:table-cell>
          <table:table-cell table:style-name="ce9"/>
          <table:table-cell office:value-type="string" calcext:value-type="string">
            <text:p>MDG-c_15_n3000_m500</text:p>
          </table:table-cell>
          <table:table-cell table:style-name="ce80" office:value-type="float" office:value="65853424" calcext:value-type="float">
            <text:p>65853424</text:p>
          </table:table-cell>
          <table:table-cell office:value-type="float" office:value="85.665349" calcext:value-type="float">
            <text:p>85.665349</text:p>
          </table:table-cell>
          <table:table-cell table:formula="of:=100*([.D31]-[.G31])/[.D31]" office:value-type="float" office:value="1.70085694334339" calcext:value-type="float">
            <text:p>1.70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9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33549" calcext:value-type="float">
            <text:p>95633549</text:p>
          </table:table-cell>
          <table:table-cell table:style-name="ce9"/>
          <table:table-cell office:value-type="string" calcext:value-type="string">
            <text:p>MDG-c_19_n3000_m600</text:p>
          </table:table-cell>
          <table:table-cell table:style-name="ce80" office:value-type="float" office:value="94176058" calcext:value-type="float">
            <text:p>94176058</text:p>
          </table:table-cell>
          <table:table-cell office:value-type="float" office:value="110.132993" calcext:value-type="float">
            <text:p>110.132993</text:p>
          </table:table-cell>
          <table:table-cell table:formula="of:=100*([.D32]-[.G32])/[.D32]" office:value-type="float" office:value="1.5240373438405" calcext:value-type="float">
            <text:p>1.52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20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43586" calcext:value-type="float">
            <text:p>95643586</text:p>
          </table:table-cell>
          <table:table-cell table:style-name="ce9"/>
          <table:table-cell office:value-type="string" calcext:value-type="string">
            <text:p>MDG-c_20_n3000_m600</text:p>
          </table:table-cell>
          <table:table-cell table:style-name="ce80" office:value-type="float" office:value="94317600" calcext:value-type="float">
            <text:p>94317600</text:p>
          </table:table-cell>
          <table:table-cell office:value-type="float" office:value="111.923544" calcext:value-type="float">
            <text:p>111.923544</text:p>
          </table:table-cell>
          <table:table-cell table:formula="of:=100*([.D33]-[.G33])/[.D33]" office:value-type="float" office:value="1.38638256411674" calcext:value-type="float">
            <text:p>1.39</text:p>
          </table:table-cell>
          <table:table-cell table:number-columns-repeated="3"/>
        </table:table-row>
      </table:table>
      <table:table table:name="AM1" table:style-name="ta2">
        <office:forms form:automatic-focus="false" form:apply-design-mode="false"/>
        <table:table-column table:style-name="co15" table:default-cell-style-name="ce4"/>
        <table:table-column table:style-name="co11" table:number-columns-repeated="2" table:default-cell-style-name="ce16"/>
        <table:table-column table:style-name="co11" table:default-cell-style-name="ce23"/>
        <table:table-column table:style-name="co11" table:default-cell-style-name="ce2"/>
        <table:table-column table:style-name="co16" table:default-cell-style-name="ce28"/>
        <table:table-column table:style-name="co17" table:default-cell-style-name="ce78"/>
        <table:table-column table:style-name="co11" table:default-cell-style-name="ce79"/>
        <table:table-column table:style-name="co11" table:default-cell-style-name="ce87"/>
        <table:table-column table:style-name="co11" table:default-cell-style-name="ce40"/>
        <table:table-column table:style-name="co8" table:default-cell-style-name="ce12"/>
        <table:table-column table:style-name="co11" table:default-cell-style-name="Default"/>
        <table:table-row table:style-name="ro1">
          <table:table-cell table:style-name="ce1" office:value-type="string" calcext:value-type="string">
            <text:p>Nº casos:</text:p>
          </table:table-cell>
          <table:table-cell table:style-name="ce13" office:value-type="float" office:value="30" calcext:value-type="float">
            <text:p>30</text:p>
          </table:table-cell>
          <table:table-cell table:style-name="ce14" table:number-columns-repeated="2"/>
          <table:table-cell/>
          <table:table-cell table:style-name="ce2" table:number-columns-repeated="3"/>
          <table:table-cell table:style-name="ce38" table:number-columns-repeated="4"/>
        </table:table-row>
        <table:table-row table:style-name="ro1">
          <table:table-cell table:style-name="ce2"/>
          <table:table-cell table:style-name="ce14" table:number-columns-repeated="3"/>
          <table:table-cell/>
          <table:table-cell table:style-name="ce68" office:value-type="string" calcext:value-type="string" table:number-columns-spanned="3" table:number-rows-spanned="1">
            <text:p>Algoritmo X</text:p>
          </table:table-cell>
          <table:covered-table-cell table:style-name="ce29"/>
          <table:covered-table-cell table:style-name="ce77"/>
          <table:table-cell table:style-name="ce39" table:number-columns-repeated="2"/>
          <table:table-cell table:style-name="ce42" table:number-columns-repeated="2"/>
        </table:table-row>
        <table:table-row table:style-name="ro8">
          <table:table-cell table:style-name="ce3" office:value-type="string" calcext:value-type="string">
            <text:p>Caso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m</text:p>
          </table:table-cell>
          <table:table-cell table:style-name="ce22" office:value-type="string" calcext:value-type="string">
            <text:p>Mejor coste</text:p>
          </table:table-cell>
          <table:table-cell/>
          <table:table-cell table:style-name="ce27" office:value-type="string" calcext:value-type="string">
            <text:p>Caso</text:p>
          </table:table-cell>
          <table:table-cell table:style-name="ce30" office:value-type="string" calcext:value-type="string">
            <text:p>Coste obtenido</text:p>
          </table:table-cell>
          <table:table-cell table:style-name="ce77" office:value-type="string" calcext:value-type="string">
            <text:p>Tiempo</text:p>
          </table:table-cell>
          <table:table-cell table:style-name="ce68" office:value-type="string" calcext:value-type="string">
            <text:p>Desv</text:p>
          </table:table-cell>
          <table:table-cell table:style-name="ce68"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1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833.83252" calcext:value-type="float">
            <text:p>7833.83252</text:p>
          </table:table-cell>
          <table:table-cell/>
          <table:table-cell office:value-type="string" calcext:value-type="string">
            <text:p>MDG-a_1_n500_m50</text:p>
          </table:table-cell>
          <table:table-cell office:value-type="float" office:value="7678.42" calcext:value-type="float">
            <text:p>7678.42</text:p>
          </table:table-cell>
          <table:table-cell office:value-type="float" office:value="0.070282" calcext:value-type="float">
            <text:p>0.070282</text:p>
          </table:table-cell>
          <table:table-cell table:formula="of:=100*([.D4]-[.G4])/[.D4]" office:value-type="float" office:value="1.98386319343983" calcext:value-type="float">
            <text:p>1.98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2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1.66162" calcext:value-type="float">
            <text:p>7771.66162</text:p>
          </table:table-cell>
          <table:table-cell/>
          <table:table-cell office:value-type="string" calcext:value-type="string">
            <text:p>MDG-a_2_n500_m50</text:p>
          </table:table-cell>
          <table:table-cell office:value-type="float" office:value="7578.62" calcext:value-type="float">
            <text:p>7578.62</text:p>
          </table:table-cell>
          <table:table-cell office:value-type="float" office:value="0.054285" calcext:value-type="float">
            <text:p>0.054285</text:p>
          </table:table-cell>
          <table:table-cell table:formula="of:=100*([.D5]-[.G5])/[.D5]" office:value-type="float" office:value="2.48391694645089" calcext:value-type="float">
            <text:p>2.48</text:p>
          </table:table-cell>
          <table:table-cell/>
          <table:table-cell table:style-name="ce43"/>
          <table:table-cell table:style-name="ce45"/>
        </table:table-row>
        <table:table-row table:style-name="ro5">
          <table:table-cell office:value-type="string" calcext:value-type="string">
            <text:p>MDG-a_3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9.35986" calcext:value-type="float">
            <text:p>7759.35986</text:p>
          </table:table-cell>
          <table:table-cell/>
          <table:table-cell office:value-type="string" calcext:value-type="string">
            <text:p>MDG-a_3_n500_m50</text:p>
          </table:table-cell>
          <table:table-cell office:value-type="float" office:value="7492.45" calcext:value-type="float">
            <text:p>7492.45</text:p>
          </table:table-cell>
          <table:table-cell office:value-type="float" office:value="0.061563" calcext:value-type="float">
            <text:p>0.061563</text:p>
          </table:table-cell>
          <table:table-cell table:formula="of:=100*([.D6]-[.G6])/[.D6]" office:value-type="float" office:value="3.43984381206415" calcext:value-type="float">
            <text:p>3.44</text:p>
          </table:table-cell>
          <table:table-cell/>
          <table:table-cell table:style-name="ce44" office:value-type="string" calcext:value-type="string">
            <text:p>Media Desv:</text:p>
          </table:table-cell>
          <table:table-cell table:style-name="ce95" table:formula="of:=SUM([.I4:.I43])/[.B1]" office:value-type="float" office:value="2.68383934508849" calcext:value-type="float">
            <text:p>2.68</text:p>
          </table:table-cell>
        </table:table-row>
        <table:table-row table:style-name="ro9">
          <table:table-cell office:value-type="string" calcext:value-type="string">
            <text:p>MDG-a_4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0.2417" calcext:value-type="float">
            <text:p>7770.2417</text:p>
          </table:table-cell>
          <table:table-cell/>
          <table:table-cell office:value-type="string" calcext:value-type="string">
            <text:p>MDG-a_4_n500_m50</text:p>
          </table:table-cell>
          <table:table-cell office:value-type="float" office:value="7658.43" calcext:value-type="float">
            <text:p>7658.43</text:p>
          </table:table-cell>
          <table:table-cell office:value-type="float" office:value="0.081171" calcext:value-type="float">
            <text:p>0.081171</text:p>
          </table:table-cell>
          <table:table-cell table:formula="of:=100*([.D7]-[.G7])/[.D7]" office:value-type="float" office:value="1.43897325613435" calcext:value-type="float">
            <text:p>1.44</text:p>
          </table:table-cell>
          <table:table-cell/>
          <table:table-cell table:style-name="ce44" office:value-type="string" calcext:value-type="string">
            <text:p>Media Tiempo:</text:p>
          </table:table-cell>
          <table:table-cell table:style-name="ce96" table:formula="of:=SUM([.H4:.H43])/[.B1]" office:value-type="float" office:value="9.54545143333334" calcext:value-type="float">
            <text:p>9.545451</text:p>
          </table:table-cell>
        </table:table-row>
        <table:table-row table:style-name="ro3">
          <table:table-cell office:value-type="string" calcext:value-type="string">
            <text:p>MDG-a_5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5.23096" calcext:value-type="float">
            <text:p>7755.23096</text:p>
          </table:table-cell>
          <table:table-cell/>
          <table:table-cell office:value-type="string" calcext:value-type="string">
            <text:p>MDG-a_5_n500_m50</text:p>
          </table:table-cell>
          <table:table-cell office:value-type="float" office:value="7618.14" calcext:value-type="float">
            <text:p>7618.14</text:p>
          </table:table-cell>
          <table:table-cell office:value-type="float" office:value="0.082578" calcext:value-type="float">
            <text:p>0.082578</text:p>
          </table:table-cell>
          <table:table-cell table:formula="of:=100*([.D8]-[.G8])/[.D8]" office:value-type="float" office:value="1.76772246638544" calcext:value-type="float">
            <text:p>1.77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6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3.70996" calcext:value-type="float">
            <text:p>7773.70996</text:p>
          </table:table-cell>
          <table:table-cell/>
          <table:table-cell office:value-type="string" calcext:value-type="string">
            <text:p>MDG-a_6_n500_m50</text:p>
          </table:table-cell>
          <table:table-cell office:value-type="float" office:value="7613.51" calcext:value-type="float">
            <text:p>7613.51</text:p>
          </table:table-cell>
          <table:table-cell office:value-type="float" office:value="0.081511" calcext:value-type="float">
            <text:p>0.081511</text:p>
          </table:table-cell>
          <table:table-cell table:formula="of:=100*([.D9]-[.G9])/[.D9]" office:value-type="float" office:value="2.06079157602119" calcext:value-type="float">
            <text:p>2.06</text:p>
          </table:table-cell>
          <table:table-cell/>
          <table:table-cell table:style-name="ce43"/>
          <table:table-cell table:style-name="ce45"/>
        </table:table-row>
        <table:table-row table:style-name="ro8">
          <table:table-cell office:value-type="string" calcext:value-type="string">
            <text:p>MDG-a_7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1.73096" calcext:value-type="float">
            <text:p>7771.73096</text:p>
          </table:table-cell>
          <table:table-cell/>
          <table:table-cell office:value-type="string" calcext:value-type="string">
            <text:p>MDG-a_7_n500_m50</text:p>
          </table:table-cell>
          <table:table-cell office:value-type="float" office:value="7635.94" calcext:value-type="float">
            <text:p>7635.94</text:p>
          </table:table-cell>
          <table:table-cell office:value-type="float" office:value="0.055971" calcext:value-type="float">
            <text:p>0.055971</text:p>
          </table:table-cell>
          <table:table-cell table:formula="of:=100*([.D10]-[.G10])/[.D10]" office:value-type="float" office:value="1.74724216135243" calcext:value-type="float">
            <text:p>1.75</text:p>
          </table:table-cell>
          <table:table-cell/>
          <table:table-cell table:style-name="ce93" office:value-type="string" calcext:value-type="string">
            <text:p>Media Desv MDG-a:</text:p>
          </table:table-cell>
          <table:table-cell table:style-name="ce97" table:formula="of:=AVERAGE([.I4:.I13])" office:value-type="float" office:value="1.943110841752" calcext:value-type="float">
            <text:p>1.94</text:p>
          </table:table-cell>
        </table:table-row>
        <table:table-row table:style-name="ro3">
          <table:table-cell office:value-type="string" calcext:value-type="string">
            <text:p>MDG-a_8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0.88135" calcext:value-type="float">
            <text:p>7750.88135</text:p>
          </table:table-cell>
          <table:table-cell/>
          <table:table-cell office:value-type="string" calcext:value-type="string">
            <text:p>MDG-a_8_n500_m50</text:p>
          </table:table-cell>
          <table:table-cell office:value-type="float" office:value="7624.97" calcext:value-type="float">
            <text:p>7624.97</text:p>
          </table:table-cell>
          <table:table-cell office:value-type="float" office:value="0.05584" calcext:value-type="float">
            <text:p>0.055840</text:p>
          </table:table-cell>
          <table:table-cell table:formula="of:=100*([.D11]-[.G11])/[.D11]" office:value-type="float" office:value="1.62447784083289" calcext:value-type="float">
            <text:p>1.62</text:p>
          </table:table-cell>
          <table:table-cell/>
          <table:table-cell table:style-name="ce93" office:value-type="string" calcext:value-type="string">
            <text:p><text:span text:style-name="T1">Media Desv MDG-</text:span>b:</text:p>
          </table:table-cell>
          <table:table-cell table:style-name="ce97" table:formula="of:=AVERAGE([.I14:.I23])" office:value-type="float" office:value="3.26759839230119" calcext:value-type="float">
            <text:p>3.27</text:p>
          </table:table-cell>
        </table:table-row>
        <table:table-row table:style-name="ro8">
          <table:table-cell office:value-type="string" calcext:value-type="string">
            <text:p>MDG-a_9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0.0708" calcext:value-type="float">
            <text:p>7770.0708</text:p>
          </table:table-cell>
          <table:table-cell/>
          <table:table-cell office:value-type="string" calcext:value-type="string">
            <text:p>MDG-a_9_n500_m50</text:p>
          </table:table-cell>
          <table:table-cell office:value-type="float" office:value="7629.87" calcext:value-type="float">
            <text:p>7629.87</text:p>
          </table:table-cell>
          <table:table-cell office:value-type="float" office:value="0.074269" calcext:value-type="float">
            <text:p>0.074269</text:p>
          </table:table-cell>
          <table:table-cell table:formula="of:=100*([.D12]-[.G12])/[.D12]" office:value-type="float" office:value="1.80436965902551" calcext:value-type="float">
            <text:p>1.80</text:p>
          </table:table-cell>
          <table:table-cell/>
          <table:table-cell table:style-name="ce93" office:value-type="string" calcext:value-type="string">
            <text:p><text:span text:style-name="T1">Media Desv MDG-</text:span>c:</text:p>
          </table:table-cell>
          <table:table-cell table:style-name="ce97" table:formula="of:=AVERAGE([.I24:.I33])" office:value-type="float" office:value="2.84080880121228" calcext:value-type="float">
            <text:p>2.84</text:p>
          </table:table-cell>
        </table:table-row>
        <table:table-row table:style-name="ro3">
          <table:table-cell office:value-type="string" calcext:value-type="string">
            <text:p>MDG-a_10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80.35059" calcext:value-type="float">
            <text:p>7780.35059</text:p>
          </table:table-cell>
          <table:table-cell/>
          <table:table-cell office:value-type="string" calcext:value-type="string">
            <text:p>MDG-a_10_n500_m50</text:p>
          </table:table-cell>
          <table:table-cell office:value-type="float" office:value="7696.33" calcext:value-type="float">
            <text:p>7696.33</text:p>
          </table:table-cell>
          <table:table-cell office:value-type="float" office:value="0.09208" calcext:value-type="float">
            <text:p>0.092080</text:p>
          </table:table-cell>
          <table:table-cell table:formula="of:=100*([.D13]-[.G13])/[.D13]" office:value-type="float" office:value="1.07990750581331" calcext:value-type="float">
            <text:p>1.08</text:p>
          </table:table-cell>
          <table:table-cell/>
          <table:table-cell table:style-name="ce93" office:value-type="string" calcext:value-type="string">
            <text:p><text:span text:style-name="T1">Media Tiempo MDG-</text:span>a:</text:p>
          </table:table-cell>
          <table:table-cell table:style-name="ce98" table:formula="of:=AVERAGE([.H4:.H13])" office:value-type="float" office:value="0.070955" calcext:value-type="float">
            <text:p>0.070955</text:p>
          </table:table-cell>
        </table:table-row>
        <table:table-row table:style-name="ro8">
          <table:table-cell table:style-name="ce5" office:value-type="string" calcext:value-type="string">
            <text:p>MDG-b_21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894.85774" calcext:value-type="float">
            <text:p>11299894.85774</text:p>
          </table:table-cell>
          <table:table-cell/>
          <table:table-cell office:value-type="string" calcext:value-type="string">
            <text:p>MDG-b_21_n2000_m200</text:p>
          </table:table-cell>
          <table:table-cell table:style-name="ce79" office:value-type="float" office:value="10912500.506382" calcext:value-type="float">
            <text:p>10912500.506382</text:p>
          </table:table-cell>
          <table:table-cell office:value-type="float" office:value="5.512489" calcext:value-type="float">
            <text:p>5.512489</text:p>
          </table:table-cell>
          <table:table-cell table:formula="of:=100*([.D14]-[.G14])/[.D14]" office:value-type="float" office:value="3.42830049513823" calcext:value-type="float">
            <text:p>3.43</text:p>
          </table:table-cell>
          <table:table-cell/>
          <table:table-cell table:style-name="ce93" office:value-type="string" calcext:value-type="string">
            <text:p><text:span text:style-name="T1">Media Tiempo MDG-</text:span>b:</text:p>
          </table:table-cell>
          <table:table-cell table:style-name="ce98" table:formula="of:=AVERAGE([.H17:.H26])" office:value-type="float" office:value="8.9116524" calcext:value-type="float">
            <text:p>8.911652</text:p>
          </table:table-cell>
        </table:table-row>
        <table:table-row table:style-name="ro3">
          <table:table-cell table:style-name="ce5" office:value-type="string" calcext:value-type="string">
            <text:p>MDG-b_22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86775.58894" calcext:value-type="float">
            <text:p>11286775.58894</text:p>
          </table:table-cell>
          <table:table-cell/>
          <table:table-cell office:value-type="string" calcext:value-type="string">
            <text:p>MDG-b_22_n2000_m200</text:p>
          </table:table-cell>
          <table:table-cell table:style-name="ce79" office:value-type="float" office:value="10914085.411107" calcext:value-type="float">
            <text:p>10914085.411107</text:p>
          </table:table-cell>
          <table:table-cell office:value-type="float" office:value="4.620877" calcext:value-type="float">
            <text:p>4.620877</text:p>
          </table:table-cell>
          <table:table-cell table:formula="of:=100*([.D15]-[.G15])/[.D15]" office:value-type="float" office:value="3.30200751220926" calcext:value-type="float">
            <text:p>3.30</text:p>
          </table:table-cell>
          <table:table-cell/>
          <table:table-cell table:style-name="ce93" office:value-type="string" calcext:value-type="string">
            <text:p><text:span text:style-name="T1">Media Tiempo MDG-</text:span>c:</text:p>
          </table:table-cell>
          <table:table-cell table:style-name="ce98" table:formula="of:=AVERAGE([.H27:.H36])" office:value-type="float" office:value="25.8403037142857" calcext:value-type="float">
            <text:p>25.840304</text:p>
          </table:table-cell>
        </table:table-row>
        <table:table-row table:style-name="ro3">
          <table:table-cell table:style-name="ce5" office:value-type="string" calcext:value-type="string">
            <text:p>MDG-b_23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940.86847" calcext:value-type="float">
            <text:p>11299940.86847</text:p>
          </table:table-cell>
          <table:table-cell/>
          <table:table-cell office:value-type="string" calcext:value-type="string">
            <text:p>MDG-b_23_n2000_m200</text:p>
          </table:table-cell>
          <table:table-cell table:style-name="ce79" office:value-type="float" office:value="10982271.110672" calcext:value-type="float">
            <text:p>10982271.110672</text:p>
          </table:table-cell>
          <table:table-cell office:value-type="float" office:value="5.521977" calcext:value-type="float">
            <text:p>5.521977</text:p>
          </table:table-cell>
          <table:table-cell table:formula="of:=100*([.D16]-[.G16])/[.D16]" office:value-type="float" office:value="2.81125150561086" calcext:value-type="float">
            <text:p>2.81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table:style-name="ce5" office:value-type="string" calcext:value-type="string">
            <text:p>MDG-b_24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0874.15963" calcext:value-type="float">
            <text:p>11290874.15963</text:p>
          </table:table-cell>
          <table:table-cell/>
          <table:table-cell office:value-type="string" calcext:value-type="string">
            <text:p>MDG-b_24_n2000_m200</text:p>
          </table:table-cell>
          <table:table-cell table:style-name="ce79" office:value-type="float" office:value="10853525.947898" calcext:value-type="float">
            <text:p>10853525.947898</text:p>
          </table:table-cell>
          <table:table-cell office:value-type="float" office:value="4.237251" calcext:value-type="float">
            <text:p>4.237251</text:p>
          </table:table-cell>
          <table:table-cell table:formula="of:=100*([.D17]-[.G17])/[.D17]" office:value-type="float" office:value="3.87346635476391" calcext:value-type="float">
            <text:p>3.87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table:style-name="ce5" office:value-type="string" calcext:value-type="string">
            <text:p>MDG-b_25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066.6607" calcext:value-type="float">
            <text:p>11296066.6607</text:p>
          </table:table-cell>
          <table:table-cell/>
          <table:table-cell office:value-type="string" calcext:value-type="string">
            <text:p>MDG-b_25_n2000_m200</text:p>
          </table:table-cell>
          <table:table-cell table:style-name="ce79" office:value-type="float" office:value="10909665.460113" calcext:value-type="float">
            <text:p>10909665.460113</text:p>
          </table:table-cell>
          <table:table-cell office:value-type="float" office:value="4.8773" calcext:value-type="float">
            <text:p>4.877300</text:p>
          </table:table-cell>
          <table:table-cell table:formula="of:=100*([.D18]-[.G18])/[.D18]" office:value-type="float" office:value="3.42067032882626" calcext:value-type="float">
            <text:p>3.42</text:p>
          </table:table-cell>
          <table:table-cell/>
          <table:table-cell table:style-name="ce2" table:number-columns-repeated="2"/>
        </table:table-row>
        <table:table-row table:style-name="ro3">
          <table:table-cell table:style-name="ce5" office:value-type="string" calcext:value-type="string">
            <text:p>MDG-b_26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2295.88629" calcext:value-type="float">
            <text:p>11292295.88629</text:p>
          </table:table-cell>
          <table:table-cell/>
          <table:table-cell office:value-type="string" calcext:value-type="string">
            <text:p>MDG-b_26_n2000_m200</text:p>
          </table:table-cell>
          <table:table-cell table:style-name="ce79" office:value-type="float" office:value="10927653.81251" calcext:value-type="float">
            <text:p>10927653.812510</text:p>
          </table:table-cell>
          <table:table-cell office:value-type="float" office:value="5.123272" calcext:value-type="float">
            <text:p>5.123272</text:p>
          </table:table-cell>
          <table:table-cell table:formula="of:=100*([.D19]-[.G19])/[.D19]" office:value-type="float" office:value="3.22912255799738" calcext:value-type="float">
            <text:p>3.23</text:p>
          </table:table-cell>
          <table:table-cell/>
          <table:table-cell table:style-name="ce11" table:number-columns-repeated="2"/>
        </table:table-row>
        <table:table-row table:style-name="ro1">
          <table:table-cell table:style-name="ce5" office:value-type="string" calcext:value-type="string">
            <text:p>MDG-b_27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305676.84757" calcext:value-type="float">
            <text:p>11305676.84757</text:p>
          </table:table-cell>
          <table:table-cell/>
          <table:table-cell office:value-type="string" calcext:value-type="string">
            <text:p>MDG-b_27_n2000_m200</text:p>
          </table:table-cell>
          <table:table-cell table:style-name="ce79" office:value-type="float" office:value="10920834.118979" calcext:value-type="float">
            <text:p>10920834.118979</text:p>
          </table:table-cell>
          <table:table-cell office:value-type="float" office:value="5.034545" calcext:value-type="float">
            <text:p>5.034545</text:p>
          </table:table-cell>
          <table:table-cell table:formula="of:=100*([.D20]-[.G20])/[.D20]" office:value-type="float" office:value="3.40397778726284" calcext:value-type="float">
            <text:p>3.40</text:p>
          </table:table-cell>
          <table:table-cell/>
          <table:table-cell table:style-name="ce44"/>
          <table:table-cell table:style-name="ce47"/>
        </table:table-row>
        <table:table-row table:style-name="ro1">
          <table:table-cell table:style-name="ce5" office:value-type="string" calcext:value-type="string">
            <text:p>MDG-b_28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79916.05595" calcext:value-type="float">
            <text:p>11279916.05595</text:p>
          </table:table-cell>
          <table:table-cell/>
          <table:table-cell office:value-type="string" calcext:value-type="string">
            <text:p>MDG-b_28_n2000_m200</text:p>
          </table:table-cell>
          <table:table-cell table:style-name="ce79" office:value-type="float" office:value="10933829.265707" calcext:value-type="float">
            <text:p>10933829.265707</text:p>
          </table:table-cell>
          <table:table-cell office:value-type="float" office:value="5.543876" calcext:value-type="float">
            <text:p>5.543876</text:p>
          </table:table-cell>
          <table:table-cell table:formula="of:=100*([.D21]-[.G21])/[.D21]" office:value-type="float" office:value="3.06816813641486" calcext:value-type="float">
            <text:p>3.07</text:p>
          </table:table-cell>
          <table:table-cell/>
          <table:table-cell table:style-name="ce44"/>
          <table:table-cell table:style-name="ce47"/>
        </table:table-row>
        <table:table-row table:style-name="ro1">
          <table:table-cell table:style-name="ce5" office:value-type="string" calcext:value-type="string">
            <text:p>MDG-b_29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7188.33456" calcext:value-type="float">
            <text:p>11297188.33456</text:p>
          </table:table-cell>
          <table:table-cell/>
          <table:table-cell office:value-type="string" calcext:value-type="string">
            <text:p>MDG-b_29_n2000_m200</text:p>
          </table:table-cell>
          <table:table-cell table:style-name="ce79" office:value-type="float" office:value="10936268.134264" calcext:value-type="float">
            <text:p>10936268.134264</text:p>
          </table:table-cell>
          <table:table-cell office:value-type="float" office:value="4.906408" calcext:value-type="float">
            <text:p>4.906408</text:p>
          </table:table-cell>
          <table:table-cell table:formula="of:=100*([.D22]-[.G22])/[.D22]" office:value-type="float" office:value="3.19477899816792" calcext:value-type="float">
            <text:p>3.19</text:p>
          </table:table-cell>
          <table:table-cell/>
          <table:table-cell table:style-name="ce41"/>
          <table:table-cell table:style-name="ce48"/>
        </table:table-row>
        <table:table-row table:style-name="ro1">
          <table:table-cell table:style-name="ce5" office:value-type="string" calcext:value-type="string">
            <text:p>MDG-b_30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414.92982" calcext:value-type="float">
            <text:p>11296414.92982</text:p>
          </table:table-cell>
          <table:table-cell/>
          <table:table-cell office:value-type="string" calcext:value-type="string">
            <text:p>MDG-b_30_n2000_m200</text:p>
          </table:table-cell>
          <table:table-cell table:style-name="ce79" office:value-type="float" office:value="10963821.335031" calcext:value-type="float">
            <text:p>10963821.335031</text:p>
          </table:table-cell>
          <table:table-cell table:style-name="ce83" office:value-type="float" office:value="4.984883" calcext:value-type="float">
            <text:p>4.984883</text:p>
          </table:table-cell>
          <table:table-cell table:formula="of:=100*([.D23]-[.G23])/[.D23]" office:value-type="float" office:value="2.94424024662042" calcext:value-type="float">
            <text:p>2.94</text:p>
          </table:table-cell>
          <table:table-cell/>
          <table:table-cell table:style-name="ce41"/>
          <table:table-cell table:style-name="ce48"/>
        </table:table-row>
        <table:table-row table:style-name="ro1">
          <table:table-cell table:style-name="ce6" office:value-type="string" calcext:value-type="string">
            <text:p>MDG-c_1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884110" calcext:value-type="float">
            <text:p>24884110</text:p>
          </table:table-cell>
          <table:table-cell/>
          <table:table-cell office:value-type="string" calcext:value-type="string">
            <text:p>MDG-c_1_n3000_m300</text:p>
          </table:table-cell>
          <table:table-cell table:style-name="ce80" office:value-type="float" office:value="24079687" calcext:value-type="float">
            <text:p>24079687</text:p>
          </table:table-cell>
          <table:table-cell office:value-type="float" office:value="17.145767" calcext:value-type="float">
            <text:p>17.145767</text:p>
          </table:table-cell>
          <table:table-cell table:formula="of:=100*([.D24]-[.G24])/[.D24]" office:value-type="float" office:value="3.23267739935244" calcext:value-type="float">
            <text:p>3.23</text:p>
          </table:table-cell>
          <table:table-cell/>
          <table:table-cell table:style-name="ce41"/>
          <table:table-cell table:style-name="ce48"/>
        </table:table-row>
        <table:table-row table:style-name="ro3">
          <table:table-cell table:style-name="ce6" office:value-type="string" calcext:value-type="string">
            <text:p>MDG-c_2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905330" calcext:value-type="float">
            <text:p>24905330</text:p>
          </table:table-cell>
          <table:table-cell table:style-name="ce9"/>
          <table:table-cell office:value-type="string" calcext:value-type="string">
            <text:p>MDG-c_2_n3000_m300</text:p>
          </table:table-cell>
          <table:table-cell table:style-name="ce80" office:value-type="float" office:value="24135777" calcext:value-type="float">
            <text:p>24135777</text:p>
          </table:table-cell>
          <table:table-cell office:value-type="float" office:value="14.160857" calcext:value-type="float">
            <text:p>14.160857</text:p>
          </table:table-cell>
          <table:table-cell table:formula="of:=100*([.D25]-[.G25])/[.D25]" office:value-type="float" office:value="3.08991288210194" calcext:value-type="float">
            <text:p>3.09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8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261" calcext:value-type="float">
            <text:p>43437261</text:p>
          </table:table-cell>
          <table:table-cell table:style-name="ce9"/>
          <table:table-cell office:value-type="string" calcext:value-type="string">
            <text:p>MDG-c_8_n3000_m400</text:p>
          </table:table-cell>
          <table:table-cell table:style-name="ce80" office:value-type="float" office:value="42032323" calcext:value-type="float">
            <text:p>42032323</text:p>
          </table:table-cell>
          <table:table-cell office:value-type="float" office:value="23.102365" calcext:value-type="float">
            <text:p>23.102365</text:p>
          </table:table-cell>
          <table:table-cell table:formula="of:=100*([.D26]-[.G26])/[.D26]" office:value-type="float" office:value="3.23440743650941" calcext:value-type="float">
            <text:p>3.23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9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861" calcext:value-type="float">
            <text:p>43437861</text:p>
          </table:table-cell>
          <table:table-cell table:style-name="ce9"/>
          <table:table-cell office:value-type="string" calcext:value-type="string">
            <text:p>MDG-c_9_n3000_m400</text:p>
          </table:table-cell>
          <table:table-cell table:style-name="ce80" office:value-type="float" office:value="42161923" calcext:value-type="float">
            <text:p>42161923</text:p>
          </table:table-cell>
          <table:table-cell office:value-type="float" office:value="22.100279" calcext:value-type="float">
            <text:p>22.100279</text:p>
          </table:table-cell>
          <table:table-cell table:formula="of:=100*([.D27]-[.G27])/[.D27]" office:value-type="float" office:value="2.93738681101263" calcext:value-type="float">
            <text:p>2.94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0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76251" calcext:value-type="float">
            <text:p>43476251</text:p>
          </table:table-cell>
          <table:table-cell table:style-name="ce9"/>
          <table:table-cell office:value-type="string" calcext:value-type="string">
            <text:p>MDG-c_10_n3000_m400</text:p>
          </table:table-cell>
          <table:table-cell table:style-name="ce80" office:value-type="float" office:value="42130226" calcext:value-type="float">
            <text:p>42130226</text:p>
          </table:table-cell>
          <table:table-cell office:value-type="float" office:value="24.283897" calcext:value-type="float">
            <text:p>24.283897</text:p>
          </table:table-cell>
          <table:table-cell table:formula="of:=100*([.D28]-[.G28])/[.D28]" office:value-type="float" office:value="3.09600061882061" calcext:value-type="float">
            <text:p>3.10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3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7014051" calcext:value-type="float">
            <text:p>67014051</text:p>
          </table:table-cell>
          <table:table-cell table:style-name="ce9"/>
          <table:table-cell office:value-type="string" calcext:value-type="string">
            <text:p>MDG-c_13_n3000_m500</text:p>
          </table:table-cell>
          <table:table-cell table:style-name="ce80" office:value-type="float" office:value="65253176" calcext:value-type="float">
            <text:p>65253176</text:p>
          </table:table-cell>
          <table:table-cell office:value-type="float" office:value="23.511748" calcext:value-type="float">
            <text:p>23.511748</text:p>
          </table:table-cell>
          <table:table-cell table:formula="of:=100*([.D29]-[.G29])/[.D29]" office:value-type="float" office:value="2.62762058661399" calcext:value-type="float">
            <text:p>2.63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MDG-c_14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79606" calcext:value-type="float">
            <text:p>66979606</text:p>
          </table:table-cell>
          <table:table-cell/>
          <table:table-cell office:value-type="string" calcext:value-type="string">
            <text:p>MDG-c_14_n3000_m500</text:p>
          </table:table-cell>
          <table:table-cell table:style-name="ce80" office:value-type="float" office:value="65231330" calcext:value-type="float">
            <text:p>65231330</text:p>
          </table:table-cell>
          <table:table-cell office:value-type="float" office:value="25.764075" calcext:value-type="float">
            <text:p>25.764075</text:p>
          </table:table-cell>
          <table:table-cell table:formula="of:=100*([.D30]-[.G30])/[.D30]" office:value-type="float" office:value="2.61016166622419" calcext:value-type="float">
            <text:p>2.61</text:p>
          </table:table-cell>
          <table:table-cell/>
          <table:table-cell table:style-name="ce41"/>
          <table:table-cell table:style-name="ce48"/>
        </table:table-row>
        <table:table-row table:style-name="ro3">
          <table:table-cell table:style-name="ce6" office:value-type="string" calcext:value-type="string">
            <text:p>MDG-c_15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92877" calcext:value-type="float">
            <text:p>66992877</text:p>
          </table:table-cell>
          <table:table-cell table:style-name="ce9"/>
          <table:table-cell office:value-type="string" calcext:value-type="string">
            <text:p>MDG-c_15_n3000_m500</text:p>
          </table:table-cell>
          <table:table-cell table:style-name="ce80" office:value-type="float" office:value="65282087" calcext:value-type="float">
            <text:p>65282087</text:p>
          </table:table-cell>
          <table:table-cell office:value-type="float" office:value="26.138551" calcext:value-type="float">
            <text:p>26.138551</text:p>
          </table:table-cell>
          <table:table-cell table:formula="of:=100*([.D31]-[.G31])/[.D31]" office:value-type="float" office:value="2.55368940193448" calcext:value-type="float">
            <text:p>2.55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9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33549" calcext:value-type="float">
            <text:p>95633549</text:p>
          </table:table-cell>
          <table:table-cell table:style-name="ce9"/>
          <table:table-cell office:value-type="string" calcext:value-type="string">
            <text:p>MDG-c_19_n3000_m600</text:p>
          </table:table-cell>
          <table:table-cell table:style-name="ce80" office:value-type="float" office:value="93225136" calcext:value-type="float">
            <text:p>93225136</text:p>
          </table:table-cell>
          <table:table-cell office:value-type="float" office:value="30.235119" calcext:value-type="float">
            <text:p>30.235119</text:p>
          </table:table-cell>
          <table:table-cell table:formula="of:=100*([.D32]-[.G32])/[.D32]" office:value-type="float" office:value="2.51837668389782" calcext:value-type="float">
            <text:p>2.52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20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43586" calcext:value-type="float">
            <text:p>95643586</text:p>
          </table:table-cell>
          <table:table-cell table:style-name="ce9"/>
          <table:table-cell office:value-type="string" calcext:value-type="string">
            <text:p>MDG-c_20_n3000_m600</text:p>
          </table:table-cell>
          <table:table-cell table:style-name="ce80" office:value-type="float" office:value="93244984" calcext:value-type="float">
            <text:p>93244984</text:p>
          </table:table-cell>
          <table:table-cell office:value-type="float" office:value="28.848457" calcext:value-type="float">
            <text:p>28.848457</text:p>
          </table:table-cell>
          <table:table-cell table:formula="of:=100*([.D33]-[.G33])/[.D33]" office:value-type="float" office:value="2.50785452565528" calcext:value-type="float">
            <text:p>2.51</text:p>
          </table:table-cell>
          <table:table-cell table:number-columns-repeated="3"/>
        </table:table-row>
      </table:table>
      <table:table table:name="AM2" table:style-name="ta2">
        <office:forms form:automatic-focus="false" form:apply-design-mode="false"/>
        <table:table-column table:style-name="co15" table:default-cell-style-name="ce4"/>
        <table:table-column table:style-name="co11" table:number-columns-repeated="2" table:default-cell-style-name="ce16"/>
        <table:table-column table:style-name="co11" table:default-cell-style-name="ce23"/>
        <table:table-column table:style-name="co11" table:default-cell-style-name="ce2"/>
        <table:table-column table:style-name="co16" table:default-cell-style-name="ce28"/>
        <table:table-column table:style-name="co17" table:default-cell-style-name="ce78"/>
        <table:table-column table:style-name="co11" table:default-cell-style-name="ce79"/>
        <table:table-column table:style-name="co11" table:default-cell-style-name="ce87"/>
        <table:table-column table:style-name="co11" table:default-cell-style-name="ce40"/>
        <table:table-column table:style-name="co8" table:default-cell-style-name="ce12"/>
        <table:table-column table:style-name="co11" table:default-cell-style-name="Default"/>
        <table:table-row table:style-name="ro1">
          <table:table-cell table:style-name="ce1" office:value-type="string" calcext:value-type="string">
            <text:p>Nº casos:</text:p>
          </table:table-cell>
          <table:table-cell table:style-name="ce13" office:value-type="float" office:value="30" calcext:value-type="float">
            <text:p>30</text:p>
          </table:table-cell>
          <table:table-cell table:style-name="ce14" table:number-columns-repeated="2"/>
          <table:table-cell/>
          <table:table-cell table:style-name="ce2" table:number-columns-repeated="3"/>
          <table:table-cell table:style-name="ce38" table:number-columns-repeated="4"/>
        </table:table-row>
        <table:table-row table:style-name="ro1">
          <table:table-cell table:style-name="ce2"/>
          <table:table-cell table:style-name="ce14" table:number-columns-repeated="3"/>
          <table:table-cell/>
          <table:table-cell table:style-name="ce68" office:value-type="string" calcext:value-type="string" table:number-columns-spanned="3" table:number-rows-spanned="1">
            <text:p>Algoritmo X</text:p>
          </table:table-cell>
          <table:covered-table-cell table:style-name="ce29"/>
          <table:covered-table-cell table:style-name="ce77"/>
          <table:table-cell table:style-name="ce39" table:number-columns-repeated="2"/>
          <table:table-cell table:style-name="ce42" table:number-columns-repeated="2"/>
        </table:table-row>
        <table:table-row table:style-name="ro8">
          <table:table-cell table:style-name="ce3" office:value-type="string" calcext:value-type="string">
            <text:p>Caso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m</text:p>
          </table:table-cell>
          <table:table-cell table:style-name="ce22" office:value-type="string" calcext:value-type="string">
            <text:p>Mejor coste</text:p>
          </table:table-cell>
          <table:table-cell/>
          <table:table-cell table:style-name="ce27" office:value-type="string" calcext:value-type="string">
            <text:p>Caso</text:p>
          </table:table-cell>
          <table:table-cell table:style-name="ce30" office:value-type="string" calcext:value-type="string">
            <text:p>Coste obtenido</text:p>
          </table:table-cell>
          <table:table-cell table:style-name="ce77" office:value-type="string" calcext:value-type="string">
            <text:p>Tiempo</text:p>
          </table:table-cell>
          <table:table-cell table:style-name="ce68" office:value-type="string" calcext:value-type="string">
            <text:p>Desv</text:p>
          </table:table-cell>
          <table:table-cell table:style-name="ce68"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1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833.83252" calcext:value-type="float">
            <text:p>7833.83252</text:p>
          </table:table-cell>
          <table:table-cell/>
          <table:table-cell office:value-type="string" calcext:value-type="string">
            <text:p>MDG-a_1_n500_m50</text:p>
          </table:table-cell>
          <table:table-cell office:value-type="float" office:value="7748.14" calcext:value-type="float">
            <text:p>7748.14</text:p>
          </table:table-cell>
          <table:table-cell office:value-type="float" office:value="0.185021" calcext:value-type="float">
            <text:p>0.185021</text:p>
          </table:table-cell>
          <table:table-cell table:formula="of:=100*([.D4]-[.G4])/[.D4]" office:value-type="float" office:value="1.09387735544798" calcext:value-type="float">
            <text:p>1.09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2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1.66162" calcext:value-type="float">
            <text:p>7771.66162</text:p>
          </table:table-cell>
          <table:table-cell/>
          <table:table-cell office:value-type="string" calcext:value-type="string">
            <text:p>MDG-a_2_n500_m50</text:p>
          </table:table-cell>
          <table:table-cell office:value-type="float" office:value="7677" calcext:value-type="float">
            <text:p>7677.00</text:p>
          </table:table-cell>
          <table:table-cell office:value-type="float" office:value="0.225064" calcext:value-type="float">
            <text:p>0.225064</text:p>
          </table:table-cell>
          <table:table-cell table:formula="of:=100*([.D5]-[.G5])/[.D5]" office:value-type="float" office:value="1.21803578988041" calcext:value-type="float">
            <text:p>1.22</text:p>
          </table:table-cell>
          <table:table-cell/>
          <table:table-cell table:style-name="ce43"/>
          <table:table-cell table:style-name="ce45"/>
        </table:table-row>
        <table:table-row table:style-name="ro5">
          <table:table-cell office:value-type="string" calcext:value-type="string">
            <text:p>MDG-a_3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9.35986" calcext:value-type="float">
            <text:p>7759.35986</text:p>
          </table:table-cell>
          <table:table-cell/>
          <table:table-cell office:value-type="string" calcext:value-type="string">
            <text:p>MDG-a_3_n500_m50</text:p>
          </table:table-cell>
          <table:table-cell office:value-type="float" office:value="7632.99" calcext:value-type="float">
            <text:p>7632.99</text:p>
          </table:table-cell>
          <table:table-cell office:value-type="float" office:value="0.170501" calcext:value-type="float">
            <text:p>0.170501</text:p>
          </table:table-cell>
          <table:table-cell table:formula="of:=100*([.D6]-[.G6])/[.D6]" office:value-type="float" office:value="1.62861192521105" calcext:value-type="float">
            <text:p>1.63</text:p>
          </table:table-cell>
          <table:table-cell/>
          <table:table-cell table:style-name="ce44" office:value-type="string" calcext:value-type="string">
            <text:p>Media Desv:</text:p>
          </table:table-cell>
          <table:table-cell table:style-name="ce95" table:formula="of:=SUM([.I4:.I43])/[.B1]" office:value-type="float" office:value="1.19640686408464" calcext:value-type="float">
            <text:p>1.20</text:p>
          </table:table-cell>
        </table:table-row>
        <table:table-row table:style-name="ro9">
          <table:table-cell office:value-type="string" calcext:value-type="string">
            <text:p>MDG-a_4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0.2417" calcext:value-type="float">
            <text:p>7770.2417</text:p>
          </table:table-cell>
          <table:table-cell/>
          <table:table-cell office:value-type="string" calcext:value-type="string">
            <text:p>MDG-a_4_n500_m50</text:p>
          </table:table-cell>
          <table:table-cell office:value-type="float" office:value="7563.92" calcext:value-type="float">
            <text:p>7563.92</text:p>
          </table:table-cell>
          <table:table-cell office:value-type="float" office:value="0.216106" calcext:value-type="float">
            <text:p>0.216106</text:p>
          </table:table-cell>
          <table:table-cell table:formula="of:=100*([.D7]-[.G7])/[.D7]" office:value-type="float" office:value="2.6552803370325" calcext:value-type="float">
            <text:p>2.66</text:p>
          </table:table-cell>
          <table:table-cell/>
          <table:table-cell table:style-name="ce44" office:value-type="string" calcext:value-type="string">
            <text:p>Media Tiempo:</text:p>
          </table:table-cell>
          <table:table-cell table:style-name="ce96" table:formula="of:=SUM([.H4:.H43])/[.B1]" office:value-type="float" office:value="22.0005989" calcext:value-type="float">
            <text:p>22.000599</text:p>
          </table:table-cell>
        </table:table-row>
        <table:table-row table:style-name="ro3">
          <table:table-cell office:value-type="string" calcext:value-type="string">
            <text:p>MDG-a_5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5.23096" calcext:value-type="float">
            <text:p>7755.23096</text:p>
          </table:table-cell>
          <table:table-cell/>
          <table:table-cell office:value-type="string" calcext:value-type="string">
            <text:p>MDG-a_5_n500_m50</text:p>
          </table:table-cell>
          <table:table-cell office:value-type="float" office:value="7596.46" calcext:value-type="float">
            <text:p>7596.46</text:p>
          </table:table-cell>
          <table:table-cell office:value-type="float" office:value="0.189955" calcext:value-type="float">
            <text:p>0.189955</text:p>
          </table:table-cell>
          <table:table-cell table:formula="of:=100*([.D8]-[.G8])/[.D8]" office:value-type="float" office:value="2.04727571388796" calcext:value-type="float">
            <text:p>2.05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6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3.70996" calcext:value-type="float">
            <text:p>7773.70996</text:p>
          </table:table-cell>
          <table:table-cell/>
          <table:table-cell office:value-type="string" calcext:value-type="string">
            <text:p>MDG-a_6_n500_m50</text:p>
          </table:table-cell>
          <table:table-cell office:value-type="float" office:value="7658.01" calcext:value-type="float">
            <text:p>7658.01</text:p>
          </table:table-cell>
          <table:table-cell office:value-type="float" office:value="0.17641" calcext:value-type="float">
            <text:p>0.176410</text:p>
          </table:table-cell>
          <table:table-cell table:formula="of:=100*([.D9]-[.G9])/[.D9]" office:value-type="float" office:value="1.48834932863896" calcext:value-type="float">
            <text:p>1.49</text:p>
          </table:table-cell>
          <table:table-cell/>
          <table:table-cell table:style-name="ce43"/>
          <table:table-cell table:style-name="ce45"/>
        </table:table-row>
        <table:table-row table:style-name="ro8">
          <table:table-cell office:value-type="string" calcext:value-type="string">
            <text:p>MDG-a_7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1.73096" calcext:value-type="float">
            <text:p>7771.73096</text:p>
          </table:table-cell>
          <table:table-cell/>
          <table:table-cell office:value-type="string" calcext:value-type="string">
            <text:p>MDG-a_7_n500_m50</text:p>
          </table:table-cell>
          <table:table-cell office:value-type="float" office:value="7688.26" calcext:value-type="float">
            <text:p>7688.26</text:p>
          </table:table-cell>
          <table:table-cell office:value-type="float" office:value="0.196836" calcext:value-type="float">
            <text:p>0.196836</text:p>
          </table:table-cell>
          <table:table-cell table:formula="of:=100*([.D10]-[.G10])/[.D10]" office:value-type="float" office:value="1.07403306199884" calcext:value-type="float">
            <text:p>1.07</text:p>
          </table:table-cell>
          <table:table-cell/>
          <table:table-cell table:style-name="ce93" office:value-type="string" calcext:value-type="string">
            <text:p>Media Desv MDG-a:</text:p>
          </table:table-cell>
          <table:table-cell table:style-name="ce97" table:formula="of:=AVERAGE([.I4:.I13])" office:value-type="float" office:value="1.52966416437751" calcext:value-type="float">
            <text:p>1.53</text:p>
          </table:table-cell>
        </table:table-row>
        <table:table-row table:style-name="ro3">
          <table:table-cell office:value-type="string" calcext:value-type="string">
            <text:p>MDG-a_8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0.88135" calcext:value-type="float">
            <text:p>7750.88135</text:p>
          </table:table-cell>
          <table:table-cell/>
          <table:table-cell office:value-type="string" calcext:value-type="string">
            <text:p>MDG-a_8_n500_m50</text:p>
          </table:table-cell>
          <table:table-cell office:value-type="float" office:value="7606.6" calcext:value-type="float">
            <text:p>7606.60</text:p>
          </table:table-cell>
          <table:table-cell office:value-type="float" office:value="0.17351" calcext:value-type="float">
            <text:p>0.173510</text:p>
          </table:table-cell>
          <table:table-cell table:formula="of:=100*([.D11]-[.G11])/[.D11]" office:value-type="float" office:value="1.86148314604247" calcext:value-type="float">
            <text:p>1.86</text:p>
          </table:table-cell>
          <table:table-cell/>
          <table:table-cell table:style-name="ce93" office:value-type="string" calcext:value-type="string">
            <text:p><text:span text:style-name="T1">Media Desv MDG-</text:span>b:</text:p>
          </table:table-cell>
          <table:table-cell table:style-name="ce97" table:formula="of:=AVERAGE([.I14:.I23])" office:value-type="float" office:value="1.19633310862272" calcext:value-type="float">
            <text:p>1.20</text:p>
          </table:table-cell>
        </table:table-row>
        <table:table-row table:style-name="ro8">
          <table:table-cell office:value-type="string" calcext:value-type="string">
            <text:p>MDG-a_9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0.0708" calcext:value-type="float">
            <text:p>7770.0708</text:p>
          </table:table-cell>
          <table:table-cell/>
          <table:table-cell office:value-type="string" calcext:value-type="string">
            <text:p>MDG-a_9_n500_m50</text:p>
          </table:table-cell>
          <table:table-cell office:value-type="float" office:value="7651.63" calcext:value-type="float">
            <text:p>7651.63</text:p>
          </table:table-cell>
          <table:table-cell office:value-type="float" office:value="0.190738" calcext:value-type="float">
            <text:p>0.190738</text:p>
          </table:table-cell>
          <table:table-cell table:formula="of:=100*([.D12]-[.G12])/[.D12]" office:value-type="float" office:value="1.52432073077121" calcext:value-type="float">
            <text:p>1.52</text:p>
          </table:table-cell>
          <table:table-cell/>
          <table:table-cell table:style-name="ce93" office:value-type="string" calcext:value-type="string">
            <text:p><text:span text:style-name="T1">Media Desv MDG-</text:span>c:</text:p>
          </table:table-cell>
          <table:table-cell table:style-name="ce97" table:formula="of:=AVERAGE([.I24:.I33])" office:value-type="float" office:value="0.863223319253688" calcext:value-type="float">
            <text:p>0.86</text:p>
          </table:table-cell>
        </table:table-row>
        <table:table-row table:style-name="ro3">
          <table:table-cell office:value-type="string" calcext:value-type="string">
            <text:p>MDG-a_10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80.35059" calcext:value-type="float">
            <text:p>7780.35059</text:p>
          </table:table-cell>
          <table:table-cell/>
          <table:table-cell office:value-type="string" calcext:value-type="string">
            <text:p>MDG-a_10_n500_m50</text:p>
          </table:table-cell>
          <table:table-cell office:value-type="float" office:value="7725.47" calcext:value-type="float">
            <text:p>7725.47</text:p>
          </table:table-cell>
          <table:table-cell office:value-type="float" office:value="0.219248" calcext:value-type="float">
            <text:p>0.219248</text:p>
          </table:table-cell>
          <table:table-cell table:formula="of:=100*([.D13]-[.G13])/[.D13]" office:value-type="float" office:value="0.705374254863748" calcext:value-type="float">
            <text:p>0.71</text:p>
          </table:table-cell>
          <table:table-cell/>
          <table:table-cell table:style-name="ce93" office:value-type="string" calcext:value-type="string">
            <text:p><text:span text:style-name="T1">Media Tiempo MDG-</text:span>a:</text:p>
          </table:table-cell>
          <table:table-cell table:style-name="ce98" table:formula="of:=AVERAGE([.H4:.H13])" office:value-type="float" office:value="0.1943389" calcext:value-type="float">
            <text:p>0.194339</text:p>
          </table:table-cell>
        </table:table-row>
        <table:table-row table:style-name="ro8">
          <table:table-cell table:style-name="ce5" office:value-type="string" calcext:value-type="string">
            <text:p>MDG-b_21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894.85774" calcext:value-type="float">
            <text:p>11299894.85774</text:p>
          </table:table-cell>
          <table:table-cell/>
          <table:table-cell office:value-type="string" calcext:value-type="string">
            <text:p>MDG-b_21_n2000_m200</text:p>
          </table:table-cell>
          <table:table-cell table:style-name="ce79" office:value-type="float" office:value="11146002.545881" calcext:value-type="float">
            <text:p>11146002.545881</text:p>
          </table:table-cell>
          <table:table-cell office:value-type="float" office:value="12.229355" calcext:value-type="float">
            <text:p>12.229355</text:p>
          </table:table-cell>
          <table:table-cell table:formula="of:=100*([.D14]-[.G14])/[.D14]" office:value-type="float" office:value="1.3618915378986" calcext:value-type="float">
            <text:p>1.36</text:p>
          </table:table-cell>
          <table:table-cell/>
          <table:table-cell table:style-name="ce93" office:value-type="string" calcext:value-type="string">
            <text:p><text:span text:style-name="T1">Media Tiempo MDG-</text:span>b:</text:p>
          </table:table-cell>
          <table:table-cell table:style-name="ce98" table:formula="of:=AVERAGE([.H17:.H26])" office:value-type="float" office:value="20.9147432" calcext:value-type="float">
            <text:p>20.914743</text:p>
          </table:table-cell>
        </table:table-row>
        <table:table-row table:style-name="ro3">
          <table:table-cell table:style-name="ce5" office:value-type="string" calcext:value-type="string">
            <text:p>MDG-b_22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86775.58894" calcext:value-type="float">
            <text:p>11286775.58894</text:p>
          </table:table-cell>
          <table:table-cell/>
          <table:table-cell office:value-type="string" calcext:value-type="string">
            <text:p>MDG-b_22_n2000_m200</text:p>
          </table:table-cell>
          <table:table-cell table:style-name="ce79" office:value-type="float" office:value="11161210.46085" calcext:value-type="float">
            <text:p>11161210.460850</text:p>
          </table:table-cell>
          <table:table-cell office:value-type="float" office:value="11.74846" calcext:value-type="float">
            <text:p>11.748460</text:p>
          </table:table-cell>
          <table:table-cell table:formula="of:=100*([.D15]-[.G15])/[.D15]" office:value-type="float" office:value="1.112497782033" calcext:value-type="float">
            <text:p>1.11</text:p>
          </table:table-cell>
          <table:table-cell/>
          <table:table-cell table:style-name="ce93" office:value-type="string" calcext:value-type="string">
            <text:p><text:span text:style-name="T1">Media Tiempo MDG-</text:span>c:</text:p>
          </table:table-cell>
          <table:table-cell table:style-name="ce98" table:formula="of:=AVERAGE([.H27:.H36])" office:value-type="float" office:value="58.8647768571428" calcext:value-type="float">
            <text:p>58.864777</text:p>
          </table:table-cell>
        </table:table-row>
        <table:table-row table:style-name="ro3">
          <table:table-cell table:style-name="ce5" office:value-type="string" calcext:value-type="string">
            <text:p>MDG-b_23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940.86847" calcext:value-type="float">
            <text:p>11299940.86847</text:p>
          </table:table-cell>
          <table:table-cell/>
          <table:table-cell office:value-type="string" calcext:value-type="string">
            <text:p>MDG-b_23_n2000_m200</text:p>
          </table:table-cell>
          <table:table-cell table:style-name="ce79" office:value-type="float" office:value="11143950.060988" calcext:value-type="float">
            <text:p>11143950.060988</text:p>
          </table:table-cell>
          <table:table-cell office:value-type="float" office:value="12.895893" calcext:value-type="float">
            <text:p>12.895893</text:p>
          </table:table-cell>
          <table:table-cell table:formula="of:=100*([.D16]-[.G16])/[.D16]" office:value-type="float" office:value="1.38045684749784" calcext:value-type="float">
            <text:p>1.38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table:style-name="ce5" office:value-type="string" calcext:value-type="string">
            <text:p>MDG-b_24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0874.15963" calcext:value-type="float">
            <text:p>11290874.15963</text:p>
          </table:table-cell>
          <table:table-cell/>
          <table:table-cell office:value-type="string" calcext:value-type="string">
            <text:p>MDG-b_24_n2000_m200</text:p>
          </table:table-cell>
          <table:table-cell table:style-name="ce79" office:value-type="float" office:value="11131199.922868" calcext:value-type="float">
            <text:p>11131199.922868</text:p>
          </table:table-cell>
          <table:table-cell office:value-type="float" office:value="11.173985" calcext:value-type="float">
            <text:p>11.173985</text:p>
          </table:table-cell>
          <table:table-cell table:formula="of:=100*([.D17]-[.G17])/[.D17]" office:value-type="float" office:value="1.41418843664832" calcext:value-type="float">
            <text:p>1.41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table:style-name="ce5" office:value-type="string" calcext:value-type="string">
            <text:p>MDG-b_25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066.6607" calcext:value-type="float">
            <text:p>11296066.6607</text:p>
          </table:table-cell>
          <table:table-cell/>
          <table:table-cell office:value-type="string" calcext:value-type="string">
            <text:p>MDG-b_25_n2000_m200</text:p>
          </table:table-cell>
          <table:table-cell table:style-name="ce79" office:value-type="float" office:value="11155034.38303" calcext:value-type="float">
            <text:p>11155034.383030</text:p>
          </table:table-cell>
          <table:table-cell office:value-type="float" office:value="12.341223" calcext:value-type="float">
            <text:p>12.341223</text:p>
          </table:table-cell>
          <table:table-cell table:formula="of:=100*([.D18]-[.G18])/[.D18]" office:value-type="float" office:value="1.24850783822536" calcext:value-type="float">
            <text:p>1.25</text:p>
          </table:table-cell>
          <table:table-cell/>
          <table:table-cell table:style-name="ce2" table:number-columns-repeated="2"/>
        </table:table-row>
        <table:table-row table:style-name="ro3">
          <table:table-cell table:style-name="ce5" office:value-type="string" calcext:value-type="string">
            <text:p>MDG-b_26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2295.88629" calcext:value-type="float">
            <text:p>11292295.88629</text:p>
          </table:table-cell>
          <table:table-cell/>
          <table:table-cell office:value-type="string" calcext:value-type="string">
            <text:p>MDG-b_26_n2000_m200</text:p>
          </table:table-cell>
          <table:table-cell table:style-name="ce79" office:value-type="float" office:value="11154103.426009" calcext:value-type="float">
            <text:p>11154103.426009</text:p>
          </table:table-cell>
          <table:table-cell office:value-type="float" office:value="11.593821" calcext:value-type="float">
            <text:p>11.593821</text:p>
          </table:table-cell>
          <table:table-cell table:formula="of:=100*([.D19]-[.G19])/[.D19]" office:value-type="float" office:value="1.22377647267268" calcext:value-type="float">
            <text:p>1.22</text:p>
          </table:table-cell>
          <table:table-cell/>
          <table:table-cell table:style-name="ce11" table:number-columns-repeated="2"/>
        </table:table-row>
        <table:table-row table:style-name="ro1">
          <table:table-cell table:style-name="ce5" office:value-type="string" calcext:value-type="string">
            <text:p>MDG-b_27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305676.84757" calcext:value-type="float">
            <text:p>11305676.84757</text:p>
          </table:table-cell>
          <table:table-cell/>
          <table:table-cell office:value-type="string" calcext:value-type="string">
            <text:p>MDG-b_27_n2000_m200</text:p>
          </table:table-cell>
          <table:table-cell table:style-name="ce79" office:value-type="float" office:value="11178834.588437" calcext:value-type="float">
            <text:p>11178834.588437</text:p>
          </table:table-cell>
          <table:table-cell office:value-type="float" office:value="14.681689" calcext:value-type="float">
            <text:p>14.681689</text:p>
          </table:table-cell>
          <table:table-cell table:formula="of:=100*([.D20]-[.G20])/[.D20]" office:value-type="float" office:value="1.12193423572214" calcext:value-type="float">
            <text:p>1.12</text:p>
          </table:table-cell>
          <table:table-cell/>
          <table:table-cell table:style-name="ce44"/>
          <table:table-cell table:style-name="ce47"/>
        </table:table-row>
        <table:table-row table:style-name="ro1">
          <table:table-cell table:style-name="ce5" office:value-type="string" calcext:value-type="string">
            <text:p>MDG-b_28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79916.05595" calcext:value-type="float">
            <text:p>11279916.05595</text:p>
          </table:table-cell>
          <table:table-cell/>
          <table:table-cell office:value-type="string" calcext:value-type="string">
            <text:p>MDG-b_28_n2000_m200</text:p>
          </table:table-cell>
          <table:table-cell table:style-name="ce79" office:value-type="float" office:value="11167121.841095" calcext:value-type="float">
            <text:p>11167121.841095</text:p>
          </table:table-cell>
          <table:table-cell office:value-type="float" office:value="11.635903" calcext:value-type="float">
            <text:p>11.635903</text:p>
          </table:table-cell>
          <table:table-cell table:formula="of:=100*([.D21]-[.G21])/[.D21]" office:value-type="float" office:value="0.999956154775664" calcext:value-type="float">
            <text:p>1.00</text:p>
          </table:table-cell>
          <table:table-cell/>
          <table:table-cell table:style-name="ce44"/>
          <table:table-cell table:style-name="ce47"/>
        </table:table-row>
        <table:table-row table:style-name="ro1">
          <table:table-cell table:style-name="ce5" office:value-type="string" calcext:value-type="string">
            <text:p>MDG-b_29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7188.33456" calcext:value-type="float">
            <text:p>11297188.33456</text:p>
          </table:table-cell>
          <table:table-cell/>
          <table:table-cell office:value-type="string" calcext:value-type="string">
            <text:p>MDG-b_29_n2000_m200</text:p>
          </table:table-cell>
          <table:table-cell table:style-name="ce79" office:value-type="float" office:value="11176916.587879" calcext:value-type="float">
            <text:p>11176916.587879</text:p>
          </table:table-cell>
          <table:table-cell office:value-type="float" office:value="11.062632" calcext:value-type="float">
            <text:p>11.062632</text:p>
          </table:table-cell>
          <table:table-cell table:formula="of:=100*([.D22]-[.G22])/[.D22]" office:value-type="float" office:value="1.06461663839902" calcext:value-type="float">
            <text:p>1.06</text:p>
          </table:table-cell>
          <table:table-cell/>
          <table:table-cell table:style-name="ce41"/>
          <table:table-cell table:style-name="ce48"/>
        </table:table-row>
        <table:table-row table:style-name="ro1">
          <table:table-cell table:style-name="ce5" office:value-type="string" calcext:value-type="string">
            <text:p>MDG-b_30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414.92982" calcext:value-type="float">
            <text:p>11296414.92982</text:p>
          </table:table-cell>
          <table:table-cell/>
          <table:table-cell office:value-type="string" calcext:value-type="string">
            <text:p>MDG-b_30_n2000_m200</text:p>
          </table:table-cell>
          <table:table-cell table:style-name="ce79" office:value-type="float" office:value="11179439.97232" calcext:value-type="float">
            <text:p>11179439.972320</text:p>
          </table:table-cell>
          <table:table-cell table:style-name="ce83" office:value-type="float" office:value="11.061899" calcext:value-type="float">
            <text:p>11.061899</text:p>
          </table:table-cell>
          <table:table-cell table:formula="of:=100*([.D23]-[.G23])/[.D23]" office:value-type="float" office:value="1.03550514235461" calcext:value-type="float">
            <text:p>1.04</text:p>
          </table:table-cell>
          <table:table-cell/>
          <table:table-cell table:style-name="ce41"/>
          <table:table-cell table:style-name="ce48"/>
        </table:table-row>
        <table:table-row table:style-name="ro1">
          <table:table-cell table:style-name="ce6" office:value-type="string" calcext:value-type="string">
            <text:p>MDG-c_1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884110" calcext:value-type="float">
            <text:p>24884110</text:p>
          </table:table-cell>
          <table:table-cell/>
          <table:table-cell office:value-type="string" calcext:value-type="string">
            <text:p>MDG-c_1_n3000_m300</text:p>
          </table:table-cell>
          <table:table-cell table:style-name="ce80" office:value-type="float" office:value="24660895" calcext:value-type="float">
            <text:p>24660895</text:p>
          </table:table-cell>
          <table:table-cell office:value-type="float" office:value="39.053288" calcext:value-type="float">
            <text:p>39.053288</text:p>
          </table:table-cell>
          <table:table-cell table:formula="of:=100*([.D24]-[.G24])/[.D24]" office:value-type="float" office:value="0.897018217649737" calcext:value-type="float">
            <text:p>0.90</text:p>
          </table:table-cell>
          <table:table-cell/>
          <table:table-cell table:style-name="ce41"/>
          <table:table-cell table:style-name="ce48"/>
        </table:table-row>
        <table:table-row table:style-name="ro3">
          <table:table-cell table:style-name="ce6" office:value-type="string" calcext:value-type="string">
            <text:p>MDG-c_2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905330" calcext:value-type="float">
            <text:p>24905330</text:p>
          </table:table-cell>
          <table:table-cell table:style-name="ce9"/>
          <table:table-cell office:value-type="string" calcext:value-type="string">
            <text:p>MDG-c_2_n3000_m300</text:p>
          </table:table-cell>
          <table:table-cell table:style-name="ce80" office:value-type="float" office:value="24633613" calcext:value-type="float">
            <text:p>24633613</text:p>
          </table:table-cell>
          <table:table-cell office:value-type="float" office:value="38.11875" calcext:value-type="float">
            <text:p>38.118750</text:p>
          </table:table-cell>
          <table:table-cell table:formula="of:=100*([.D25]-[.G25])/[.D25]" office:value-type="float" office:value="1.09099939651472" calcext:value-type="float">
            <text:p>1.09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8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261" calcext:value-type="float">
            <text:p>43437261</text:p>
          </table:table-cell>
          <table:table-cell table:style-name="ce9"/>
          <table:table-cell office:value-type="string" calcext:value-type="string">
            <text:p>MDG-c_8_n3000_m400</text:p>
          </table:table-cell>
          <table:table-cell table:style-name="ce80" office:value-type="float" office:value="43015804" calcext:value-type="float">
            <text:p>43015804</text:p>
          </table:table-cell>
          <table:table-cell office:value-type="float" office:value="48.424242" calcext:value-type="float">
            <text:p>48.424242</text:p>
          </table:table-cell>
          <table:table-cell table:formula="of:=100*([.D26]-[.G26])/[.D26]" office:value-type="float" office:value="0.970266057981879" calcext:value-type="float">
            <text:p>0.97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9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861" calcext:value-type="float">
            <text:p>43437861</text:p>
          </table:table-cell>
          <table:table-cell table:style-name="ce9"/>
          <table:table-cell office:value-type="string" calcext:value-type="string">
            <text:p>MDG-c_9_n3000_m400</text:p>
          </table:table-cell>
          <table:table-cell table:style-name="ce80" office:value-type="float" office:value="43051415" calcext:value-type="float">
            <text:p>43051415</text:p>
          </table:table-cell>
          <table:table-cell office:value-type="float" office:value="53.447973" calcext:value-type="float">
            <text:p>53.447973</text:p>
          </table:table-cell>
          <table:table-cell table:formula="of:=100*([.D27]-[.G27])/[.D27]" office:value-type="float" office:value="0.889652462399104" calcext:value-type="float">
            <text:p>0.89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0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76251" calcext:value-type="float">
            <text:p>43476251</text:p>
          </table:table-cell>
          <table:table-cell table:style-name="ce9"/>
          <table:table-cell office:value-type="string" calcext:value-type="string">
            <text:p>MDG-c_10_n3000_m400</text:p>
          </table:table-cell>
          <table:table-cell table:style-name="ce80" office:value-type="float" office:value="43015666" calcext:value-type="float">
            <text:p>43015666</text:p>
          </table:table-cell>
          <table:table-cell office:value-type="float" office:value="52.789269" calcext:value-type="float">
            <text:p>52.789269</text:p>
          </table:table-cell>
          <table:table-cell table:formula="of:=100*([.D28]-[.G28])/[.D28]" office:value-type="float" office:value="1.05939447262829" calcext:value-type="float">
            <text:p>1.06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3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7014051" calcext:value-type="float">
            <text:p>67014051</text:p>
          </table:table-cell>
          <table:table-cell table:style-name="ce9"/>
          <table:table-cell office:value-type="string" calcext:value-type="string">
            <text:p>MDG-c_13_n3000_m500</text:p>
          </table:table-cell>
          <table:table-cell table:style-name="ce80" office:value-type="float" office:value="66437597" calcext:value-type="float">
            <text:p>66437597</text:p>
          </table:table-cell>
          <table:table-cell office:value-type="float" office:value="54.903659" calcext:value-type="float">
            <text:p>54.903659</text:p>
          </table:table-cell>
          <table:table-cell table:formula="of:=100*([.D29]-[.G29])/[.D29]" office:value-type="float" office:value="0.860198706686155" calcext:value-type="float">
            <text:p>0.86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MDG-c_14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79606" calcext:value-type="float">
            <text:p>66979606</text:p>
          </table:table-cell>
          <table:table-cell/>
          <table:table-cell office:value-type="string" calcext:value-type="string">
            <text:p>MDG-c_14_n3000_m500</text:p>
          </table:table-cell>
          <table:table-cell table:style-name="ce80" office:value-type="float" office:value="66495010" calcext:value-type="float">
            <text:p>66495010</text:p>
          </table:table-cell>
          <table:table-cell office:value-type="float" office:value="58.93914" calcext:value-type="float">
            <text:p>58.939140</text:p>
          </table:table-cell>
          <table:table-cell table:formula="of:=100*([.D30]-[.G30])/[.D30]" office:value-type="float" office:value="0.72349783604281" calcext:value-type="float">
            <text:p>0.72</text:p>
          </table:table-cell>
          <table:table-cell/>
          <table:table-cell table:style-name="ce41"/>
          <table:table-cell table:style-name="ce48"/>
        </table:table-row>
        <table:table-row table:style-name="ro3">
          <table:table-cell table:style-name="ce6" office:value-type="string" calcext:value-type="string">
            <text:p>MDG-c_15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92877" calcext:value-type="float">
            <text:p>66992877</text:p>
          </table:table-cell>
          <table:table-cell table:style-name="ce9"/>
          <table:table-cell office:value-type="string" calcext:value-type="string">
            <text:p>MDG-c_15_n3000_m500</text:p>
          </table:table-cell>
          <table:table-cell table:style-name="ce80" office:value-type="float" office:value="66618216" calcext:value-type="float">
            <text:p>66618216</text:p>
          </table:table-cell>
          <table:table-cell office:value-type="float" office:value="60.657723" calcext:value-type="float">
            <text:p>60.657723</text:p>
          </table:table-cell>
          <table:table-cell table:formula="of:=100*([.D31]-[.G31])/[.D31]" office:value-type="float" office:value="0.559254978704676" calcext:value-type="float">
            <text:p>0.56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9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33549" calcext:value-type="float">
            <text:p>95633549</text:p>
          </table:table-cell>
          <table:table-cell table:style-name="ce9"/>
          <table:table-cell office:value-type="string" calcext:value-type="string">
            <text:p>MDG-c_19_n3000_m600</text:p>
          </table:table-cell>
          <table:table-cell table:style-name="ce80" office:value-type="float" office:value="94902493" calcext:value-type="float">
            <text:p>94902493</text:p>
          </table:table-cell>
          <table:table-cell office:value-type="float" office:value="62.611614" calcext:value-type="float">
            <text:p>62.611614</text:p>
          </table:table-cell>
          <table:table-cell table:formula="of:=100*([.D32]-[.G32])/[.D32]" office:value-type="float" office:value="0.764434665077629" calcext:value-type="float">
            <text:p>0.76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20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43586" calcext:value-type="float">
            <text:p>95643586</text:p>
          </table:table-cell>
          <table:table-cell table:style-name="ce9"/>
          <table:table-cell office:value-type="string" calcext:value-type="string">
            <text:p>MDG-c_20_n3000_m600</text:p>
          </table:table-cell>
          <table:table-cell table:style-name="ce80" office:value-type="float" office:value="94861684" calcext:value-type="float">
            <text:p>94861684</text:p>
          </table:table-cell>
          <table:table-cell office:value-type="float" office:value="68.70406" calcext:value-type="float">
            <text:p>68.704060</text:p>
          </table:table-cell>
          <table:table-cell table:formula="of:=100*([.D33]-[.G33])/[.D33]" office:value-type="float" office:value="0.817516398851879" calcext:value-type="float">
            <text:p>0.82</text:p>
          </table:table-cell>
          <table:table-cell table:number-columns-repeated="3"/>
        </table:table-row>
      </table:table>
      <table:table table:name="AM3" table:style-name="ta2">
        <office:forms form:automatic-focus="false" form:apply-design-mode="false"/>
        <table:table-column table:style-name="co15" table:default-cell-style-name="ce4"/>
        <table:table-column table:style-name="co11" table:number-columns-repeated="2" table:default-cell-style-name="ce16"/>
        <table:table-column table:style-name="co11" table:default-cell-style-name="ce23"/>
        <table:table-column table:style-name="co11" table:default-cell-style-name="ce2"/>
        <table:table-column table:style-name="co16" table:default-cell-style-name="ce28"/>
        <table:table-column table:style-name="co17" table:default-cell-style-name="ce78"/>
        <table:table-column table:style-name="co11" table:default-cell-style-name="ce79"/>
        <table:table-column table:style-name="co11" table:default-cell-style-name="ce87"/>
        <table:table-column table:style-name="co11" table:default-cell-style-name="ce40"/>
        <table:table-column table:style-name="co8" table:default-cell-style-name="ce12"/>
        <table:table-column table:style-name="co11" table:default-cell-style-name="Default"/>
        <table:table-row table:style-name="ro1">
          <table:table-cell table:style-name="ce1" office:value-type="string" calcext:value-type="string">
            <text:p>Nº casos:</text:p>
          </table:table-cell>
          <table:table-cell table:style-name="ce13" office:value-type="float" office:value="30" calcext:value-type="float">
            <text:p>30</text:p>
          </table:table-cell>
          <table:table-cell table:style-name="ce14" table:number-columns-repeated="2"/>
          <table:table-cell/>
          <table:table-cell table:style-name="ce2" table:number-columns-repeated="3"/>
          <table:table-cell table:style-name="ce38" table:number-columns-repeated="4"/>
        </table:table-row>
        <table:table-row table:style-name="ro1">
          <table:table-cell table:style-name="ce2"/>
          <table:table-cell table:style-name="ce14" table:number-columns-repeated="3"/>
          <table:table-cell/>
          <table:table-cell table:style-name="ce68" office:value-type="string" calcext:value-type="string" table:number-columns-spanned="3" table:number-rows-spanned="1">
            <text:p>Algoritmo X</text:p>
          </table:table-cell>
          <table:covered-table-cell table:style-name="ce29"/>
          <table:covered-table-cell table:style-name="ce77"/>
          <table:table-cell table:style-name="ce39" table:number-columns-repeated="2"/>
          <table:table-cell table:style-name="ce42" table:number-columns-repeated="2"/>
        </table:table-row>
        <table:table-row table:style-name="ro8">
          <table:table-cell table:style-name="ce3" office:value-type="string" calcext:value-type="string">
            <text:p>Caso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m</text:p>
          </table:table-cell>
          <table:table-cell table:style-name="ce22" office:value-type="string" calcext:value-type="string">
            <text:p>Mejor coste</text:p>
          </table:table-cell>
          <table:table-cell/>
          <table:table-cell table:style-name="ce27" office:value-type="string" calcext:value-type="string">
            <text:p>Caso</text:p>
          </table:table-cell>
          <table:table-cell table:style-name="ce30" office:value-type="string" calcext:value-type="string">
            <text:p>Coste obtenido</text:p>
          </table:table-cell>
          <table:table-cell table:style-name="ce77" office:value-type="string" calcext:value-type="string">
            <text:p>Tiempo</text:p>
          </table:table-cell>
          <table:table-cell table:style-name="ce68" office:value-type="string" calcext:value-type="string">
            <text:p>Desv</text:p>
          </table:table-cell>
          <table:table-cell table:style-name="ce68"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1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833.83252" calcext:value-type="float">
            <text:p>7833.83252</text:p>
          </table:table-cell>
          <table:table-cell/>
          <table:table-cell office:value-type="string" calcext:value-type="string">
            <text:p>MDG-a_1_n500_m50</text:p>
          </table:table-cell>
          <table:table-cell office:value-type="float" office:value="7736.42" calcext:value-type="float">
            <text:p>7736.42</text:p>
          </table:table-cell>
          <table:table-cell office:value-type="float" office:value="0.200193" calcext:value-type="float">
            <text:p>0.200193</text:p>
          </table:table-cell>
          <table:table-cell table:formula="of:=100*([.D4]-[.G4])/[.D4]" office:value-type="float" office:value="1.2434848428442" calcext:value-type="float">
            <text:p>1.24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2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1.66162" calcext:value-type="float">
            <text:p>7771.66162</text:p>
          </table:table-cell>
          <table:table-cell/>
          <table:table-cell office:value-type="string" calcext:value-type="string">
            <text:p>MDG-a_2_n500_m50</text:p>
          </table:table-cell>
          <table:table-cell office:value-type="float" office:value="7684.8" calcext:value-type="float">
            <text:p>7684.80</text:p>
          </table:table-cell>
          <table:table-cell office:value-type="float" office:value="0.188062" calcext:value-type="float">
            <text:p>0.188062</text:p>
          </table:table-cell>
          <table:table-cell table:formula="of:=100*([.D5]-[.G5])/[.D5]" office:value-type="float" office:value="1.11767115254305" calcext:value-type="float">
            <text:p>1.12</text:p>
          </table:table-cell>
          <table:table-cell/>
          <table:table-cell table:style-name="ce43"/>
          <table:table-cell table:style-name="ce45"/>
        </table:table-row>
        <table:table-row table:style-name="ro5">
          <table:table-cell office:value-type="string" calcext:value-type="string">
            <text:p>MDG-a_3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9.35986" calcext:value-type="float">
            <text:p>7759.35986</text:p>
          </table:table-cell>
          <table:table-cell/>
          <table:table-cell office:value-type="string" calcext:value-type="string">
            <text:p>MDG-a_3_n500_m50</text:p>
          </table:table-cell>
          <table:table-cell office:value-type="float" office:value="7654.64" calcext:value-type="float">
            <text:p>7654.64</text:p>
          </table:table-cell>
          <table:table-cell office:value-type="float" office:value="0.181626" calcext:value-type="float">
            <text:p>0.181626</text:p>
          </table:table-cell>
          <table:table-cell table:formula="of:=100*([.D6]-[.G6])/[.D6]" office:value-type="float" office:value="1.34959406303395" calcext:value-type="float">
            <text:p>1.35</text:p>
          </table:table-cell>
          <table:table-cell/>
          <table:table-cell table:style-name="ce44" office:value-type="string" calcext:value-type="string">
            <text:p>Media Desv:</text:p>
          </table:table-cell>
          <table:table-cell table:style-name="ce95" table:formula="of:=SUM([.I4:.I43])/[.B1]" office:value-type="float" office:value="1.22481962188369" calcext:value-type="float">
            <text:p>1.22</text:p>
          </table:table-cell>
        </table:table-row>
        <table:table-row table:style-name="ro9">
          <table:table-cell office:value-type="string" calcext:value-type="string">
            <text:p>MDG-a_4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0.2417" calcext:value-type="float">
            <text:p>7770.2417</text:p>
          </table:table-cell>
          <table:table-cell/>
          <table:table-cell office:value-type="string" calcext:value-type="string">
            <text:p>MDG-a_4_n500_m50</text:p>
          </table:table-cell>
          <table:table-cell office:value-type="float" office:value="7643.7" calcext:value-type="float">
            <text:p>7643.70</text:p>
          </table:table-cell>
          <table:table-cell office:value-type="float" office:value="0.19772" calcext:value-type="float">
            <text:p>0.197720</text:p>
          </table:table-cell>
          <table:table-cell table:formula="of:=100*([.D7]-[.G7])/[.D7]" office:value-type="float" office:value="1.62854264880846" calcext:value-type="float">
            <text:p>1.63</text:p>
          </table:table-cell>
          <table:table-cell/>
          <table:table-cell table:style-name="ce44" office:value-type="string" calcext:value-type="string">
            <text:p>Media Tiempo:</text:p>
          </table:table-cell>
          <table:table-cell table:style-name="ce96" table:formula="of:=SUM([.H4:.H43])/[.B1]" office:value-type="float" office:value="20.4065311666667" calcext:value-type="float">
            <text:p>20.406531</text:p>
          </table:table-cell>
        </table:table-row>
        <table:table-row table:style-name="ro3">
          <table:table-cell office:value-type="string" calcext:value-type="string">
            <text:p>MDG-a_5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5.23096" calcext:value-type="float">
            <text:p>7755.23096</text:p>
          </table:table-cell>
          <table:table-cell/>
          <table:table-cell office:value-type="string" calcext:value-type="string">
            <text:p>MDG-a_5_n500_m50</text:p>
          </table:table-cell>
          <table:table-cell office:value-type="float" office:value="7589.74" calcext:value-type="float">
            <text:p>7589.74</text:p>
          </table:table-cell>
          <table:table-cell office:value-type="float" office:value="0.151076" calcext:value-type="float">
            <text:p>0.151076</text:p>
          </table:table-cell>
          <table:table-cell table:formula="of:=100*([.D8]-[.G8])/[.D8]" office:value-type="float" office:value="2.13392690499575" calcext:value-type="float">
            <text:p>2.13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6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3.70996" calcext:value-type="float">
            <text:p>7773.70996</text:p>
          </table:table-cell>
          <table:table-cell/>
          <table:table-cell office:value-type="string" calcext:value-type="string">
            <text:p>MDG-a_6_n500_m50</text:p>
          </table:table-cell>
          <table:table-cell office:value-type="float" office:value="7689.14" calcext:value-type="float">
            <text:p>7689.14</text:p>
          </table:table-cell>
          <table:table-cell office:value-type="float" office:value="0.179198" calcext:value-type="float">
            <text:p>0.179198</text:p>
          </table:table-cell>
          <table:table-cell table:formula="of:=100*([.D9]-[.G9])/[.D9]" office:value-type="float" office:value="1.08789703288595" calcext:value-type="float">
            <text:p>1.09</text:p>
          </table:table-cell>
          <table:table-cell/>
          <table:table-cell table:style-name="ce43"/>
          <table:table-cell table:style-name="ce45"/>
        </table:table-row>
        <table:table-row table:style-name="ro8">
          <table:table-cell office:value-type="string" calcext:value-type="string">
            <text:p>MDG-a_7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1.73096" calcext:value-type="float">
            <text:p>7771.73096</text:p>
          </table:table-cell>
          <table:table-cell/>
          <table:table-cell office:value-type="string" calcext:value-type="string">
            <text:p>MDG-a_7_n500_m50</text:p>
          </table:table-cell>
          <table:table-cell office:value-type="float" office:value="7677.21" calcext:value-type="float">
            <text:p>7677.21</text:p>
          </table:table-cell>
          <table:table-cell office:value-type="float" office:value="0.17659" calcext:value-type="float">
            <text:p>0.176590</text:p>
          </table:table-cell>
          <table:table-cell table:formula="of:=100*([.D10]-[.G10])/[.D10]" office:value-type="float" office:value="1.21621502965666" calcext:value-type="float">
            <text:p>1.22</text:p>
          </table:table-cell>
          <table:table-cell/>
          <table:table-cell table:style-name="ce93" office:value-type="string" calcext:value-type="string">
            <text:p>Media Desv MDG-a:</text:p>
          </table:table-cell>
          <table:table-cell table:style-name="ce97" table:formula="of:=AVERAGE([.I4:.I13])" office:value-type="float" office:value="1.58614593430453" calcext:value-type="float">
            <text:p>1.59</text:p>
          </table:table-cell>
        </table:table-row>
        <table:table-row table:style-name="ro3">
          <table:table-cell office:value-type="string" calcext:value-type="string">
            <text:p>MDG-a_8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0.88135" calcext:value-type="float">
            <text:p>7750.88135</text:p>
          </table:table-cell>
          <table:table-cell/>
          <table:table-cell office:value-type="string" calcext:value-type="string">
            <text:p>MDG-a_8_n500_m50</text:p>
          </table:table-cell>
          <table:table-cell office:value-type="float" office:value="7626.5" calcext:value-type="float">
            <text:p>7626.50</text:p>
          </table:table-cell>
          <table:table-cell office:value-type="float" office:value="0.151532" calcext:value-type="float">
            <text:p>0.151532</text:p>
          </table:table-cell>
          <table:table-cell table:formula="of:=100*([.D11]-[.G11])/[.D11]" office:value-type="float" office:value="1.60473815019759" calcext:value-type="float">
            <text:p>1.60</text:p>
          </table:table-cell>
          <table:table-cell/>
          <table:table-cell table:style-name="ce93" office:value-type="string" calcext:value-type="string">
            <text:p><text:span text:style-name="T1">Media Desv MDG-</text:span>b:</text:p>
          </table:table-cell>
          <table:table-cell table:style-name="ce97" table:formula="of:=AVERAGE([.I14:.I23])" office:value-type="float" office:value="1.25838656830363" calcext:value-type="float">
            <text:p>1.26</text:p>
          </table:table-cell>
        </table:table-row>
        <table:table-row table:style-name="ro8">
          <table:table-cell office:value-type="string" calcext:value-type="string">
            <text:p>MDG-a_9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0.0708" calcext:value-type="float">
            <text:p>7770.0708</text:p>
          </table:table-cell>
          <table:table-cell/>
          <table:table-cell office:value-type="string" calcext:value-type="string">
            <text:p>MDG-a_9_n500_m50</text:p>
          </table:table-cell>
          <table:table-cell office:value-type="float" office:value="7565.37" calcext:value-type="float">
            <text:p>7565.37</text:p>
          </table:table-cell>
          <table:table-cell office:value-type="float" office:value="0.164586" calcext:value-type="float">
            <text:p>0.164586</text:p>
          </table:table-cell>
          <table:table-cell table:formula="of:=100*([.D12]-[.G12])/[.D12]" office:value-type="float" office:value="2.63447792522046" calcext:value-type="float">
            <text:p>2.63</text:p>
          </table:table-cell>
          <table:table-cell/>
          <table:table-cell table:style-name="ce93" office:value-type="string" calcext:value-type="string">
            <text:p><text:span text:style-name="T1">Media Desv MDG-</text:span>c:</text:p>
          </table:table-cell>
          <table:table-cell table:style-name="ce97" table:formula="of:=AVERAGE([.I24:.I33])" office:value-type="float" office:value="0.829926363042918" calcext:value-type="float">
            <text:p>0.83</text:p>
          </table:table-cell>
        </table:table-row>
        <table:table-row table:style-name="ro3">
          <table:table-cell office:value-type="string" calcext:value-type="string">
            <text:p>MDG-a_10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80.35059" calcext:value-type="float">
            <text:p>7780.35059</text:p>
          </table:table-cell>
          <table:table-cell/>
          <table:table-cell office:value-type="string" calcext:value-type="string">
            <text:p>MDG-a_10_n500_m50</text:p>
          </table:table-cell>
          <table:table-cell office:value-type="float" office:value="7636.81" calcext:value-type="float">
            <text:p>7636.81</text:p>
          </table:table-cell>
          <table:table-cell office:value-type="float" office:value="0.164784" calcext:value-type="float">
            <text:p>0.164784</text:p>
          </table:table-cell>
          <table:table-cell table:formula="of:=100*([.D13]-[.G13])/[.D13]" office:value-type="float" office:value="1.84491159285921" calcext:value-type="float">
            <text:p>1.84</text:p>
          </table:table-cell>
          <table:table-cell/>
          <table:table-cell table:style-name="ce93" office:value-type="string" calcext:value-type="string">
            <text:p><text:span text:style-name="T1">Media Tiempo MDG-</text:span>a:</text:p>
          </table:table-cell>
          <table:table-cell table:style-name="ce98" table:formula="of:=AVERAGE([.H4:.H13])" office:value-type="float" office:value="0.1755367" calcext:value-type="float">
            <text:p>0.175537</text:p>
          </table:table-cell>
        </table:table-row>
        <table:table-row table:style-name="ro8">
          <table:table-cell table:style-name="ce5" office:value-type="string" calcext:value-type="string">
            <text:p>MDG-b_21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894.85774" calcext:value-type="float">
            <text:p>11299894.85774</text:p>
          </table:table-cell>
          <table:table-cell/>
          <table:table-cell office:value-type="string" calcext:value-type="string">
            <text:p>MDG-b_21_n2000_m200</text:p>
          </table:table-cell>
          <table:table-cell table:style-name="ce79" office:value-type="float" office:value="11128583.960985" calcext:value-type="float">
            <text:p>11128583.960985</text:p>
          </table:table-cell>
          <table:table-cell office:value-type="float" office:value="9.428342" calcext:value-type="float">
            <text:p>9.428342</text:p>
          </table:table-cell>
          <table:table-cell table:formula="of:=100*([.D14]-[.G14])/[.D14]" office:value-type="float" office:value="1.51603974118095" calcext:value-type="float">
            <text:p>1.52</text:p>
          </table:table-cell>
          <table:table-cell/>
          <table:table-cell table:style-name="ce93" office:value-type="string" calcext:value-type="string">
            <text:p><text:span text:style-name="T1">Media Tiempo MDG-</text:span>b:</text:p>
          </table:table-cell>
          <table:table-cell table:style-name="ce98" table:formula="of:=AVERAGE([.H17:.H26])" office:value-type="float" office:value="18.8594033" calcext:value-type="float">
            <text:p>18.859403</text:p>
          </table:table-cell>
        </table:table-row>
        <table:table-row table:style-name="ro3">
          <table:table-cell table:style-name="ce5" office:value-type="string" calcext:value-type="string">
            <text:p>MDG-b_22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86775.58894" calcext:value-type="float">
            <text:p>11286775.58894</text:p>
          </table:table-cell>
          <table:table-cell/>
          <table:table-cell office:value-type="string" calcext:value-type="string">
            <text:p>MDG-b_22_n2000_m200</text:p>
          </table:table-cell>
          <table:table-cell table:style-name="ce79" office:value-type="float" office:value="11142584.153496" calcext:value-type="float">
            <text:p>11142584.153496</text:p>
          </table:table-cell>
          <table:table-cell office:value-type="float" office:value="10.545795" calcext:value-type="float">
            <text:p>10.545795</text:p>
          </table:table-cell>
          <table:table-cell table:formula="of:=100*([.D15]-[.G15])/[.D15]" office:value-type="float" office:value="1.27752549262425" calcext:value-type="float">
            <text:p>1.28</text:p>
          </table:table-cell>
          <table:table-cell/>
          <table:table-cell table:style-name="ce93" office:value-type="string" calcext:value-type="string">
            <text:p><text:span text:style-name="T1">Media Tiempo MDG-</text:span>c:</text:p>
          </table:table-cell>
          <table:table-cell table:style-name="ce98" table:formula="of:=AVERAGE([.H27:.H36])" office:value-type="float" office:value="56.0944034285714" calcext:value-type="float">
            <text:p>56.094403</text:p>
          </table:table-cell>
        </table:table-row>
        <table:table-row table:style-name="ro3">
          <table:table-cell table:style-name="ce5" office:value-type="string" calcext:value-type="string">
            <text:p>MDG-b_23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940.86847" calcext:value-type="float">
            <text:p>11299940.86847</text:p>
          </table:table-cell>
          <table:table-cell/>
          <table:table-cell office:value-type="string" calcext:value-type="string">
            <text:p>MDG-b_23_n2000_m200</text:p>
          </table:table-cell>
          <table:table-cell table:style-name="ce79" office:value-type="float" office:value="11112335.259371" calcext:value-type="float">
            <text:p>11112335.259371</text:p>
          </table:table-cell>
          <table:table-cell office:value-type="float" office:value="9.211574" calcext:value-type="float">
            <text:p>9.211574</text:p>
          </table:table-cell>
          <table:table-cell table:formula="of:=100*([.D16]-[.G16])/[.D16]" office:value-type="float" office:value="1.66023531700483" calcext:value-type="float">
            <text:p>1.66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table:style-name="ce5" office:value-type="string" calcext:value-type="string">
            <text:p>MDG-b_24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0874.15963" calcext:value-type="float">
            <text:p>11290874.15963</text:p>
          </table:table-cell>
          <table:table-cell/>
          <table:table-cell office:value-type="string" calcext:value-type="string">
            <text:p>MDG-b_24_n2000_m200</text:p>
          </table:table-cell>
          <table:table-cell table:style-name="ce79" office:value-type="float" office:value="11157178.705357" calcext:value-type="float">
            <text:p>11157178.705357</text:p>
          </table:table-cell>
          <table:table-cell office:value-type="float" office:value="10.151755" calcext:value-type="float">
            <text:p>10.151755</text:p>
          </table:table-cell>
          <table:table-cell table:formula="of:=100*([.D17]-[.G17])/[.D17]" office:value-type="float" office:value="1.18410188956868" calcext:value-type="float">
            <text:p>1.18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table:style-name="ce5" office:value-type="string" calcext:value-type="string">
            <text:p>MDG-b_25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066.6607" calcext:value-type="float">
            <text:p>11296066.6607</text:p>
          </table:table-cell>
          <table:table-cell/>
          <table:table-cell office:value-type="string" calcext:value-type="string">
            <text:p>MDG-b_25_n2000_m200</text:p>
          </table:table-cell>
          <table:table-cell table:style-name="ce79" office:value-type="float" office:value="11169686.518843" calcext:value-type="float">
            <text:p>11169686.518843</text:p>
          </table:table-cell>
          <table:table-cell office:value-type="float" office:value="10.33878" calcext:value-type="float">
            <text:p>10.338780</text:p>
          </table:table-cell>
          <table:table-cell table:formula="of:=100*([.D18]-[.G18])/[.D18]" office:value-type="float" office:value="1.11879776964036" calcext:value-type="float">
            <text:p>1.12</text:p>
          </table:table-cell>
          <table:table-cell/>
          <table:table-cell table:style-name="ce2" table:number-columns-repeated="2"/>
        </table:table-row>
        <table:table-row table:style-name="ro3">
          <table:table-cell table:style-name="ce5" office:value-type="string" calcext:value-type="string">
            <text:p>MDG-b_26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2295.88629" calcext:value-type="float">
            <text:p>11292295.88629</text:p>
          </table:table-cell>
          <table:table-cell/>
          <table:table-cell office:value-type="string" calcext:value-type="string">
            <text:p>MDG-b_26_n2000_m200</text:p>
          </table:table-cell>
          <table:table-cell table:style-name="ce79" office:value-type="float" office:value="11185173.006852" calcext:value-type="float">
            <text:p>11185173.006852</text:p>
          </table:table-cell>
          <table:table-cell office:value-type="float" office:value="9.917696" calcext:value-type="float">
            <text:p>9.917696</text:p>
          </table:table-cell>
          <table:table-cell table:formula="of:=100*([.D19]-[.G19])/[.D19]" office:value-type="float" office:value="0.948636845126063" calcext:value-type="float">
            <text:p>0.95</text:p>
          </table:table-cell>
          <table:table-cell/>
          <table:table-cell table:style-name="ce11" table:number-columns-repeated="2"/>
        </table:table-row>
        <table:table-row table:style-name="ro1">
          <table:table-cell table:style-name="ce5" office:value-type="string" calcext:value-type="string">
            <text:p>MDG-b_27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305676.84757" calcext:value-type="float">
            <text:p>11305676.84757</text:p>
          </table:table-cell>
          <table:table-cell/>
          <table:table-cell office:value-type="string" calcext:value-type="string">
            <text:p>MDG-b_27_n2000_m200</text:p>
          </table:table-cell>
          <table:table-cell table:style-name="ce79" office:value-type="float" office:value="11128485.817476" calcext:value-type="float">
            <text:p>11128485.817476</text:p>
          </table:table-cell>
          <table:table-cell office:value-type="float" office:value="9.629785" calcext:value-type="float">
            <text:p>9.629785</text:p>
          </table:table-cell>
          <table:table-cell table:formula="of:=100*([.D20]-[.G20])/[.D20]" office:value-type="float" office:value="1.56727485212072" calcext:value-type="float">
            <text:p>1.57</text:p>
          </table:table-cell>
          <table:table-cell/>
          <table:table-cell table:style-name="ce44"/>
          <table:table-cell table:style-name="ce47"/>
        </table:table-row>
        <table:table-row table:style-name="ro1">
          <table:table-cell table:style-name="ce5" office:value-type="string" calcext:value-type="string">
            <text:p>MDG-b_28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79916.05595" calcext:value-type="float">
            <text:p>11279916.05595</text:p>
          </table:table-cell>
          <table:table-cell/>
          <table:table-cell office:value-type="string" calcext:value-type="string">
            <text:p>MDG-b_28_n2000_m200</text:p>
          </table:table-cell>
          <table:table-cell table:style-name="ce79" office:value-type="float" office:value="11145633.36981" calcext:value-type="float">
            <text:p>11145633.369810</text:p>
          </table:table-cell>
          <table:table-cell office:value-type="float" office:value="9.751008" calcext:value-type="float">
            <text:p>9.751008</text:p>
          </table:table-cell>
          <table:table-cell table:formula="of:=100*([.D21]-[.G21])/[.D21]" office:value-type="float" office:value="1.19045820442226" calcext:value-type="float">
            <text:p>1.19</text:p>
          </table:table-cell>
          <table:table-cell/>
          <table:table-cell table:style-name="ce44"/>
          <table:table-cell table:style-name="ce47"/>
        </table:table-row>
        <table:table-row table:style-name="ro1">
          <table:table-cell table:style-name="ce5" office:value-type="string" calcext:value-type="string">
            <text:p>MDG-b_29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7188.33456" calcext:value-type="float">
            <text:p>11297188.33456</text:p>
          </table:table-cell>
          <table:table-cell/>
          <table:table-cell office:value-type="string" calcext:value-type="string">
            <text:p>MDG-b_29_n2000_m200</text:p>
          </table:table-cell>
          <table:table-cell table:style-name="ce79" office:value-type="float" office:value="11180166.872766" calcext:value-type="float">
            <text:p>11180166.872766</text:p>
          </table:table-cell>
          <table:table-cell office:value-type="float" office:value="10.156745" calcext:value-type="float">
            <text:p>10.156745</text:p>
          </table:table-cell>
          <table:table-cell table:formula="of:=100*([.D22]-[.G22])/[.D22]" office:value-type="float" office:value="1.03584589659368" calcext:value-type="float">
            <text:p>1.04</text:p>
          </table:table-cell>
          <table:table-cell/>
          <table:table-cell table:style-name="ce41"/>
          <table:table-cell table:style-name="ce48"/>
        </table:table-row>
        <table:table-row table:style-name="ro1">
          <table:table-cell table:style-name="ce5" office:value-type="string" calcext:value-type="string">
            <text:p>MDG-b_30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414.92982" calcext:value-type="float">
            <text:p>11296414.92982</text:p>
          </table:table-cell>
          <table:table-cell/>
          <table:table-cell office:value-type="string" calcext:value-type="string">
            <text:p>MDG-b_30_n2000_m200</text:p>
          </table:table-cell>
          <table:table-cell table:style-name="ce79" office:value-type="float" office:value="11173854.51278" calcext:value-type="float">
            <text:p>11173854.512780</text:p>
          </table:table-cell>
          <table:table-cell table:style-name="ce83" office:value-type="float" office:value="10.766242" calcext:value-type="float">
            <text:p>10.766242</text:p>
          </table:table-cell>
          <table:table-cell table:formula="of:=100*([.D23]-[.G23])/[.D23]" office:value-type="float" office:value="1.08494967475449" calcext:value-type="float">
            <text:p>1.08</text:p>
          </table:table-cell>
          <table:table-cell/>
          <table:table-cell table:style-name="ce41"/>
          <table:table-cell table:style-name="ce48"/>
        </table:table-row>
        <table:table-row table:style-name="ro1">
          <table:table-cell table:style-name="ce6" office:value-type="string" calcext:value-type="string">
            <text:p>MDG-c_1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884110" calcext:value-type="float">
            <text:p>24884110</text:p>
          </table:table-cell>
          <table:table-cell/>
          <table:table-cell office:value-type="string" calcext:value-type="string">
            <text:p>MDG-c_1_n3000_m300</text:p>
          </table:table-cell>
          <table:table-cell table:style-name="ce80" office:value-type="float" office:value="24660856" calcext:value-type="float">
            <text:p>24660856</text:p>
          </table:table-cell>
          <table:table-cell office:value-type="float" office:value="35.794718" calcext:value-type="float">
            <text:p>35.794718</text:p>
          </table:table-cell>
          <table:table-cell table:formula="of:=100*([.D24]-[.G24])/[.D24]" office:value-type="float" office:value="0.8971749441712" calcext:value-type="float">
            <text:p>0.90</text:p>
          </table:table-cell>
          <table:table-cell/>
          <table:table-cell table:style-name="ce41"/>
          <table:table-cell table:style-name="ce48"/>
        </table:table-row>
        <table:table-row table:style-name="ro3">
          <table:table-cell table:style-name="ce6" office:value-type="string" calcext:value-type="string">
            <text:p>MDG-c_2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905330" calcext:value-type="float">
            <text:p>24905330</text:p>
          </table:table-cell>
          <table:table-cell table:style-name="ce9"/>
          <table:table-cell office:value-type="string" calcext:value-type="string">
            <text:p>MDG-c_2_n3000_m300</text:p>
          </table:table-cell>
          <table:table-cell table:style-name="ce80" office:value-type="float" office:value="24677461" calcext:value-type="float">
            <text:p>24677461</text:p>
          </table:table-cell>
          <table:table-cell office:value-type="float" office:value="32.524801" calcext:value-type="float">
            <text:p>32.524801</text:p>
          </table:table-cell>
          <table:table-cell table:formula="of:=100*([.D25]-[.G25])/[.D25]" office:value-type="float" office:value="0.914940697433039" calcext:value-type="float">
            <text:p>0.91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8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261" calcext:value-type="float">
            <text:p>43437261</text:p>
          </table:table-cell>
          <table:table-cell table:style-name="ce9"/>
          <table:table-cell office:value-type="string" calcext:value-type="string">
            <text:p>MDG-c_8_n3000_m400</text:p>
          </table:table-cell>
          <table:table-cell table:style-name="ce80" office:value-type="float" office:value="43017746" calcext:value-type="float">
            <text:p>43017746</text:p>
          </table:table-cell>
          <table:table-cell office:value-type="float" office:value="49.562503" calcext:value-type="float">
            <text:p>49.562503</text:p>
          </table:table-cell>
          <table:table-cell table:formula="of:=100*([.D26]-[.G26])/[.D26]" office:value-type="float" office:value="0.965795242015835" calcext:value-type="float">
            <text:p>0.97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9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861" calcext:value-type="float">
            <text:p>43437861</text:p>
          </table:table-cell>
          <table:table-cell table:style-name="ce9"/>
          <table:table-cell office:value-type="string" calcext:value-type="string">
            <text:p>MDG-c_9_n3000_m400</text:p>
          </table:table-cell>
          <table:table-cell table:style-name="ce80" office:value-type="float" office:value="43123138" calcext:value-type="float">
            <text:p>43123138</text:p>
          </table:table-cell>
          <table:table-cell office:value-type="float" office:value="50.926882" calcext:value-type="float">
            <text:p>50.926882</text:p>
          </table:table-cell>
          <table:table-cell table:formula="of:=100*([.D27]-[.G27])/[.D27]" office:value-type="float" office:value="0.724536136804711" calcext:value-type="float">
            <text:p>0.72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0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76251" calcext:value-type="float">
            <text:p>43476251</text:p>
          </table:table-cell>
          <table:table-cell table:style-name="ce9"/>
          <table:table-cell office:value-type="string" calcext:value-type="string">
            <text:p>MDG-c_10_n3000_m400</text:p>
          </table:table-cell>
          <table:table-cell table:style-name="ce80" office:value-type="float" office:value="43016778" calcext:value-type="float">
            <text:p>43016778</text:p>
          </table:table-cell>
          <table:table-cell office:value-type="float" office:value="45.725144" calcext:value-type="float">
            <text:p>45.725144</text:p>
          </table:table-cell>
          <table:table-cell table:formula="of:=100*([.D28]-[.G28])/[.D28]" office:value-type="float" office:value="1.05683675439265" calcext:value-type="float">
            <text:p>1.06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3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7014051" calcext:value-type="float">
            <text:p>67014051</text:p>
          </table:table-cell>
          <table:table-cell table:style-name="ce9"/>
          <table:table-cell office:value-type="string" calcext:value-type="string">
            <text:p>MDG-c_13_n3000_m500</text:p>
          </table:table-cell>
          <table:table-cell table:style-name="ce80" office:value-type="float" office:value="66477867" calcext:value-type="float">
            <text:p>66477867</text:p>
          </table:table-cell>
          <table:table-cell office:value-type="float" office:value="53.162213" calcext:value-type="float">
            <text:p>53.162213</text:p>
          </table:table-cell>
          <table:table-cell table:formula="of:=100*([.D29]-[.G29])/[.D29]" office:value-type="float" office:value="0.80010683132706" calcext:value-type="float">
            <text:p>0.8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MDG-c_14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79606" calcext:value-type="float">
            <text:p>66979606</text:p>
          </table:table-cell>
          <table:table-cell/>
          <table:table-cell office:value-type="string" calcext:value-type="string">
            <text:p>MDG-c_14_n3000_m500</text:p>
          </table:table-cell>
          <table:table-cell table:style-name="ce80" office:value-type="float" office:value="66550135" calcext:value-type="float">
            <text:p>66550135</text:p>
          </table:table-cell>
          <table:table-cell office:value-type="float" office:value="57.306982" calcext:value-type="float">
            <text:p>57.306982</text:p>
          </table:table-cell>
          <table:table-cell table:formula="of:=100*([.D30]-[.G30])/[.D30]" office:value-type="float" office:value="0.641196665146104" calcext:value-type="float">
            <text:p>0.64</text:p>
          </table:table-cell>
          <table:table-cell/>
          <table:table-cell table:style-name="ce41"/>
          <table:table-cell table:style-name="ce48"/>
        </table:table-row>
        <table:table-row table:style-name="ro3">
          <table:table-cell table:style-name="ce6" office:value-type="string" calcext:value-type="string">
            <text:p>MDG-c_15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92877" calcext:value-type="float">
            <text:p>66992877</text:p>
          </table:table-cell>
          <table:table-cell table:style-name="ce9"/>
          <table:table-cell office:value-type="string" calcext:value-type="string">
            <text:p>MDG-c_15_n3000_m500</text:p>
          </table:table-cell>
          <table:table-cell table:style-name="ce80" office:value-type="float" office:value="66555706" calcext:value-type="float">
            <text:p>66555706</text:p>
          </table:table-cell>
          <table:table-cell office:value-type="float" office:value="58.834663" calcext:value-type="float">
            <text:p>58.834663</text:p>
          </table:table-cell>
          <table:table-cell table:formula="of:=100*([.D31]-[.G31])/[.D31]" office:value-type="float" office:value="0.652563406106592" calcext:value-type="float">
            <text:p>0.65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9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33549" calcext:value-type="float">
            <text:p>95633549</text:p>
          </table:table-cell>
          <table:table-cell table:style-name="ce9"/>
          <table:table-cell office:value-type="string" calcext:value-type="string">
            <text:p>MDG-c_19_n3000_m600</text:p>
          </table:table-cell>
          <table:table-cell table:style-name="ce80" office:value-type="float" office:value="94857410" calcext:value-type="float">
            <text:p>94857410</text:p>
          </table:table-cell>
          <table:table-cell office:value-type="float" office:value="62.892318" calcext:value-type="float">
            <text:p>62.892318</text:p>
          </table:table-cell>
          <table:table-cell table:formula="of:=100*([.D32]-[.G32])/[.D32]" office:value-type="float" office:value="0.811576071489305" calcext:value-type="float">
            <text:p>0.81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20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43586" calcext:value-type="float">
            <text:p>95643586</text:p>
          </table:table-cell>
          <table:table-cell table:style-name="ce9"/>
          <table:table-cell office:value-type="string" calcext:value-type="string">
            <text:p>MDG-c_20_n3000_m600</text:p>
          </table:table-cell>
          <table:table-cell table:style-name="ce80" office:value-type="float" office:value="94845405" calcext:value-type="float">
            <text:p>94845405</text:p>
          </table:table-cell>
          <table:table-cell office:value-type="float" office:value="63.812622" calcext:value-type="float">
            <text:p>63.812622</text:p>
          </table:table-cell>
          <table:table-cell table:formula="of:=100*([.D33]-[.G33])/[.D33]" office:value-type="float" office:value="0.834536881542689" calcext:value-type="float">
            <text:p>0.8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Sí</number:text>
    </number:number-style>
    <number:number-style style:name="N142P1" style:volatile="true">
      <number:text>Sí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Verdadero</number:text>
    </number:number-style>
    <number:number-style style:name="N144P1" style:volatile="true">
      <number:text>Verdadero</number:text>
    </number:number-style>
    <number:number-style style:name="N144">
      <number:text>Fals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Activado</number:text>
    </number:number-style>
    <number:number-style style:name="N146P1" style:volatile="true">
      <number:text>Activado</number:text>
    </number:number-style>
    <number:number-style style:name="N146">
      <number:text>Desactivado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8P0"/>
    </number:currency-style>
    <number:number-style style:name="N149">
      <number:number number:decimal-places="4" loext:min-decimal-places="4" number:min-integer-digits="1"/>
    </number:number-style>
    <number:number-style style:name="N150">
      <number:number number:decimal-places="3" loext:min-decimal-places="3" number:min-integer-digits="1"/>
    </number:number-style>
    <number:number-style style:name="N151">
      <number:number number:decimal-places="5" loext:min-decimal-places="5" number:min-integer-digits="1"/>
    </number:number-style>
    <number:number-style style:name="N152">
      <number:number number:decimal-places="6" loext:min-decimal-places="6" number:min-integer-digits="1"/>
    </number:number-style>
    <number:number-style style:name="N153">
      <number:number number:decimal-places="7" loext:min-decimal-places="7" number:min-integer-digits="1"/>
    </number:number-style>
    <number:number-style style:name="N154">
      <number:number number:decimal-places="8" loext:min-decimal-places="8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 style:data-style-name="N2" text:time-value="15:52:21.1919709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017-18" style:display-name="PageStyle_2017-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scar</meta:initial-creator>
    <meta:creation-date>2013-02-26T01:11:28</meta:creation-date>
    <dc:date>2021-05-11T01:32:47.548876658</dc:date>
    <meta:editing-duration>PT9H10M24S</meta:editing-duration>
    <meta:editing-cycles>6</meta:editing-cycles>
    <meta:generator>LibreOffice/6.4.7.2$Linux_X86_64 LibreOffice_project/40$Build-2</meta:generator>
    <meta:document-statistic meta:table-count="9" meta:cell-count="2403" meta:object-count="0"/>
  </office:meta>
</office:document-meta>
</file>